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 fo:margin-bottom="0.2222in"/>
      <style:text-properties style:font-name="Helvetica" fo:font-size="16.0pt" fo:color="#535353" fo:background-color="#ffffff"/>
    </style:style>
    <style:style style:name="P2" style:family="paragraph" style:parent-style-name="Standard">
      <style:paragraph-properties fo:margin-bottom="0.2222in"/>
      <style:text-properties style:font-name="Helvetica" fo:font-size="16.0pt" fo:color="#535353"/>
    </style:style>
    <style:style style:name="T1" style:family="text">
      <style:text-properties fo:letter-spacing="0.0000in"/>
    </style:style>
    <style:style style:name="T2" style:family="text">
      <style:text-properties fo:letter-spacing="0.0000in" fo:background-color="transparent"/>
    </style:style>
    <style:style style:name="T3" style:family="text">
      <style:text-properties fo:font-style="italic" fo:font-style-asian="italic" fo:font-style-complex="italic" fo:letter-spacing="0.0000in"/>
    </style:style>
    <style:style style:name="T4" style:family="text">
      <style:text-properties fo:font-style="italic" fo:font-style-asian="italic" fo:font-style-complex="italic" fo:letter-spacing="0.0000in" fo:background-color="transparen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MONACI</text:span><text:span text:style-name="T2"><text:line-break/></text:span><text:span text:style-name="T1">Bell’alba, foriera</text:span><text:span text:style-name="T2"><text:line-break/></text:span><text:span text:style-name="T1">d’un sole novello</text:span><text:span text:style-name="T2"><text:line-break/></text:span><text:span text:style-name="T1">la nostra preghiera</text:span><text:span text:style-name="T2"><text:line-break/></text:span><text:span text:style-name="T1">comincia per te.</text:span><text:span text:style-name="T2"><text:line-break/></text:span><text:span text:style-name="T1">Del padre, del duce</text:span><text:span text:style-name="T2"><text:line-break/></text:span><text:span text:style-name="T1">fia il viver più bello,</text:span><text:span text:style-name="T2"><text:line-break/></text:span><text:span text:style-name="T1">fia sparso di luce</text:span><text:span text:style-name="T2"><text:line-break/></text:span><text:span text:style-name="T1">chi lieti ne fé.</text:span><text:span text:style-name="T2"><text:line-break/></text:span><text:span text:style-name="T1">Bell’alba, foriera</text:span><text:span text:style-name="T2"><text:line-break/></text:span><text:span text:style-name="T1">d’un sole novello,</text:span><text:span text:style-name="T2"><text:line-break/></text:span><text:span text:style-name="T1">la nostra preghiera</text:span><text:span text:style-name="T2"><text:line-break/></text:span><text:span text:style-name="T1">comincia per te.</text:span></text:p>
      <text:p text:style-name="P1"><text:span text:style-name="T1">BALDASARRE</text:span><text:span text:style-name="T2"><text:line-break/></text:span><text:span text:style-name="T1">Quella preghiera non odi tu?</text:span></text:p>
      <text:p text:style-name="P1"><text:span text:style-name="T1">FERNANDO</text:span><text:span text:style-name="T2"><text:line-break/></text:span><text:span text:style-name="T1">Lo l’udì.</text:span></text:p>
      <text:p text:style-name="P1"><text:span text:style-name="T1">BALDASARRE</text:span><text:span text:style-name="T2"><text:line-break/></text:span><text:span text:style-name="T1">Vorrei del tuo cor</text:span><text:span text:style-name="T2"><text:line-break/></text:span><text:span text:style-name="T1">penetrar il mister.</text:span><text:span text:style-name="T2"><text:line-break/></text:span><text:span text:style-name="T1">Vacilla tua fé?</text:span></text:p>
      <text:p text:style-name="P1"><text:span text:style-name="T1">FERNANDO</text:span><text:span text:style-name="T2"><text:line-break/></text:span><text:span text:style-name="T1">Ma che di’ tu? Mio padre!</text:span><text:span text:style-name="T2"><text:line-break/></text:span><text:span text:style-name="T1">Di questa terra eletto</text:span><text:span text:style-name="T2"><text:line-break/></text:span><text:span text:style-name="T1">a reggitor,</text:span><text:span text:style-name="T2"><text:line-break/></text:span><text:span text:style-name="T1">pel moderato impero</text:span><text:span text:style-name="T2"><text:line-break/></text:span><text:span text:style-name="T1">beata rendesti;</text:span><text:span text:style-name="T2"><text:line-break/></text:span><text:span text:style-name="T1">io pur contento</text:span><text:span text:style-name="T2"><text:line-break/></text:span><text:span text:style-name="T1">m’era al tuo fianco, ma…</text:span></text:p>
      <text:p text:style-name="P1"><text:span text:style-name="T1">BALDASARRE</text:span><text:span text:style-name="T2"><text:line-break/></text:span><text:span text:style-name="T1">Parla, finisci.</text:span></text:p>
      <text:p text:style-name="P1"><text:span text:style-name="T1">FERNANDO</text:span><text:span text:style-name="T2"><text:line-break/></text:span><text:span text:style-name="T1">Un novello m’assalse dolce desio,</text:span><text:span text:style-name="T2"><text:line-break/></text:span><text:span text:style-name="T1">che di spiegar non oso;</text:span><text:span text:style-name="T2"><text:line-break/></text:span><text:span text:style-name="T1">corsi al tempio,</text:span><text:span text:style-name="T2"><text:line-break/></text:span><text:span text:style-name="T1">alla prece, e volsi il core</text:span><text:span text:style-name="T2"><text:line-break/></text:span><text:span text:style-name="T1">alla gloria, a virtù;</text:span><text:span text:style-name="T2"><text:line-break/></text:span><text:span text:style-name="T1">ma il vinse amor.</text:span></text:p>
      <text:p text:style-name="P1"><text:span text:style-name="T1">BALDASARRE</text:span><text:span text:style-name="T2"><text:line-break/></text:span><text:span text:style-name="T1">Parla, finisci.</text:span></text:p>
      <text:p text:style-name="P1"><text:span text:style-name="T1">FERNANDO</text:span><text:span text:style-name="T2"><text:line-break/></text:span><text:span text:style-name="T1">Una vergine, un’angel di Dio</text:span><text:span text:style-name="T2"><text:line-break/></text:span><text:span text:style-name="T1">presso all’ara pregava con me.</text:span><text:span text:style-name="T2"><text:line-break/></text:span><text:span text:style-name="T1">Una speme, un terrore, un desio</text:span><text:span text:style-name="T2"><text:line-break/></text:span><text:span text:style-name="T1">scese all’alma e di gioia l’empie.</text:span><text:span text:style-name="T2"><text:line-break/></text:span><text:span text:style-name="T1">Ah, mio padre, mio padre!</text:span><text:span text:style-name="T2"><text:line-break/></text:span><text:span text:style-name="T1">Quant’era mai bella!</text:span><text:span text:style-name="T2"><text:line-break/></text:span><text:span text:style-name="T1">Quant’era mai bella!</text:span><text:span text:style-name="T2"><text:line-break/></text:span><text:span text:style-name="T1">Ah, mio padre, mio padre!</text:span><text:span text:style-name="T2"><text:line-break/></text:span><text:span text:style-name="T1">M’ha involata la pace del cor.</text:span><text:span text:style-name="T2"><text:line-break/></text:span><text:span text:style-name="T1">volgo al Nume la mente,</text:span><text:span text:style-name="T2"><text:line-break/></text:span><text:span text:style-name="T1">allo sguardo ma quella</text:span><text:span text:style-name="T2"><text:line-break/></text:span><text:span text:style-name="T1">presente m’e ognor.</text:span></text:p>
      <text:p text:style-name="P1"><text:span text:style-name="T1">BALDASARRE</text:span><text:span text:style-name="T2"><text:line-break/></text:span><text:span text:style-name="T1">E fia ver?</text:span><text:span text:style-name="T2"><text:line-break/></text:span><text:span text:style-name="T1">Son desto o vaneggio?</text:span><text:span text:style-name="T2"><text:line-break/></text:span><text:span text:style-name="T1">Sei tu della fé il sostegno e l’onor,</text:span><text:span text:style-name="T2"><text:line-break/></text:span><text:span text:style-name="T1">che me spento, sul mio seggio</text:span><text:span text:style-name="T2"><text:line-break/></text:span><text:span text:style-name="T1">dei sederti e regnare per me!</text:span><text:span text:style-name="T2"><text:line-break/></text:span><text:span text:style-name="T1">Tu! Tu!</text:span></text:p>
      <text:p text:style-name="P1"><text:span text:style-name="T1">FERNANDO</text:span><text:span text:style-name="T2"><text:line-break/></text:span><text:span text:style-name="T1">Mio padre, io l’amo!</text:span></text:p>
      <text:p text:style-name="P1"><text:span text:style-name="T1">BALDASARRE</text:span><text:span text:style-name="T2"><text:line-break/></text:span><text:span text:style-name="T1">Non sai che innanzi alla chiesa</text:span><text:span text:style-name="T2"><text:line-break/></text:span><text:span text:style-name="T1">il capo si piegò d’un re?</text:span><text:span text:style-name="T2"><text:line-break/></text:span><text:span text:style-name="T1">Che il furor del mio petto</text:span><text:span text:style-name="T2"><text:line-break/></text:span><text:span text:style-name="T1">tutta Iberia riscosse atterri</text:span></text:p>
      <text:p text:style-name="P1"><text:span text:style-name="T1">FERNANDO</text:span><text:span text:style-name="T2"><text:line-break/></text:span><text:span text:style-name="T1">Ah! Padre! Io l’amo!</text:span></text:p>
      <text:p text:style-name="P1"><text:span text:style-name="T1">BALDASARRE</text:span><text:span text:style-name="T2"><text:line-break/></text:span><text:span text:style-name="T1">Ma chi e d’essa, la bella</text:span><text:span text:style-name="T2"><text:line-break/></text:span><text:span text:style-name="T1">che si facil trionfa di te?</text:span><text:span text:style-name="T2"><text:line-break/></text:span><text:span text:style-name="T1">Y suoi congiunti, la patria.</text:span><text:span text:style-name="T2"><text:line-break/></text:span><text:span text:style-name="T1">il nome, il rango,</text:span><text:span text:style-name="T2"><text:line-break/></text:span><text:span text:style-name="T1">dimmi, qual’e?</text:span></text:p>
      <text:p text:style-name="P1"><text:span text:style-name="T1">FERNANDO</text:span><text:span text:style-name="T2"><text:line-break/></text:span><text:span text:style-name="T1">No! Ma io l’amo!</text:span></text:p>
      <text:p text:style-name="P1"><text:span text:style-name="T1">BALDASARRE</text:span><text:span text:style-name="T2"><text:line-break/></text:span><text:span text:style-name="T1">Vanne dunque, frenetico insano!</text:span><text:span text:style-name="T2"><text:line-break/></text:span><text:span text:style-name="T1">Lunghi reca il profano tuo pie!</text:span><text:span text:style-name="T2"><text:line-break/></text:span><text:span text:style-name="T1">Ah! Del nume la vindice mano</text:span><text:span text:style-name="T2"><text:line-break/></text:span><text:span text:style-name="T1">ron ricada tremenda su te!</text:span><text:span text:style-name="T2"><text:line-break/></text:span><text:span text:style-name="T1">Ah, va! Lontan, lontan da me!</text:span><text:span text:style-name="T2"><text:line-break/></text:span><text:span text:style-name="T1">Ah! Del nume la vindice mano ecc.</text:span></text:p>
      <text:p text:style-name="P1"><text:span text:style-name="T1">FERNANDO</text:span><text:span text:style-name="T2"><text:line-break/></text:span><text:span text:style-name="T1">O cara luce, soave conforto,</text:span><text:span text:style-name="T2"><text:line-break/></text:span><text:span text:style-name="T1">tu veglia propizia su me!</text:span><text:span text:style-name="T2"><text:line-break/></text:span><text:span text:style-name="T1">Mi salva, tu guidami al porto</text:span><text:span text:style-name="T2"><text:line-break/></text:span><text:span text:style-name="T1">tu sorreggi l’errante mio piè!…</text:span><text:span text:style-name="T2"><text:line-break/></text:span><text:span text:style-name="T1">O luce, soave conforto, ecc</text:span></text:p>
      <text:p text:style-name="P1"><text:span text:style-name="T1">BALDASARRE</text:span><text:span text:style-name="T2"><text:line-break/></text:span><text:span text:style-name="T1">Frenetico insano</text:span><text:span text:style-name="T2"><text:line-break/></text:span><text:span text:style-name="T1">ah, vanne lontan, lontan da me!</text:span><text:span text:style-name="T2"><text:line-break/></text:span><text:span text:style-name="T1">Insano, lontan</text:span><text:span text:style-name="T2"><text:line-break/></text:span><text:span text:style-name="T1">reca il tuo piè!</text:span><text:span text:style-name="T2"><text:line-break/></text:span><text:span text:style-name="T1">Ah! Vanne! T’invola!</text:span><text:span text:style-name="T2"><text:line-break/></text:span><text:span text:style-name="T1">Lontano. lontano!’</text:span></text:p>
      <text:p text:style-name="P1"><text:span text:style-name="T3">SCENA 2ª</text:span></text:p>
      <text:p text:style-name="P1"><text:span text:style-name="T1">INES</text:span><text:span text:style-name="T2"><text:line-break/></text:span><text:span text:style-name="T1">Bei raggi Lucenti,</text:span><text:span text:style-name="T2"><text:line-break/></text:span><text:span text:style-name="T1">bell’aure beate!</text:span><text:span text:style-name="T2"><text:line-break/></text:span><text:span text:style-name="T1">Il suolo smaltato</text:span><text:span text:style-name="T2"><text:line-break/></text:span><text:span text:style-name="T1">di candidi fior,</text:span><text:span text:style-name="T2"><text:line-break/></text:span><text:span text:style-name="T1">di fior, di fior!</text:span></text:p>
      <text:p text:style-name="P1"><text:span text:style-name="T1">FANCIULLE</text:span><text:span text:style-name="T2"><text:line-break/></text:span><text:span text:style-name="T1">Bei raggi lucenti,</text:span><text:span text:style-name="T2"><text:line-break/></text:span><text:span text:style-name="T1">bell’aure beate!</text:span><text:span text:style-name="T2"><text:line-break/></text:span><text:span text:style-name="T1">Si, bell’aure…</text:span></text:p>
      <text:p text:style-name="P1"><text:span text:style-name="T1">INES</text:span><text:span text:style-name="T2"><text:line-break/></text:span><text:span text:style-name="T1">Di fior. si,</text:span><text:span text:style-name="T2"><text:line-break/></text:span><text:span text:style-name="T1">di fior. si. di fior….</text:span></text:p>
      <text:p text:style-name="P1"><text:span text:style-name="T1">INES, FANCIULLE</text:span><text:span text:style-name="T2"><text:line-break/></text:span><text:span text:style-name="T1">…..il suolo, si, si.</text:span><text:span text:style-name="T2"><text:line-break/></text:span><text:span text:style-name="T1">smaltato di candidi fior!…</text:span></text:p>
      <text:p text:style-name="P1"><text:span text:style-name="T1">INES</text:span><text:span text:style-name="T2"><text:line-break/></text:span><text:span text:style-name="T1">…si di candidi fior!</text:span><text:span text:style-name="T2"><text:line-break/></text:span><text:span text:style-name="T1">Ah! Un genio divino</text:span><text:span text:style-name="T2"><text:line-break/></text:span><text:span text:style-name="T1">ci veglia, ci veglia ognor;</text:span><text:span text:style-name="T2"><text:line-break/></text:span><text:span text:style-name="T1">e propizio ne affida</text:span><text:span text:style-name="T2"><text:line-break/></text:span><text:span text:style-name="T1">d’un genio il favor.</text:span><text:span text:style-name="T2"><text:line-break/></text:span><text:span text:style-name="T1">E propizio ne affida, ah, si. ecc.</text:span></text:p>
      <text:p text:style-name="P1"><text:span text:style-name="T1">FANCIULLE</text:span><text:span text:style-name="T2"><text:line-break/></text:span><text:span text:style-name="T1">Si, il favor, il favor.</text:span></text:p>
      <text:p text:style-name="P1"><text:span text:style-name="T1">INES</text:span><text:span text:style-name="T2"><text:line-break/></text:span><text:span text:style-name="T1">Di gioie ridenti,</text:span><text:span text:style-name="T2"><text:line-break/></text:span><text:span text:style-name="T1">fraganza qui spira,</text:span><text:span text:style-name="T2"><text:line-break/></text:span><text:span text:style-name="T1">ognor qui s’aggira</text:span><text:span text:style-name="T2"><text:line-break/></text:span><text:span text:style-name="T1">la pace e l’amor,</text:span><text:span text:style-name="T2"><text:line-break/></text:span><text:span text:style-name="T1">l’amor…</text:span></text:p>
      <text:p text:style-name="P1"><text:span text:style-name="T1">FANCIULLE</text:span><text:span text:style-name="T2"><text:line-break/></text:span><text:span text:style-name="T1">Di gioie ridenti,</text:span><text:span text:style-name="T2"><text:line-break/></text:span><text:span text:style-name="T1">fraganza qui spira….</text:span></text:p>
      <text:p text:style-name="P1"><text:span text:style-name="T1">INES</text:span><text:span text:style-name="T2"><text:line-break/></text:span><text:span text:style-name="T1">Si, amor, si amor,</text:span><text:span text:style-name="T2"><text:line-break/></text:span><text:span text:style-name="T1">si amor!…</text:span></text:p>
      <text:p text:style-name="P1"><text:span text:style-name="T1">FANCIULLE, INES</text:span><text:span text:style-name="T2"><text:line-break/></text:span><text:span text:style-name="T1">…ognor qui, si, qui s’aggira,</text:span><text:span text:style-name="T2"><text:line-break/></text:span><text:span text:style-name="T1">s’aggira la pace e l’amor…</text:span></text:p>
      <text:p text:style-name="P1"><text:span text:style-name="T1">INES</text:span><text:span text:style-name="T2"><text:line-break/></text:span><text:span text:style-name="T1">…si, la pace e l’amor…</text:span></text:p>
      <text:p text:style-name="P1"><text:span text:style-name="T1">FANCIULLE</text:span><text:span text:style-name="T2"><text:line-break/></text:span><text:span text:style-name="T1">…ah si, la pace e l’amor!…</text:span></text:p>
      <text:p text:style-name="P1"><text:span text:style-name="T1">INES</text:span><text:span text:style-name="T2"><text:line-break/></text:span><text:span text:style-name="T1">…si. la pace e l’amor,</text:span><text:span text:style-name="T2"><text:line-break/></text:span><text:span text:style-name="T1">ah, l’amor…</text:span></text:p>
      <text:p text:style-name="P1"><text:span text:style-name="T1">FANCIULLE</text:span><text:span text:style-name="T2"><text:line-break/></text:span><text:span text:style-name="T1">…e l’amor, l’amor!</text:span></text:p>
      <text:p text:style-name="P1"><text:span text:style-name="T1">INES</text:span><text:span text:style-name="T2"><text:line-break/></text:span><text:span text:style-name="T1">Silenzio! Silenzio!</text:span><text:span text:style-name="T2"><text:line-break/></text:span><text:span text:style-name="T1">E puro il mar, sereno il di,</text:span><text:span text:style-name="T2"><text:line-break/></text:span><text:span text:style-name="T1">il battello qui s’avanza,</text:span><text:span text:style-name="T2"><text:line-break/></text:span><text:span text:style-name="T1">é già vicin! É qua!</text:span></text:p>
      <text:p text:style-name="P1"><text:span text:style-name="T1">INES, FANCIULLE</text:span><text:span text:style-name="T2"><text:line-break/></text:span><text:span text:style-name="T1">Dolze zeffiro il seconda,</text:span><text:span text:style-name="T2"><text:line-break/></text:span><text:span text:style-name="T1">lieve spira insu la vela,</text:span><text:span text:style-name="T2"><text:line-break/></text:span><text:span text:style-name="T1">finché il tragga a questa sponda</text:span><text:span text:style-name="T2"><text:line-break/></text:span><text:span text:style-name="T1">l’amoroso suo destin.</text:span></text:p>
      <text:p text:style-name="P1"><text:span text:style-name="T1">INES, FANCIULLE</text:span><text:span text:style-name="T2"><text:line-break/></text:span><text:span text:style-name="T1">Finché il tragga, ecc.</text:span><text:span text:style-name="T2"><text:line-break/></text:span><text:span text:style-name="T1">Ed a giunger tuo, disvela,</text:span><text:span text:style-name="T2"><text:line-break/></text:span><text:span text:style-name="T1">questo suolo a far più grato,</text:span><text:span text:style-name="T2"><text:line-break/></text:span><text:span text:style-name="T1">il sospiro profumato</text:span><text:span text:style-name="T2"><text:line-break/></text:span><text:span text:style-name="T1">degli aranci e gelsomin.</text:span><text:span text:style-name="T2"><text:line-break/></text:span><text:span text:style-name="T1">Il sospiro, ecc.</text:span></text:p>
      <text:p text:style-name="P1"><text:span text:style-name="T1">FERNANDO</text:span><text:span text:style-name="T2"><text:line-break/></text:span><text:span text:style-name="T1">Messagera gentile,</text:span><text:span text:style-name="T2"><text:line-break/></text:span><text:span text:style-name="T1">ninfa discreta,</text:span><text:span text:style-name="T2"><text:line-break/></text:span><text:span text:style-name="T1">su queste sponde ognor</text:span><text:span text:style-name="T2"><text:line-break/></text:span><text:span text:style-name="T1">proteggi il mio venir,</text:span><text:span text:style-name="T2"><text:line-break/></text:span><text:span text:style-name="T1">il mio ritorno,</text:span><text:span text:style-name="T2"><text:line-break/></text:span><text:span text:style-name="T1">ma che non odo</text:span><text:span text:style-name="T2"><text:line-break/></text:span><text:span text:style-name="T1">di tua voce il suon.</text:span><text:span text:style-name="T2"><text:line-break/></text:span><text:span text:style-name="T1">Ma taciturna sempre?</text:span><text:span text:style-name="T2"><text:line-break/></text:span><text:span text:style-name="T1">Ah! Ti scongiuro, ti scongiuro!</text:span><text:span text:style-name="T2"><text:line-break/></text:span><text:span text:style-name="T1">La tua, la tua donna,</text:span><text:span text:style-name="T2"><text:line-break/></text:span><text:span text:style-name="T1">La mia, persiste ancora</text:span><text:span text:style-name="T2"><text:line-break/></text:span><text:span text:style-name="T1">il suo rango a celarmi,</text:span><text:span text:style-name="T2"><text:line-break/></text:span><text:span text:style-name="T1">il suo nome?</text:span></text:p>
      <text:p text:style-name="P1"><text:span text:style-name="T1">INES</text:span><text:span text:style-name="T2"><text:line-break/></text:span><text:span text:style-name="T1">Vano e il domandar.</text:span></text:p>
      <text:p text:style-name="P1"><text:span text:style-name="T1">FERNANDO</text:span><text:span text:style-name="T2"><text:line-break/></text:span><text:span text:style-name="T1">Tremendo e dunque l’arcan?</text:span><text:span text:style-name="T2"><text:line-break/></text:span><text:span text:style-name="T1">Così tremendo?</text:span></text:p>
      <text:p text:style-name="P1"><text:span text:style-name="T1">INES</text:span><text:span text:style-name="T2"><text:line-break/></text:span><text:span text:style-name="T1">Più assai che il ne credi tu.</text:span><text:span text:style-name="T2"><text:line-break/></text:span><text:span text:style-name="T1">Ella già vien. A te lo svelerà!</text:span></text:p>
      <text:p text:style-name="P1"><text:span text:style-name="T1">LEONORA</text:span><text:span text:style-name="T2"><text:line-break/></text:span><text:span text:style-name="T1">Ah, mio bene! Ah, mio bene!</text:span><text:span text:style-name="T2"><text:line-break/></text:span><text:span text:style-name="T1">Un dio t’invita. Vieni, ah, vien,</text:span><text:span text:style-name="T2"><text:line-break/></text:span><text:span text:style-name="T1">ch’io viva in te!</text:span><text:span text:style-name="T2"><text:line-break/></text:span><text:span text:style-name="T1">Vieni, vien, ah, vien!</text:span><text:span text:style-name="T2"><text:line-break/></text:span><text:span text:style-name="T1">Tu sei gioia all’alma mia,</text:span><text:span text:style-name="T2"><text:line-break/></text:span><text:span text:style-name="T1">terra e ciel tu sei per me. Ah!</text:span><text:span text:style-name="T2"><text:line-break/></text:span><text:span text:style-name="T1">Tu sei gioia. ecc.</text:span></text:p>
      <text:p text:style-name="P1"><text:span text:style-name="T1">FERNANDO</text:span><text:span text:style-name="T2"><text:line-break/></text:span><text:span text:style-name="T1">Lontan da un padre amato,</text:span><text:span text:style-name="T2"><text:line-break/></text:span><text:span text:style-name="T1">per te solcato ho l’onda.</text:span></text:p>
      <text:p text:style-name="P1"><text:span text:style-name="T1">LEONORA</text:span><text:span text:style-name="T2"><text:line-break/></text:span><text:span text:style-name="T1">E da quel di tutto il mio poter</text:span><text:span text:style-name="T2"><text:line-break/></text:span><text:span text:style-name="T1">protegge il tuo destin,</text:span><text:span text:style-name="T2"><text:line-break/></text:span><text:span text:style-name="T1">e ver l’amica sponda</text:span><text:span text:style-name="T2"><text:line-break/></text:span><text:span text:style-name="T1">ti conduce in segreto a me.</text:span></text:p>
      <text:p text:style-name="P1"><text:span text:style-name="T1">FERNANDO</text:span><text:span text:style-name="T2"><text:line-break/></text:span><text:span text:style-name="T1">Per il mio ben!</text:span></text:p>
      <text:p text:style-name="P1"><text:span text:style-name="T1">LEONORA</text:span><text:span text:style-name="T2"><text:line-break/></text:span><text:span text:style-name="T1">Sol per te, per l’amor!</text:span></text:p>
      <text:p text:style-name="P1"><text:span text:style-name="T1">FERNANDO</text:span><text:span text:style-name="T2"><text:line-break/></text:span><text:span text:style-name="T1">Per piatade a me disvela</text:span><text:span text:style-name="T2"><text:line-break/></text:span><text:span text:style-name="T1">qual periglio qui si cela!</text:span><text:span text:style-name="T2"><text:line-break/></text:span><text:span text:style-name="T1">Pel tuo cor, s’é mio l’impero,</text:span><text:span text:style-name="T2"><text:line-break/></text:span><text:span text:style-name="T1">vo la morte ad incontrar!</text:span></text:p>
      <text:p text:style-name="P1"><text:span text:style-name="T1">LEONORA</text:span><text:span text:style-name="T2"><text:line-break/></text:span><text:span text:style-name="T1">Ah! che il fato é a me severo!</text:span></text:p>
      <text:p text:style-name="P1"><text:span text:style-name="T1">FERNANDO</text:span><text:span text:style-name="T2"><text:line-break/></text:span><text:span text:style-name="T1">Chi sei tu?</text:span></text:p>
      <text:p text:style-name="P1"><text:span text:style-name="T1">LEONORA</text:span><text:span text:style-name="T2"><text:line-break/></text:span><text:span text:style-name="T1">Ah. no lo dimandar!</text:span></text:p>
      <text:p text:style-name="P1"><text:span text:style-name="T1">FERNANDO</text:span><text:span text:style-name="T2"><text:line-break/></text:span><text:span text:style-name="T1">Tacerò, ma pria rispondi:</text:span><text:span text:style-name="T2"><text:line-break/></text:span><text:span text:style-name="T1">tu m’ami ancor?</text:span><text:span text:style-name="T2"><text:line-break/></text:span><text:span text:style-name="T1">Tuo destin col mio confondi,</text:span><text:span text:style-name="T2"><text:line-break/></text:span><text:span text:style-name="T1">sposo tuo mi stringi al cor.</text:span></text:p>
      <text:p text:style-name="P1"><text:span text:style-name="T1">LEONORA</text:span><text:span text:style-name="T2"><text:line-break/></text:span><text:span text:style-name="T1">Il vorria, ah! nol posso!</text:span></text:p>
      <text:p text:style-name="P1"><text:span text:style-name="T1">FERNANDO</text:span><text:span text:style-name="T2"><text:line-break/></text:span><text:span text:style-name="T1">Che ascolto! O terror!</text:span><text:span text:style-name="T2"><text:line-break/></text:span><text:span text:style-name="T1">Ah. crudo ciel, che ascoltai!</text:span><text:span text:style-name="T2"><text:line-break/></text:span><text:span text:style-name="T1">Sventurato io son!</text:span></text:p>
      <text:p text:style-name="P1"><text:span text:style-name="T1">LEONORA</text:span><text:span text:style-name="T2"><text:line-break/></text:span><text:span text:style-name="T1">Ah! d’un Dio vendicator.</text:span><text:span text:style-name="T2"><text:line-break/></text:span><text:span text:style-name="T1">il furor piombò su me.</text:span></text:p>
      <text:p text:style-name="P1"><text:span text:style-name="T1">FERNANDO</text:span><text:span text:style-name="T2"><text:line-break/></text:span><text:span text:style-name="T1">Crudo ciel, che ascoltai!</text:span><text:span text:style-name="T2"><text:line-break/></text:span><text:span text:style-name="T1">Sventurato io son!</text:span></text:p>
      <text:p text:style-name="P1"><text:span text:style-name="T1">LEONORA</text:span><text:span text:style-name="T2"><text:line-break/></text:span><text:span text:style-name="T1">Ah! d’un Dio vendicator</text:span><text:span text:style-name="T2"><text:line-break/></text:span><text:span text:style-name="T1">il furor piombò su me.</text:span><text:span text:style-name="T2"><text:line-break/></text:span><text:span text:style-name="T1">A te pensando ognor,</text:span><text:span text:style-name="T2"><text:line-break/></text:span><text:span text:style-name="T1">lo spirto amante</text:span><text:span text:style-name="T2"><text:line-break/></text:span><text:span text:style-name="T1">di queste cifre ti volea far don,</text:span><text:span text:style-name="T2"><text:line-break/></text:span><text:span text:style-name="T1">ma dubbio il cor…</text:span></text:p>
      <text:p text:style-name="P1"><text:span text:style-name="T1">FERNANDO</text:span><text:span text:style-name="T2"><text:line-break/></text:span><text:span text:style-name="T1">Ebben?</text:span></text:p>
      <text:p text:style-name="P1"><text:span text:style-name="T1">LEONORA</text:span><text:span text:style-name="T2"><text:line-break/></text:span><text:span text:style-name="T1">Detto non hai più volte a me.</text:span><text:span text:style-name="T2"><text:line-break/></text:span><text:span text:style-name="T1">che il solo onor</text:span><text:span text:style-name="T2"><text:line-break/></text:span><text:span text:style-name="T1">t’alberga in petto?</text:span></text:p>
      <text:p text:style-name="P1"><text:span text:style-name="T1">FERNANDO</text:span><text:span text:style-name="T2"><text:line-break/></text:span><text:span text:style-name="T1">II dissi</text:span></text:p>
      <text:p text:style-name="P1"><text:span text:style-name="T1">LEONORA</text:span><text:span text:style-name="T2"><text:line-break/></text:span><text:span text:style-name="T1">Or certo 1’avvenir</text:span><text:span text:style-name="T2"><text:line-break/></text:span><text:span text:style-name="T1">io qui ti rendo,</text:span><text:span text:style-name="T2"><text:line-break/></text:span><text:span text:style-name="T1">ma giura…</text:span></text:p>
      <text:p text:style-name="P1"><text:span text:style-name="T1">FERNANDO</text:span><text:span text:style-name="T2"><text:line-break/></text:span><text:span text:style-name="T1">E che?</text:span></text:p>
      <text:p text:style-name="P1"><text:span text:style-name="T1">LEONORA</text:span><text:span text:style-name="T2"><text:line-break/></text:span><text:span text:style-name="T1">… da me fuggir.</text:span></text:p>
      <text:p text:style-name="P1"><text:span text:style-name="T1">FERNANDO</text:span><text:span text:style-name="T2"><text:line-break/></text:span><text:span text:style-name="T1">Giammai!</text:span><text:span text:style-name="T2"><text:line-break/></text:span><text:span text:style-name="T1">Fia vero? Lasciarti!</text:span><text:span text:style-name="T2"><text:line-break/></text:span><text:span text:style-name="T1">E tu il chiede a me?</text:span><text:span text:style-name="T2"><text:line-break/></text:span><text:span text:style-name="T1">Mia vita é l’amarti,</text:span><text:span text:style-name="T2"><text:line-break/></text:span><text:span text:style-name="T1">spirare per te.</text:span><text:span text:style-name="T2"><text:line-break/></text:span><text:span text:style-name="T1">Pria freddo il cor mio</text:span><text:span text:style-name="T2"><text:line-break/></text:span><text:span text:style-name="T1">per morte sarà</text:span><text:span text:style-name="T2"><text:line-break/></text:span><text:span text:style-name="T1">ma dirti addio,</text:span><text:span text:style-name="T2"><text:line-break/></text:span><text:span text:style-name="T1">ah. mai non potrà!</text:span><text:span text:style-name="T2"><text:line-break/></text:span><text:span text:style-name="T1">Compiangermi ognora</text:span><text:span text:style-name="T2"><text:line-break/></text:span><text:span text:style-name="T1">il mondo dovrà</text:span><text:span text:style-name="T2"><text:line-break/></text:span><text:span text:style-name="T1">non quei che t’adora</text:span><text:span text:style-name="T2"><text:line-break/></text:span><text:span text:style-name="T1">tacciar di viltà.</text:span></text:p>
      <text:p text:style-name="P1"><text:span text:style-name="T1">LEONORA</text:span><text:span text:style-name="T2"><text:line-break/></text:span><text:span text:style-name="T1">Deh vanne! Deh, parti!</text:span><text:span text:style-name="T2"><text:line-break/></text:span><text:span text:style-name="T1">Deh, fuggi da me!</text:span><text:span text:style-name="T2"><text:line-break/></text:span><text:span text:style-name="T1">M’è gioia l’amarti.</text:span><text:span text:style-name="T2"><text:line-break/></text:span><text:span text:style-name="T1">delitto e per te.</text:span><text:span text:style-name="T2"><text:line-break/></text:span><text:span text:style-name="T1">Ah, freddo il cor mio</text:span><text:span text:style-name="T2"><text:line-break/></text:span><text:span text:style-name="T1">per morte sarà.</text:span><text:span text:style-name="T2"><text:line-break/></text:span><text:span text:style-name="T1">ma dirti l’addio,</text:span><text:span text:style-name="T2"><text:line-break/></text:span><text:span text:style-name="T1">dolente, dovrà,</text:span><text:span text:style-name="T2"><text:line-break/></text:span><text:span text:style-name="T1">Compiangerti ognora</text:span><text:span text:style-name="T2"><text:line-break/></text:span><text:span text:style-name="T1">il mondo potrà,</text:span><text:span text:style-name="T2"><text:line-break/></text:span><text:span text:style-name="T1">ma indarno s’implora</text:span><text:span text:style-name="T2"><text:line-break/></text:span><text:span text:style-name="T1">par me, ah! per me la pietà.</text:span></text:p>
      <text:p text:style-name="P1"><text:span text:style-name="T1">INES</text:span><text:span text:style-name="T2"><text:line-break/></text:span><text:span text:style-name="T1">Ah! Signora!</text:span></text:p>
      <text:p text:style-name="P1"><text:span text:style-name="T1">LEONORA</text:span><text:span text:style-name="T2"><text:line-break/></text:span><text:span text:style-name="T1">O ciel!</text:span></text:p>
      <text:p text:style-name="P1"><text:span text:style-name="T1">INES</text:span><text:span text:style-name="T2"><text:line-break/></text:span><text:span text:style-name="T1">Ilre!</text:span></text:p>
      <text:p text:style-name="P1"><text:span text:style-name="T1">LEONORA</text:span><text:span text:style-name="T2"><text:line-break/></text:span><text:span text:style-name="T1">O spavento!</text:span></text:p>
      <text:p text:style-name="P1"><text:span text:style-name="T1">FERNANDO</text:span><text:span text:style-name="T2"><text:line-break/></text:span><text:span text:style-name="T1">Il re!</text:span></text:p>
      <text:p text:style-name="P1"><text:span text:style-name="T1">LEONORA</text:span><text:span text:style-name="T2"><text:line-break/></text:span><text:span text:style-name="T1">O spavento!</text:span><text:span text:style-name="T2"><text:line-break/></text:span><text:span text:style-name="T1">Io ti seguo</text:span><text:span text:style-name="T2"><text:line-break/></text:span><text:span text:style-name="T1">Prendi e va! Prendi e va!</text:span><text:span text:style-name="T2"><text:line-break/></text:span><text:span text:style-name="T1">Gran Dio!</text:span></text:p>
      <text:p text:style-name="P1"><text:span text:style-name="T1">LEONORA</text:span><text:span text:style-name="T2"><text:line-break/></text:span><text:span text:style-name="T1">Compiangerti ognora</text:span><text:span text:style-name="T2"><text:line-break/></text:span><text:span text:style-name="T1">il mondo potrà,</text:span><text:span text:style-name="T2"><text:line-break/></text:span><text:span text:style-name="T1">ma indarno s’implora</text:span><text:span text:style-name="T2"><text:line-break/></text:span><text:span text:style-name="T1">per me, ah per me la pietà!</text:span></text:p>
      <text:p text:style-name="P1"><text:span text:style-name="T1">FERNANDO</text:span><text:span text:style-name="T2"><text:line-break/></text:span><text:span text:style-name="T1">Compiangermi ognora</text:span><text:span text:style-name="T2"><text:line-break/></text:span><text:span text:style-name="T1">il mondo dovrà,</text:span><text:span text:style-name="T2"><text:line-break/></text:span><text:span text:style-name="T1">non quei che t’adora,</text:span><text:span text:style-name="T2"><text:line-break/></text:span><text:span text:style-name="T1">che t’adora tacciar di viltà</text:span></text:p>
      <text:p text:style-name="P1"><text:span text:style-name="T1">ATTO II</text:span></text:p>
      <text:p text:style-name="P2"><text:span text:style-name="T1"/></text:p>
      <text:p text:style-name="P2"><text:span text:style-name="T1"/></text:p>
      <text:p text:style-name="P1"><text:span text:style-name="T1">ALFONSO</text:span><text:span text:style-name="T2"><text:line-break/></text:span><text:span text:style-name="T1">Giardini d’Alcazar,</text:span><text:span text:style-name="T2"><text:line-break/></text:span><text:span text:style-name="T1">delizie dei re mauri,</text:span><text:span text:style-name="T2"><text:line-break/></text:span><text:span text:style-name="T1">O, quanto</text:span><text:span text:style-name="T2"><text:line-break/></text:span><text:span text:style-name="T1">alla vostr’ombra riandar</text:span><text:span text:style-name="T2"><text:line-break/></text:span><text:span text:style-name="T1">m’è grato, i sogni dell’amor</text:span><text:span text:style-name="T2"><text:line-break/></text:span><text:span text:style-name="T1">onde si bea il cor.</text:span></text:p>
      <text:p text:style-name="P1"><text:span text:style-name="T1">GASPARO</text:span><text:span text:style-name="T2"><text:line-break/></text:span><text:span text:style-name="T1">Del vinto il tetto</text:span><text:span text:style-name="T2"><text:line-break/></text:span><text:span text:style-name="T1">appartiene al vincitor:</text:span><text:span text:style-name="T2"><text:line-break/></text:span><text:span text:style-name="T1">per voi la fede trionfa,</text:span><text:span text:style-name="T2"><text:line-break/></text:span><text:span text:style-name="T1">ed Ismael fugge e paventa.</text:span></text:p>
      <text:p text:style-name="P1"><text:span text:style-name="T1">ALFONSO</text:span><text:span text:style-name="T2"><text:line-break/></text:span><text:span text:style-name="T1">Si, del Marocco il re</text:span><text:span text:style-name="T2"><text:line-break/></text:span><text:span text:style-name="T1">e di Granat’insieme</text:span><text:span text:style-name="T2"><text:line-break/></text:span><text:span text:style-name="T1">vider la luna a</text:span><text:span text:style-name="T2"><text:line-break/></text:span><text:span text:style-name="T1">Tarifa crollar.</text:span></text:p>
      <text:p text:style-name="P1"><text:span text:style-name="T1">GASPARO</text:span><text:span text:style-name="T2"><text:line-break/></text:span><text:span text:style-name="T1">Fu tua la gloria, Sire.</text:span></text:p>
      <text:p text:style-name="P1"><text:span text:style-name="T1">ALFONSO</text:span><text:span text:style-name="T2"><text:line-break/></text:span><text:span text:style-name="T1">É mia? No: di Fernando</text:span><text:span text:style-name="T2"><text:line-break/></text:span><text:span text:style-name="T1">valente garzon!</text:span><text:span text:style-name="T2"><text:line-break/></text:span><text:span text:style-name="T1">che un giorno sol fe’noto,</text:span><text:span text:style-name="T2"><text:line-break/></text:span><text:span text:style-name="T1">che riannodò l’armata,</text:span><text:span text:style-name="T2"><text:line-break/></text:span><text:span text:style-name="T1">salvando il suo signore.</text:span><text:span text:style-name="T2"><text:line-break/></text:span><text:span text:style-name="T1">Ogg’io l’attendo in Siviglia,</text:span><text:span text:style-name="T2"><text:line-break/></text:span><text:span text:style-name="T1">e innanzi a tutti</text:span><text:span text:style-name="T2"><text:line-break/></text:span><text:span text:style-name="T1">il suo valor onorar io vo’!</text:span></text:p>
      <text:p text:style-name="P1"><text:span text:style-name="T1">GASPARO</text:span><text:span text:style-name="T2"><text:line-break/></text:span><text:span text:style-name="T1">Della sposa or giunse</text:span><text:span text:style-name="T2"><text:line-break/></text:span><text:span text:style-name="T1">sdegnoso il genitore</text:span></text:p>
      <text:p text:style-name="P1"><text:span text:style-name="T1">ALFONSO</text:span><text:span text:style-name="T2"><text:line-break/></text:span><text:span text:style-name="T1">Alcuno gli fea già chiaro</text:span><text:span text:style-name="T2"><text:line-break/></text:span><text:span text:style-name="T1">il mio pensier.</text:span><text:span text:style-name="T2"><text:line-break/></text:span><text:span text:style-name="T1">Ma de’malvagj invan</text:span><text:span text:style-name="T2"><text:line-break/></text:span><text:span text:style-name="T1">sul capo mio, sventure</text:span><text:span text:style-name="T2"><text:line-break/></text:span><text:span text:style-name="T1">impreca con invidia e rabbia:</text:span><text:span text:style-name="T2"><text:line-break/></text:span><text:span text:style-name="T1">son tutti contro me,</text:span><text:span text:style-name="T2"><text:line-break/></text:span><text:span text:style-name="T1">e contro l’amor mio;</text:span><text:span text:style-name="T2"><text:line-break/></text:span><text:span text:style-name="T1">ma io sol, Leonora,</text:span><text:span text:style-name="T2"><text:line-break/></text:span><text:span text:style-name="T1">io ti difenderò!</text:span><text:span text:style-name="T2"><text:line-break/></text:span><text:span text:style-name="T1">Vieni, amor! A’piedi tuoi</text:span><text:span text:style-name="T2"><text:line-break/></text:span><text:span text:style-name="T1">serto e soglio il cor, il cor</text:span><text:span text:style-name="T2"><text:line-break/></text:span><text:span text:style-name="T1">ti dona.</text:span><text:span text:style-name="T2"><text:line-break/></text:span><text:span text:style-name="T1">Ah,</text:span><text:span text:style-name="T2"><text:line-break/></text:span><text:span text:style-name="T1">se amar, se amar i re tu puoi.</text:span><text:span text:style-name="T2"><text:line-break/></text:span><text:span text:style-name="T1">mai del don,</text:span><text:span text:style-name="T2"><text:line-break/></text:span><text:span text:style-name="T1">no, mai del don si pentirà! (rip.)</text:span><text:span text:style-name="T2"><text:line-break/></text:span><text:span text:style-name="T1">che pel cor, pel core,</text:span><text:span text:style-name="T2"><text:line-break/></text:span><text:span text:style-name="T1">e pel corona (rip.)</text:span><text:span text:style-name="T2"><text:line-break/></text:span><text:span text:style-name="T1">se per soglio</text:span><text:span text:style-name="T2"><text:line-break/></text:span><text:span text:style-name="T1">gli riman la tua beltà!</text:span><text:span text:style-name="T2"><text:line-break/></text:span><text:span text:style-name="T1">Ah, se amar il re… ecc.</text:span><text:span text:style-name="T2"><text:line-break/></text:span><text:span text:style-name="T1">Ah. mio amor! A me il tuo cor!</text:span><text:span text:style-name="T2"><text:line-break/></text:span><text:span text:style-name="T1">De’ nemici tuoi lo sdegno</text:span><text:span text:style-name="T2"><text:line-break/></text:span><text:span text:style-name="T1">disfidar saprò per te;</text:span><text:span text:style-name="T2"><text:line-break/></text:span><text:span text:style-name="T1">se ti dono l’alma e il regno,</text:span><text:span text:style-name="T2"><text:line-break/></text:span><text:span text:style-name="T1">io per gli altri ancor son re!</text:span><text:span text:style-name="T2"><text:line-break/></text:span><text:span text:style-name="T1">De’miei di compagna voglio</text:span><text:span text:style-name="T2"><text:line-break/></text:span><text:span text:style-name="T1">farti, O bell, innanzi al ciel,</text:span><text:span text:style-name="T2"><text:line-break/></text:span><text:span text:style-name="T1">al mio fianc’unita in soglio.</text:span><text:span text:style-name="T2"><text:line-break/></text:span><text:span text:style-name="T1">nel avel, si, nel avel!</text:span><text:span text:style-name="T2"><text:line-break/></text:span><text:span text:style-name="T1">si. mio ben, si, mio ben! Ah!</text:span><text:span text:style-name="T2"><text:line-break/></text:span><text:span text:style-name="T1">De’miei di…</text:span><text:span text:style-name="T2"><text:line-break/></text:span><text:span text:style-name="T1">(rip. più volte con variazioni)</text:span></text:p>
      <text:p text:style-name="P1"><text:span text:style-name="T1">LEONORA</text:span><text:span text:style-name="T2"><text:line-break/></text:span><text:span text:style-name="T1">Ebben. cosi si narra!</text:span></text:p>
      <text:p text:style-name="P1"><text:span text:style-name="T1">INES</text:span><text:span text:style-name="T2"><text:line-break/></text:span><text:span text:style-name="T1">É vincitor, il prode vincitor!</text:span></text:p>
      <text:p text:style-name="P1"><text:span text:style-name="T1">LEONORA</text:span><text:span text:style-name="T2"><text:line-break/></text:span><text:span text:style-name="T1">Fernando egli é!</text:span><text:span text:style-name="T2"><text:line-break/></text:span><text:span text:style-name="T1">A lui la gloria…</text:span><text:span text:style-name="T2"><text:line-break/></text:span><text:span text:style-name="T1">O ciel!</text:span><text:span text:style-name="T2"><text:line-break/></text:span><text:span text:style-name="T1">A me l’infamia!</text:span></text:p>
      <text:p text:style-name="P1"><text:span text:style-name="T1">ALFONSO</text:span><text:span text:style-name="T2"><text:line-break/></text:span><text:span text:style-name="T1">Leonora, perché il tuo sguardo</text:span><text:span text:style-name="T2"><text:line-break/></text:span><text:span text:style-name="T1">celi a me?</text:span></text:p>
      <text:p text:style-name="P1"><text:span text:style-name="T1">LEONORA</text:span><text:span text:style-name="T2"><text:line-break/></text:span><text:span text:style-name="T1">E credi inver che lieta son?</text:span><text:span text:style-name="T2"><text:line-break/></text:span><text:span text:style-name="T1">O ciel!</text:span><text:span text:style-name="T2"><text:line-break/></text:span><text:span text:style-name="T1">Quando le soglie paterne varcai,</text:span><text:span text:style-name="T2"><text:line-break/></text:span><text:span text:style-name="T1">debil fanciulla delusa nel cor,</text:span><text:span text:style-name="T2"><text:line-break/></text:span><text:span text:style-name="T1">giunta qui, teco divider sperai</text:span><text:span text:style-name="T2"><text:line-break/></text:span><text:span text:style-name="T1">talamo offerto di sposa all’amor.</text:span></text:p>
      <text:p text:style-name="P1"><text:span text:style-name="T1">ALFONSO</text:span><text:span text:style-name="T2"><text:line-break/></text:span><text:span text:style-name="T1">Ah! mio ben!</text:span></text:p>
      <text:p text:style-name="P1"><text:span text:style-name="T1">LEONORA</text:span><text:span text:style-name="T2"><text:line-break/></text:span><text:span text:style-name="T1">Alfonso, traviata. avvilita…</text:span></text:p>
      <text:p text:style-name="P1"><text:span text:style-name="T1">ALFONSO</text:span><text:span text:style-name="T2"><text:line-break/></text:span><text:span text:style-name="T1">Taci! Ahimè!</text:span></text:p>
      <text:p text:style-name="P1"><text:span text:style-name="T1">LEONORA</text:span><text:span text:style-name="T2"><text:line-break/></text:span><text:span text:style-name="T1">M’hai tolto l’onore, la fé.</text:span><text:span text:style-name="T2"><text:line-break/></text:span><text:span text:style-name="T1">Tacita e sola.</text:span><text:span text:style-name="T2"><text:line-break/></text:span><text:span text:style-name="T1">dal mondo schernita.</text:span><text:span text:style-name="T2"><text:line-break/></text:span><text:span text:style-name="T1">fra l’ombre ascosa e</text:span><text:span text:style-name="T2"><text:line-break/></text:span><text:span text:style-name="T1">la bella del re.</text:span></text:p>
      <text:p text:style-name="P1"><text:span text:style-name="T1">ALFONSO</text:span><text:span text:style-name="T2"><text:line-break/></text:span><text:span text:style-name="T1">Leonora, Leonora, mio amore!</text:span><text:span text:style-name="T2"><text:line-break/></text:span><text:span text:style-name="T1">in questo suol a lusingar tua cura</text:span><text:span text:style-name="T2"><text:line-break/></text:span><text:span text:style-name="T1">regna il piacer,</text:span><text:span text:style-name="T2"><text:line-break/></text:span><text:span text:style-name="T1">la via sparsa é di fior.</text:span><text:span text:style-name="T2"><text:line-break/></text:span><text:span text:style-name="T1">Se intorno a te più bella</text:span><text:span text:style-name="T2"><text:line-break/></text:span><text:span text:style-name="T1">appar natura.</text:span><text:span text:style-name="T2"><text:line-break/></text:span><text:span text:style-name="T1">ahi! d’onde avvien che tanto</text:span><text:span text:style-name="T2"><text:line-break/></text:span><text:span text:style-name="T1">e il tuo dolor?</text:span></text:p>
      <text:p text:style-name="P1"><text:span text:style-name="T1">LEONORA</text:span><text:span text:style-name="T2"><text:line-break/></text:span><text:span text:style-name="T1">In questo suol s’ammanta</text:span><text:span text:style-name="T2"><text:line-break/></text:span><text:span text:style-name="T1">la sventura</text:span><text:span text:style-name="T2"><text:line-break/></text:span><text:span text:style-name="T1">di gemme, d’or e</text:span><text:span text:style-name="T2"><text:line-break/></text:span><text:span text:style-name="T1">di leggiadre fior;</text:span><text:span text:style-name="T2"><text:line-break/></text:span><text:span text:style-name="T1">me vede il ciel la mia mortale cura;</text:span><text:span text:style-name="T2"><text:line-break/></text:span><text:span text:style-name="T1">se triste é il guardo,</text:span><text:span text:style-name="T2"><text:line-break/></text:span><text:span text:style-name="T1">disperato e il cor.</text:span></text:p>
      <text:p text:style-name="P1"><text:span text:style-name="T1">ALFONSO</text:span><text:span text:style-name="T2"><text:line-break/></text:span><text:span text:style-name="T1">Ma del tuo duol la cagion primiera?</text:span></text:p>
      <text:p text:style-name="P1"><text:span text:style-name="T1">LEONORA</text:span><text:span text:style-name="T2"><text:line-break/></text:span><text:span text:style-name="T1">Indarto tu la chiedi ancor!</text:span><text:span text:style-name="T2"><text:line-break/></text:span><text:span text:style-name="T1">Soffri che lungi di tua corte…</text:span><text:span text:style-name="T2"><text:line-break/></text:span><text:span text:style-name="T1">…io muoia.</text:span></text:p>
      <text:p text:style-name="P1"><text:span text:style-name="T1">ALFONSO</text:span><text:span text:style-name="T2"><text:line-break/></text:span><text:span text:style-name="T1">No!</text:span></text:p>
      <text:p text:style-name="P1"><text:span text:style-name="T1">LEONORA</text:span><text:span text:style-name="T2"><text:line-break/></text:span><text:span text:style-name="T1">Che lingi io…</text:span><text:span text:style-name="T2"><text:line-break/></text:span><text:span text:style-name="T1">…muoia, ahimè!</text:span></text:p>
      <text:p text:style-name="P1"><text:span text:style-name="T1">ALFONSO</text:span><text:span text:style-name="T2"><text:line-break/></text:span><text:span text:style-name="T1">No! No!</text:span><text:span text:style-name="T2"><text:line-break/></text:span><text:span text:style-name="T1">A ogni uom vo’noto</text:span><text:span text:style-name="T2"><text:line-break/></text:span><text:span text:style-name="T1">l’amor mio per te!</text:span><text:span text:style-name="T2"><text:line-break/></text:span><text:span text:style-name="T1">Alfin vedrai se t’ama questo cor!</text:span></text:p>
      <text:p text:style-name="P1"><text:span text:style-name="T1">LEONORA</text:span><text:span text:style-name="T2"><text:line-break/></text:span><text:span text:style-name="T1">É vil Leonora; é grande troppo il re!</text:span><text:span text:style-name="T2"><text:line-break/></text:span><text:span text:style-name="T1">Ah, l’alto ardor che nutro in petto</text:span><text:span text:style-name="T2"><text:line-break/></text:span><text:span text:style-name="T1">in me divien soave affetto</text:span><text:span text:style-name="T2"><text:line-break/></text:span><text:span text:style-name="T1">ma splende invan come fulgor</text:span><text:span text:style-name="T2"><text:line-break/></text:span><text:span text:style-name="T1">di tomba,</text:span><text:span text:style-name="T2"><text:line-break/></text:span><text:span text:style-name="T1">o Dio! nel muto orror! (rip)</text:span></text:p>
      <text:p text:style-name="P1"><text:span text:style-name="T1">ALFONSO</text:span><text:span text:style-name="T2"><text:line-break/></text:span><text:span text:style-name="T1">Ah,</text:span><text:span text:style-name="T2"><text:line-break/></text:span><text:span text:style-name="T1">l’alto ardor che nutro in petto</text:span><text:span text:style-name="T2"><text:line-break/></text:span><text:span text:style-name="T1">in lei divien steril affetto.</text:span><text:span text:style-name="T2"><text:line-break/></text:span><text:span text:style-name="T1">Non v’ha destin del suo</text:span><text:span text:style-name="T2"><text:line-break/></text:span><text:span text:style-name="T1">miglior, (rip)</text:span><text:span text:style-name="T2"><text:line-break/></text:span><text:span text:style-name="T1">pur grave,</text:span><text:span text:style-name="T2"><text:line-break/></text:span><text:span text:style-name="T1">O Dio! le sta sul cor! (rip)</text:span><text:span text:style-name="T2"><text:line-break/></text:span><text:span text:style-name="T1">Non v’ha destin…</text:span></text:p>
      <text:p text:style-name="P1"><text:span text:style-name="T1">LEONORA</text:span><text:span text:style-name="T2"><text:line-break/></text:span><text:span text:style-name="T1">Ma splende invan…</text:span></text:p>
      <text:p text:style-name="P1"><text:span text:style-name="T1">ALFONSO</text:span><text:span text:style-name="T2"><text:line-break/></text:span><text:span text:style-name="T1">…del suo miglior…</text:span><text:span text:style-name="T2"><text:line-break/></text:span><text:span text:style-name="T1">…come fulgor,</text:span><text:span text:style-name="T2"><text:line-break/></text:span><text:span text:style-name="T1">ma splende invan nel muto orror!</text:span></text:p>
      <text:p text:style-name="P1"><text:span text:style-name="T1">ALFONSO</text:span><text:span text:style-name="T2"><text:line-break/></text:span><text:span text:style-name="T1">…pur grave, O Dio! le sta</text:span><text:span text:style-name="T2"><text:line-break/></text:span><text:span text:style-name="T1">sul cor.</text:span></text:p>
      <text:p text:style-name="P1"><text:span text:style-name="T1">LEONORA</text:span><text:span text:style-name="T2"><text:line-break/></text:span><text:span text:style-name="T1">Oh! Oh si! Nel muto orror!</text:span></text:p>
      <text:p text:style-name="P1"><text:span text:style-name="T1">ALFONSO</text:span><text:span text:style-name="T2"><text:line-break/></text:span><text:span text:style-name="T1">Oh! Oh si! Le sta sul cor!</text:span></text:p>
      <text:p text:style-name="P1"><text:span text:style-name="T1">GASPARO</text:span><text:span text:style-name="T2"><text:line-break/></text:span><text:span text:style-name="T1">Ah, Sire!</text:span></text:p>
      <text:p text:style-name="P1"><text:span text:style-name="T1">ALFONSO</text:span><text:span text:style-name="T2"><text:line-break/></text:span><text:span text:style-name="T1">Che mai fu?</text:span></text:p>
      <text:p text:style-name="P1"><text:span text:style-name="T1">GASPARO</text:span><text:span text:style-name="T2"><text:line-break/></text:span><text:span text:style-name="T1">Tua fede intera</text:span><text:span text:style-name="T2"><text:line-break/></text:span><text:span text:style-name="T1">al suddito fedel ognor negasti!</text:span><text:span text:style-name="T2"><text:line-break/></text:span><text:span text:style-name="T1">Ebben, lei che colmasti</text:span><text:span text:style-name="T2"><text:line-break/></text:span><text:span text:style-name="T1">di fortuna e di gloria.</text:span><text:span text:style-name="T2"><text:line-break/></text:span><text:span text:style-name="T1">il suo sovrano in segreto tradia.</text:span></text:p>
      <text:p text:style-name="P1"><text:span text:style-name="T1">ALFONSO</text:span><text:span text:style-name="T2"><text:line-break/></text:span><text:span text:style-name="T1">Tu menti.</text:span></text:p>
      <text:p text:style-name="P1"><text:span text:style-name="T1">GASPARO</text:span><text:span text:style-name="T2"><text:line-break/></text:span><text:span text:style-name="T1">Uno schiavo quel foglio</text:span><text:span text:style-name="T2"><text:line-break/></text:span><text:span text:style-name="T1">recato avea per essa,</text:span><text:span text:style-name="T2"><text:line-break/></text:span><text:span text:style-name="T1">ad Inés confidente, a colei!</text:span><text:span text:style-name="T2"><text:line-break/></text:span><text:span text:style-name="T1">No mente il labbro mio!</text:span></text:p>
      <text:p text:style-name="P1"><text:span text:style-name="T1">ALFONSO</text:span><text:span text:style-name="T2"><text:line-break/></text:span><text:span text:style-name="T1">No! Possibil non e!</text:span><text:span text:style-name="T2"><text:line-break/></text:span><text:span text:style-name="T1">Chi scriverti osa,</text:span><text:span text:style-name="T2"><text:line-break/></text:span><text:span text:style-name="T1">e parlarti d’amor?</text:span></text:p>
      <text:p text:style-name="P1"><text:span text:style-name="T1">LEONORA</text:span><text:span text:style-name="T2"><text:line-break/></text:span><text:span text:style-name="T1">Ah! L’amo!</text:span></text:p>
      <text:p text:style-name="P1"><text:span text:style-name="T1">ALFONSO</text:span><text:span text:style-name="T2"><text:line-break/></text:span><text:span text:style-name="T1">E chi e ? Il nome!</text:span></text:p>
      <text:p text:style-name="P1"><text:span text:style-name="T1">LEONORA</text:span><text:span text:style-name="T2"><text:line-break/></text:span><text:span text:style-name="T1">Ah! Pria la morte che appagar</text:span><text:span text:style-name="T2"><text:line-break/></text:span><text:span text:style-name="T1">tuo desio!</text:span></text:p>
      <text:p text:style-name="P1"><text:span text:style-name="T1">ALFONSO</text:span><text:span text:style-name="T2"><text:line-break/></text:span><text:span text:style-name="T1">Forse i tormenti l’otterranno…</text:span></text:p>
      <text:p text:style-name="P1"><text:span text:style-name="T1">LEONORA</text:span><text:span text:style-name="T2"><text:line-break/></text:span><text:span text:style-name="T1">Ah, Sire!</text:span></text:p>
      <text:p text:style-name="P1"><text:span text:style-name="T1">ALFONSO</text:span><text:span text:style-name="T2"><text:line-break/></text:span><text:span text:style-name="T1">Qual tumulto! Chi ardisce inoltrar?</text:span></text:p>
      <text:p text:style-name="P1"><text:span text:style-name="T1">BALDASARRE</text:span><text:span text:style-name="T2"><text:line-break/></text:span><text:span text:style-name="T1">Io! Son io, che vengo</text:span><text:span text:style-name="T2"><text:line-break/></text:span><text:span text:style-name="T1">le tue colpe ad impedir!</text:span></text:p>
      <text:p text:style-name="P1"><text:span text:style-name="T1">ALFONSO</text:span><text:span text:style-name="T2"><text:line-break/></text:span><text:span text:style-name="T1">Veglio, che parli?</text:span></text:p>
      <text:p text:style-name="P1"><text:span text:style-name="T1">BALDASARRE</text:span><text:span text:style-name="T2"><text:line-break/></text:span><text:span text:style-name="T1">Re di Castiglia, Alfonso!</text:span><text:span text:style-name="T2"><text:line-break/></text:span><text:span text:style-name="T1">Io qui reclamo</text:span><text:span text:style-name="T2"><text:line-break/></text:span><text:span text:style-name="T1">giustizia innanzi al ciel!</text:span><text:span text:style-name="T2"><text:line-break/></text:span><text:span text:style-name="T1">Ove al dover t’opponi,</text:span><text:span text:style-name="T2"><text:line-break/></text:span><text:span text:style-name="T1">in questa terra,</text:span><text:span text:style-name="T2"><text:line-break/></text:span><text:span text:style-name="T1">rivi di sangue fra poco scorreran!</text:span></text:p>
      <text:p text:style-name="P1"><text:span text:style-name="T1">ALFONSO</text:span><text:span text:style-name="T2"><text:line-break/></text:span><text:span text:style-name="T1">Rispetto io deggio</text:span><text:span text:style-name="T2"><text:line-break/></text:span><text:span text:style-name="T1">della mia sposa al genitor;</text:span><text:span text:style-name="T2"><text:line-break/></text:span><text:span text:style-name="T1">ma oblio tu mai non prenda</text:span><text:span text:style-name="T2"><text:line-break/></text:span><text:span text:style-name="T1">cheil tuo re son io!</text:span></text:p>
      <text:p text:style-name="P1"><text:span text:style-name="T1">BALDASARRE</text:span><text:span text:style-name="T2"><text:line-break/></text:span><text:span text:style-name="T1">Oh, per la sclatra e abbietta</text:span><text:span text:style-name="T2"><text:line-break/></text:span><text:span text:style-name="T1">che del tuo amor s’ammanta</text:span><text:span text:style-name="T2"><text:line-break/></text:span><text:span text:style-name="T1">a vil repudio,</text:span><text:span text:style-name="T2"><text:line-break/></text:span><text:span text:style-name="T1">mia prele vuoi dannar?</text:span></text:p>
      <text:p text:style-name="P1"><text:span text:style-name="T1">ALFONSO</text:span><text:span text:style-name="T2"><text:line-break/></text:span><text:span text:style-name="T1">Io si. lo voglio!</text:span></text:p>
      <text:p text:style-name="P1"><text:span text:style-name="T1">NOBILI</text:span><text:span text:style-name="T2"><text:line-break/></text:span><text:span text:style-name="T1">O ciel!</text:span></text:p>
      <text:p text:style-name="P1"><text:span text:style-name="T1">ALFONSO</text:span><text:span text:style-name="T2"><text:line-break/></text:span><text:span text:style-name="T1">E sacro il mio volere:</text:span><text:span text:style-name="T2"><text:line-break/></text:span><text:span text:style-name="T1">la fronte ornar della corona</text:span><text:span text:style-name="T2"><text:line-break/></text:span><text:span text:style-name="T1">d’altra donna mi piace,</text:span><text:span text:style-name="T2"><text:line-break/></text:span><text:span text:style-name="T1">e sia qualunque, si, qualunque</text:span><text:span text:style-name="T2"><text:line-break/></text:span><text:span text:style-name="T1">questa regal mia cura,</text:span><text:span text:style-name="T2"><text:line-break/></text:span><text:span text:style-name="T1">giudice all’opre, il re son io!</text:span></text:p>
      <text:p text:style-name="P1"><text:span text:style-name="T1">BALDASARRE</text:span><text:span text:style-name="T2"><text:line-break/></text:span><text:span text:style-name="T1">O ciel! O ciel!</text:span><text:span text:style-name="T2"><text:line-break/></text:span><text:span text:style-name="T1">Ah, paventa il furor</text:span><text:span text:style-name="T2"><text:line-break/></text:span><text:span text:style-name="T1">d’un Dio vendicatore,</text:span><text:span text:style-name="T2"><text:line-break/></text:span><text:span text:style-name="T1">su rei scende terribil</text:span><text:span text:style-name="T2"><text:line-break/></text:span><text:span text:style-name="T1">s’egli e pace al fedel.</text:span><text:span text:style-name="T2"><text:line-break/></text:span><text:span text:style-name="T1">Tu l’orrende procelle</text:span><text:span text:style-name="T2"><text:line-break/></text:span><text:span text:style-name="T1">affronti, sconsigliato,</text:span><text:span text:style-name="T2"><text:line-break/></text:span><text:span text:style-name="T1">ma già l’estremo fato</text:span><text:span text:style-name="T2"><text:line-break/></text:span><text:span text:style-name="T1">minaccia il tuo destin.</text:span><text:span text:style-name="T2"><text:line-break/></text:span><text:span text:style-name="T1">Ma già l’estremo. ecc.</text:span></text:p>
      <text:p text:style-name="P1"><text:span text:style-name="T1">LEONORA</text:span><text:span text:style-name="T2"><text:line-break/></text:span><text:span text:style-name="T1">Ah. io tremo di terror,</text:span><text:span text:style-name="T2"><text:line-break/></text:span><text:span text:style-name="T1">e sovra il mesto core</text:span><text:span text:style-name="T2"><text:line-break/></text:span><text:span text:style-name="T1">l’ira terribil scende</text:span><text:span text:style-name="T2"><text:line-break/></text:span><text:span text:style-name="T1">del crudo destin.</text:span></text:p>
      <text:p text:style-name="P1"><text:span text:style-name="T1">ALFONSO</text:span><text:span text:style-name="T2"><text:line-break/></text:span><text:span text:style-name="T1">Ah, agli atti e al furor</text:span><text:span text:style-name="T2"><text:line-break/></text:span><text:span text:style-name="T1">che gli arde in mezzo al core,</text:span><text:span text:style-name="T2"><text:line-break/></text:span><text:span text:style-name="T1">fiero il rimorso scende</text:span><text:span text:style-name="T2"><text:line-break/></text:span><text:span text:style-name="T1">entro il mio petto alfin.</text:span></text:p>
      <text:p text:style-name="P1"><text:span text:style-name="T1">LEONORA</text:span><text:span text:style-name="T2"><text:line-break/></text:span><text:span text:style-name="T1">Tra le procelle orrende…</text:span></text:p>
      <text:p text:style-name="P1"><text:span text:style-name="T1">BALDASARRE</text:span><text:span text:style-name="T2"><text:line-break/></text:span><text:span text:style-name="T1">Paventa del furor…</text:span></text:p>
      <text:p text:style-name="P1"><text:span text:style-name="T1">NOBILI</text:span><text:span text:style-name="T2"><text:line-break/></text:span><text:span text:style-name="T1">Io fremo dal terror…</text:span></text:p>
      <text:p text:style-name="P1"><text:span text:style-name="T1">ALFONSO</text:span><text:span text:style-name="T2"><text:line-break/></text:span><text:span text:style-name="T1">Ma le procelle orrende…</text:span></text:p>
      <text:p text:style-name="P1"><text:span text:style-name="T1">LEONORA</text:span><text:span text:style-name="T2"><text:line-break/></text:span><text:span text:style-name="T1">….agghiaccia il cor turbato…..</text:span></text:p>
      <text:p text:style-name="P1"><text:span text:style-name="T1">BALDASARRE</text:span><text:span text:style-name="T2"><text:line-break/></text:span><text:span text:style-name="T1">….d’un Dio vendicator….</text:span></text:p>
      <text:p text:style-name="P1"><text:span text:style-name="T1">NOBIL</text:span><text:span text:style-name="T2"><text:line-break/></text:span><text:span text:style-name="T1">…e sovra il mesto core…</text:span></text:p>
      <text:p text:style-name="P1"><text:span text:style-name="T1">ALFONSO</text:span><text:span text:style-name="T2"><text:line-break/></text:span><text:span text:style-name="T1">..non mi vedran cangiato</text:span></text:p>
      <text:p text:style-name="P1"><text:span text:style-name="T1">LEONORA</text:span><text:span text:style-name="T2"><text:line-break/></text:span><text:span text:style-name="T1">…e vede estremo fato…</text:span></text:p>
      <text:p text:style-name="P1"><text:span text:style-name="T1">ALFONSO</text:span><text:span text:style-name="T2"><text:line-break/></text:span><text:span text:style-name="T1">Tu trema, sconsigliato…</text:span></text:p>
      <text:p text:style-name="P1"><text:span text:style-name="T1">BALDASARRE</text:span><text:span text:style-name="T2"><text:line-break/></text:span><text:span text:style-name="T1">…che sui rei terribile scende..</text:span></text:p>
      <text:p text:style-name="P1"><text:span text:style-name="T1">NOBILI</text:span><text:span text:style-name="T2"><text:line-break/></text:span><text:span text:style-name="T1">…l’ira terribil scende…</text:span></text:p>
      <text:p text:style-name="P1"><text:span text:style-name="T1">LEONORA</text:span><text:span text:style-name="T2"><text:line-break/></text:span><text:span text:style-name="T1">…sorger d’appresso alfín!</text:span></text:p>
      <text:p text:style-name="P1"><text:span text:style-name="T1">ALFONSO</text:span><text:span text:style-name="T2"><text:line-break/></text:span><text:span text:style-name="T1">..sul nero tuo destin.</text:span></text:p>
      <text:p text:style-name="P1"><text:span text:style-name="T1">BALDASARRE</text:span><text:span text:style-name="T2"><text:line-break/></text:span><text:span text:style-name="T1">…se pace egli e al fedel…</text:span></text:p>
      <text:p text:style-name="P1"><text:span text:style-name="T1">GASPARO</text:span><text:span text:style-name="T2"><text:line-break/></text:span><text:span text:style-name="T1">…del barbaro destin….</text:span></text:p>
      <text:p text:style-name="P1"><text:span text:style-name="T1">LEONORA</text:span><text:span text:style-name="T2"><text:line-break/></text:span><text:span text:style-name="T1">Ah!… si, sorger alfin.</text:span><text:span text:style-name="T2"><text:line-break/></text:span><text:span text:style-name="T1">Ah! …l’estremo fato</text:span><text:span text:style-name="T2"><text:line-break/></text:span><text:span text:style-name="T1">sorgere alfin!</text:span></text:p>
      <text:p text:style-name="P1"><text:span text:style-name="T1">ALFONSO</text:span><text:span text:style-name="T2"><text:line-break/></text:span><text:span text:style-name="T1">Tu, tu trema, sconsigliato,</text:span><text:span text:style-name="T2"><text:line-break/></text:span><text:span text:style-name="T1">sul nero tuo destin! ecc.</text:span></text:p>
      <text:p text:style-name="P1"><text:span text:style-name="T1">BALDASARRE</text:span><text:span text:style-name="T2"><text:line-break/></text:span><text:span text:style-name="T1">…se paceegli e al fedel, ecc.</text:span></text:p>
      <text:p text:style-name="P1"><text:span text:style-name="T1">NOBILI</text:span><text:span text:style-name="T2"><text:line-break/></text:span><text:span text:style-name="T1">…si, del barbaro destin, ecc.</text:span></text:p>
      <text:p text:style-name="P1"><text:span text:style-name="T1">BALDASARRE</text:span><text:span text:style-name="T2"><text:line-break/></text:span><text:span text:style-name="T1">Sconsigliato,</text:span><text:span text:style-name="T2"><text:line-break/></text:span><text:span text:style-name="T1">tu affronti procelle, ma..</text:span></text:p>
      <text:p text:style-name="P1"><text:span text:style-name="T1">LEONORA</text:span><text:span text:style-name="T2"><text:line-break/></text:span><text:span text:style-name="T1">Ah, si vedo 1’estremo fato</text:span><text:span text:style-name="T2"><text:line-break/></text:span><text:span text:style-name="T1">sorger d’appresso alfin.</text:span></text:p>
      <text:p text:style-name="P1"><text:span text:style-name="T1">ALFONSO</text:span><text:span text:style-name="T2"><text:line-break/></text:span><text:span text:style-name="T1">…sul tuo destin….</text:span></text:p>
      <text:p text:style-name="P1"><text:span text:style-name="T1">GASPARO</text:span><text:span text:style-name="T2"><text:line-break/></text:span><text:span text:style-name="T1">…barbaro destin.</text:span></text:p>
      <text:p text:style-name="P1"><text:span text:style-name="T1">NOBILI</text:span><text:span text:style-name="T2"><text:line-break/></text:span><text:span text:style-name="T1">…del crudel destin…</text:span></text:p>
      <text:p text:style-name="P1"><text:span text:style-name="T1">BALDASARRE</text:span><text:span text:style-name="T2"><text:line-break/></text:span><text:span text:style-name="T1">… ma già l’estremo fato…</text:span></text:p>
      <text:p text:style-name="P1"><text:span text:style-name="T1">ALFONSO</text:span><text:span text:style-name="T2"><text:line-break/></text:span><text:span text:style-name="T1">..trema sul tuo destin.</text:span></text:p>
      <text:p text:style-name="P1"><text:span text:style-name="T1">BALDASARRE</text:span><text:span text:style-name="T2"><text:line-break/></text:span><text:span text:style-name="T1">…minaccia…</text:span></text:p>
      <text:p text:style-name="P1"><text:span text:style-name="T1">GASPARO</text:span><text:span text:style-name="T2"><text:line-break/></text:span><text:span text:style-name="T1">Scende 1’ira…..</text:span></text:p>
      <text:p text:style-name="P1"><text:span text:style-name="T1">NOBILI</text:span><text:span text:style-name="T2"><text:line-break/></text:span><text:span text:style-name="T1">…del destin…</text:span></text:p>
      <text:p text:style-name="P1"><text:span text:style-name="T1">BALDASARRE</text:span><text:span text:style-name="T2"><text:line-break/></text:span><text:span text:style-name="T1">…tuo destin…</text:span></text:p>
      <text:p text:style-name="P1"><text:span text:style-name="T1">ALFONSO</text:span><text:span text:style-name="T2"><text:line-break/></text:span><text:span text:style-name="T1">Trema, si…</text:span></text:p>
      <text:p text:style-name="P1"><text:span text:style-name="T1">GASPARO</text:span><text:span text:style-name="T2"><text:line-break/></text:span><text:span text:style-name="T1">…del destin…</text:span></text:p>
      <text:p text:style-name="P1"><text:span text:style-name="T1">LEONORA</text:span><text:span text:style-name="T2"><text:line-break/></text:span><text:span text:style-name="T1">…ah!…. sorger alfin.</text:span></text:p>
      <text:p text:style-name="P1"><text:span text:style-name="T1">ALFONSO</text:span><text:span text:style-name="T2"><text:line-break/></text:span><text:span text:style-name="T1">….sul nero tuo destin.</text:span><text:span text:style-name="T2"><text:line-break/></text:span><text:span text:style-name="T1">trema, trema!</text:span></text:p>
      <text:p text:style-name="P1"><text:span text:style-name="T1">GASPARO</text:span><text:span text:style-name="T2"><text:line-break/></text:span><text:span text:style-name="T1">…del destin.</text:span></text:p>
      <text:p text:style-name="P1"><text:span text:style-name="T1">BALDASARRE</text:span><text:span text:style-name="T2"><text:line-break/></text:span><text:span text:style-name="T1">Voi tutti che m’udite,</text:span><text:span text:style-name="T2"><text:line-break/></text:span><text:span text:style-name="T1">la coppia rea fuggite!</text:span><text:span text:style-name="T2"><text:line-break/></text:span><text:span text:style-name="T1">Questa malnata femmina</text:span><text:span text:style-name="T2"><text:line-break/></text:span><text:span text:style-name="T1">ha maledetto il ciel!</text:span></text:p>
      <text:p text:style-name="P1"><text:span text:style-name="T1">LEONORA</text:span><text:span text:style-name="T2"><text:line-break/></text:span><text:span text:style-name="T1">Giusto ciel. O giusto ciel!</text:span></text:p>
      <text:p text:style-name="P1"><text:span text:style-name="T1">ALFONSO</text:span><text:span text:style-name="T2"><text:line-break/></text:span><text:span text:style-name="T1">Oh, mio ben, Leonora!</text:span></text:p>
      <text:p text:style-name="P1"><text:span text:style-name="T1">LEONORA</text:span><text:span text:style-name="T2"><text:line-break/></text:span><text:span text:style-name="T1">Ah, ch’io mora!</text:span></text:p>
      <text:p text:style-name="P1"><text:span text:style-name="T1">BALDASARRE</text:span><text:span text:style-name="T2"><text:line-break/></text:span><text:span text:style-name="T1">Fuggite!</text:span></text:p>
      <text:p text:style-name="P1"><text:span text:style-name="T1">ALFONSO</text:span><text:span text:style-name="T2"><text:line-break/></text:span><text:span text:style-name="T1">Con qual ragion?</text:span></text:p>
      <text:p text:style-name="P1"><text:span text:style-name="T1">NOBILI</text:span><text:span text:style-name="T2"><text:line-break/></text:span><text:span text:style-name="T1">Che mai parlò!</text:span></text:p>
      <text:p text:style-name="P1"><text:span text:style-name="T1">BALDASARRE</text:span><text:span text:style-name="T2"><text:line-break/></text:span><text:span text:style-name="T1">In nome del Pastor</text:span><text:span text:style-name="T2"><text:line-break/></text:span><text:span text:style-name="T1">maledetti entrambi fian,</text:span><text:span text:style-name="T2"><text:line-break/></text:span><text:span text:style-name="T1">maledetti ognor,</text:span><text:span text:style-name="T2"><text:line-break/></text:span><text:span text:style-name="T1">doman non fian per sempre</text:span><text:span text:style-name="T2"><text:line-break/></text:span><text:span text:style-name="T1">separati e sciolti! (rip.)</text:span></text:p>
      <text:p text:style-name="P1"><text:span text:style-name="T1">ALFONSO</text:span><text:span text:style-name="T2"><text:line-break/></text:span><text:span text:style-name="T1">Ah! Che diss’egli</text:span><text:span text:style-name="T2"><text:line-break/></text:span><text:span text:style-name="T1">quel labbro infiammato?</text:span></text:p>
      <text:p text:style-name="P1"><text:span text:style-name="T1">GASPARO</text:span><text:span text:style-name="T2"><text:line-break/></text:span><text:span text:style-name="T1">Ah! Che diss’egli,</text:span><text:span text:style-name="T2"><text:line-break/></text:span><text:span text:style-name="T1">quel labbro insensato?</text:span></text:p>
      <text:p text:style-name="P1"><text:span text:style-name="T1">ALFONSO</text:span><text:span text:style-name="T2"><text:line-break/></text:span><text:span text:style-name="T1">Che diss’egli…</text:span><text:span text:style-name="T2"><text:line-break/></text:span><text:span text:style-name="T1">…che disse?</text:span></text:p>
      <text:p text:style-name="P1"><text:span text:style-name="T1">LEONORA</text:span><text:span text:style-name="T2"><text:line-break/></text:span><text:span text:style-name="T1">Ah, che diss’egli,</text:span><text:span text:style-name="T2"><text:line-break/></text:span><text:span text:style-name="T1">quel labbro infiammato?</text:span></text:p>
      <text:p text:style-name="P1"><text:span text:style-name="T1">GASPARO</text:span><text:span text:style-name="T2"><text:line-break/></text:span><text:span text:style-name="T1">Face di guerra…</text:span></text:p>
      <text:p text:style-name="P1"><text:span text:style-name="T1">CORO</text:span><text:span text:style-name="T2"><text:line-break/></text:span><text:span text:style-name="T1">Che disse mai!</text:span></text:p>
      <text:p text:style-name="P1"><text:span text:style-name="T1">INES</text:span><text:span text:style-name="T2"><text:line-break/></text:span><text:span text:style-name="T1">Ah! che diss’egli…</text:span></text:p>
      <text:p text:style-name="P1"><text:span text:style-name="T1">ALFONSO</text:span><text:span text:style-name="T2"><text:line-break/></text:span><text:span text:style-name="T1">Di rovesciar…</text:span></text:p>
      <text:p text:style-name="P1"><text:span text:style-name="T1">CORO</text:span><text:span text:style-name="T2"><text:line-break/></text:span><text:span text:style-name="T1">Che disse mai!</text:span></text:p>
      <text:p text:style-name="P1"><text:span text:style-name="T3">CONCERTATO</text:span><text:span text:style-name="T4"><text:line-break/></text:span><text:span text:style-name="T2"><text:line-break/></text:span><text:span text:style-name="T1">LEONORA</text:span><text:span text:style-name="T2"><text:line-break/></text:span><text:span text:style-name="T1">Si, quel labbro infiammato</text:span><text:span text:style-name="T2"><text:line-break/></text:span><text:span text:style-name="T1">me dalla terra, dal ciel ha scacciato.</text:span><text:span text:style-name="T2"><text:line-break/></text:span><text:span text:style-name="T1">Muta,</text:span><text:span text:style-name="T2"><text:line-break/></text:span><text:span text:style-name="T1">quest’alma non nutre un disegno,</text:span><text:span text:style-name="T2"><text:line-break/></text:span><text:span text:style-name="T1">ne la vendetta</text:span><text:span text:style-name="T2"><text:line-break/></text:span><text:span text:style-name="T1">reclama del re.</text:span><text:span text:style-name="T2"><text:line-break/></text:span><text:span text:style-name="T1">Amor, amor, vergogna</text:span><text:span text:style-name="T2"><text:line-break/></text:span><text:span text:style-name="T1">m’invade e disdegno.</text:span><text:span text:style-name="T2"><text:line-break/></text:span><text:span text:style-name="T1">Morte, scendi propizia su me!</text:span><text:span text:style-name="T2"><text:line-break/></text:span><text:span text:style-name="T1">Morte, deh,. scendi su me.</text:span></text:p>
      <text:p text:style-name="P1"><text:span text:style-name="T1">INES</text:span><text:span text:style-name="T2"><text:line-break/></text:span><text:span text:style-name="T1">…quel labbro infiammato!</text:span><text:span text:style-name="T2"><text:line-break/></text:span><text:span text:style-name="T1">Face di guerra</text:span><text:span text:style-name="T2"><text:line-break/></text:span><text:span text:style-name="T1">qui in mezzo ha gittato</text:span><text:span text:style-name="T2"><text:line-break/></text:span><text:span text:style-name="T1">II petto gli arde</text:span><text:span text:style-name="T2"><text:line-break/></text:span><text:span text:style-name="T1">tremendo disdegno,</text:span><text:span text:style-name="T2"><text:line-break/></text:span><text:span text:style-name="T1">pur la vendetta no.</text:span><text:span text:style-name="T2"><text:line-break/></text:span><text:span text:style-name="T1">non scende del re,</text:span><text:span text:style-name="T2"><text:line-break/></text:span><text:span text:style-name="T1">La sventurata non nutre disegno.</text:span><text:span text:style-name="T2"><text:line-break/></text:span><text:span text:style-name="T1">ne la vendetta</text:span><text:span text:style-name="T2"><text:line-break/></text:span><text:span text:style-name="T1">reclama del re.</text:span><text:span text:style-name="T2"><text:line-break/></text:span><text:span text:style-name="T1">no. non reclama del re.</text:span></text:p>
      <text:p text:style-name="P1"><text:span text:style-name="T1">ALFONSO</text:span><text:span text:style-name="T2"><text:line-break/></text:span><text:span text:style-name="T1">…il mio soglio ha tentato.</text:span><text:span text:style-name="T2"><text:line-break/></text:span><text:span text:style-name="T1">Il petto m’arde tremendo disdegno,</text:span><text:span text:style-name="T2"><text:line-break/></text:span><text:span text:style-name="T1">di tremendo disdegno,</text:span><text:span text:style-name="T2"><text:line-break/></text:span><text:span text:style-name="T1">pur la vendetta no,</text:span><text:span text:style-name="T2"><text:line-break/></text:span><text:span text:style-name="T1">non scende del re.</text:span><text:span text:style-name="T2"><text:line-break/></text:span><text:span text:style-name="T1">Ah! Pria ch’io ceda</text:span><text:span text:style-name="T2"><text:line-break/></text:span><text:span text:style-name="T1">perisca il mio regno!</text:span><text:span text:style-name="T2"><text:line-break/></text:span><text:span text:style-name="T1">Lo scettro</text:span><text:span text:style-name="T2"><text:line-break/></text:span><text:span text:style-name="T1">e il brando s’infrangan con me,</text:span><text:span text:style-name="T2"><text:line-break/></text:span><text:span text:style-name="T1">si, s’infrangan con me,</text:span></text:p>
      <text:p text:style-name="P1"><text:span text:style-name="T1">GASPARO</text:span><text:span text:style-name="T2"><text:line-break/></text:span><text:span text:style-name="T1">…qui in mezzo ha gittato.</text:span><text:span text:style-name="T2"><text:line-break/></text:span><text:span text:style-name="T1">Il petto gli arde tremendo disdegno,</text:span><text:span text:style-name="T2"><text:line-break/></text:span><text:span text:style-name="T1">pur la vendetta no,</text:span><text:span text:style-name="T2"><text:line-break/></text:span><text:span text:style-name="T1">non scende del re.</text:span><text:span text:style-name="T2"><text:line-break/></text:span><text:span text:style-name="T1">Sia quest’infame,</text:span><text:span text:style-name="T2"><text:line-break/></text:span><text:span text:style-name="T1">sia bandita dal regno,</text:span><text:span text:style-name="T2"><text:line-break/></text:span><text:span text:style-name="T1">sia maledetto chi asilo le dié!</text:span></text:p>
      <text:p text:style-name="P1"><text:span text:style-name="T1">NOBILI</text:span><text:span text:style-name="T2"><text:line-break/></text:span><text:span text:style-name="T1">Ah, quel labbro infiammato…</text:span><text:span text:style-name="T2"><text:line-break/></text:span><text:span text:style-name="T1">Face di guerra</text:span><text:span text:style-name="T2"><text:line-break/></text:span><text:span text:style-name="T1">qui in mezzo ha gittato,</text:span><text:span text:style-name="T2"><text:line-break/></text:span><text:span text:style-name="T1">Il petto gli arde</text:span><text:span text:style-name="T2"><text:line-break/></text:span><text:span text:style-name="T1">un tremendo disdegno,</text:span><text:span text:style-name="T2"><text:line-break/></text:span><text:span text:style-name="T1">pur la vendetta no,</text:span><text:span text:style-name="T2"><text:line-break/></text:span><text:span text:style-name="T1">non scende del re.</text:span><text:span text:style-name="T2"><text:line-break/></text:span><text:span text:style-name="T1">Sia quest’infame.</text:span><text:span text:style-name="T2"><text:line-break/></text:span><text:span text:style-name="T1">bandita dal regno</text:span><text:span text:style-name="T2"><text:line-break/></text:span><text:span text:style-name="T1">si, sia maledetto che asilo le die!.</text:span></text:p>
      <text:p text:style-name="P1"><text:span text:style-name="T1">BALDASARRE</text:span><text:span text:style-name="T2"><text:line-break/></text:span><text:span text:style-name="T1">Tu le procelle orrende</text:span><text:span text:style-name="T2"><text:line-break/></text:span><text:span text:style-name="T1">affronti, ma già l’ultimo fato</text:span><text:span text:style-name="T2"><text:line-break/></text:span><text:span text:style-name="T1">minaccia il tuo destin.</text:span><text:span text:style-name="T2"><text:line-break/></text:span><text:span text:style-name="T1">Si, paventa del furor</text:span><text:span text:style-name="T2"><text:line-break/></text:span><text:span text:style-name="T1">d’un Dio vendicator!</text:span><text:span text:style-name="T2"><text:line-break/></text:span><text:span text:style-name="T1">Lo stemma e questo, del Pastore.</text:span><text:span text:style-name="T2"><text:line-break/></text:span><text:span text:style-name="T1">Si, che d’un Nume,</text:span><text:span text:style-name="T2"><text:line-break/></text:span><text:span text:style-name="T1">terribile, irato</text:span><text:span text:style-name="T2"><text:line-break/></text:span><text:span text:style-name="T1">difende il braccio</text:span><text:span text:style-name="T2"><text:line-break/></text:span><text:span text:style-name="T1">l’inerme oltraggiato;</text:span><text:span text:style-name="T2"><text:line-break/></text:span><text:span text:style-name="T1">Alfonso, trema,</text:span><text:span text:style-name="T2"><text:line-break/></text:span><text:span text:style-name="T1">vedrassi nel regno</text:span><text:span text:style-name="T2"><text:line-break/></text:span><text:span text:style-name="T1">arder di guerra la face per te!</text:span></text:p>
      <text:p text:style-name="P1"><text:span text:style-name="T1">ALFONSO</text:span><text:span text:style-name="T2"><text:line-break/></text:span><text:span text:style-name="T1">Ah! Trema tu!</text:span></text:p>
      <text:p text:style-name="P1"><text:span text:style-name="T1">BALDASARRE</text:span><text:span text:style-name="T2"><text:line-break/></text:span><text:span text:style-name="T1">Sacro…</text:span><text:span text:style-name="T2"><text:line-break/></text:span><text:span text:style-name="T1">…all’infamia, de’ popoli a sdegno</text:span><text:span text:style-name="T2"><text:line-break/></text:span><text:span text:style-name="T1">ricada il sangue</text:span><text:span text:style-name="T2"><text:line-break/></text:span><text:span text:style-name="T1">sull’empia, sul re.</text:span></text:p>
      <text:p text:style-name="P1"><text:span text:style-name="T1">LEONORA</text:span><text:span text:style-name="T2"><text:line-break/></text:span><text:span text:style-name="T1">Ah! Che diss’egli?</text:span><text:span text:style-name="T2"><text:line-break/></text:span><text:span text:style-name="T1">Ah! Che disse? ecc.</text:span></text:p>
      <text:p text:style-name="P1"><text:span text:style-name="T1">BALDASARRE</text:span><text:span text:style-name="T2"><text:line-break/></text:span><text:span text:style-name="T1">Sacro all’infamia.</text:span><text:span text:style-name="T2"><text:line-break/></text:span><text:span text:style-name="T1">del popoli a sdegno,</text:span><text:span text:style-name="T2"><text:line-break/></text:span><text:span text:style-name="T1">ricada il sangue sull’empia, sul re.</text:span></text:p>
      <text:p text:style-name="P1"><text:span text:style-name="T1">ALFONSO</text:span><text:span text:style-name="T2"><text:line-break/></text:span><text:span text:style-name="T1">Il petto m’arde tremendo disdegno,</text:span><text:span text:style-name="T2"><text:line-break/></text:span><text:span text:style-name="T1">pur la vendetta no scende del re.</text:span></text:p>
      <text:p text:style-name="P1"><text:span text:style-name="T1">LEONORA</text:span><text:span text:style-name="T2"><text:line-break/></text:span><text:span text:style-name="T1">¡Ah! Che diss’egli?</text:span><text:span text:style-name="T2"><text:line-break/></text:span><text:span text:style-name="T1">Ah! Quel labbro ¡infiammato, ecc.</text:span></text:p>
      <text:p text:style-name="P1"><text:span text:style-name="T1">NOBILI</text:span><text:span text:style-name="T2"><text:line-break/></text:span><text:span text:style-name="T1">Sia quest’infame… ecc.</text:span></text:p>
      <text:p text:style-name="P1"><text:span text:style-name="T1">INES</text:span><text:span text:style-name="T2"><text:line-break/></text:span><text:span text:style-name="T1">Amor, vergogna,</text:span><text:span text:style-name="T2"><text:line-break/></text:span><text:span text:style-name="T1">l’invade e disdegno,</text:span><text:span text:style-name="T2"><text:line-break/></text:span><text:span text:style-name="T1">tremendo destino perduta la fé!</text:span><text:span text:style-name="T2"><text:line-break/></text:span><text:span text:style-name="T1">Si, tremendo destino perduta la fé!</text:span></text:p>
      <text:p text:style-name="P1"><text:span text:style-name="T1">ALFONSO</text:span><text:span text:style-name="T2"><text:line-break/></text:span><text:span text:style-name="T1">Che disse mai?</text:span><text:span text:style-name="T2"><text:line-break/></text:span><text:span text:style-name="T1">Ah! Quel labbro insensato</text:span><text:span text:style-name="T2"><text:line-break/></text:span><text:span text:style-name="T1">di rovesciare il mio soglio</text:span><text:span text:style-name="T2"><text:line-break/></text:span><text:span text:style-name="T1">ha tentato (rip)</text:span></text:p>
      <text:p text:style-name="P1"><text:span text:style-name="T1">BALDASARRE</text:span><text:span text:style-name="T2"><text:line-break/></text:span><text:span text:style-name="T1">Ah! Trema! Si, trema!</text:span><text:span text:style-name="T2"><text:line-break/></text:span><text:span text:style-name="T1">E ricada il sangue sul re.</text:span><text:span text:style-name="T2"><text:line-break/></text:span><text:span text:style-name="T1">ricada il sangue</text:span><text:span text:style-name="T2"><text:line-break/></text:span><text:span text:style-name="T1">sull’empía, sul re..,</text:span></text:p>
      <text:p text:style-name="P1"><text:span text:style-name="T1">ALFONSO</text:span><text:span text:style-name="T2"><text:line-break/></text:span><text:span text:style-name="T1">Trema, fellon!</text:span></text:p>
      <text:p text:style-name="P1"><text:span text:style-name="T1">BALDASARRE</text:span><text:span text:style-name="T2"><text:line-break/></text:span><text:span text:style-name="T1">…cada sull’empia…</text:span></text:p>
      <text:p text:style-name="P1"><text:span text:style-name="T1">LEONORA</text:span><text:span text:style-name="T2"><text:line-break/></text:span><text:span text:style-name="T1">Muta quest’alma…</text:span></text:p>
      <text:p text:style-name="P1"><text:span text:style-name="T1">GASPARO</text:span><text:span text:style-name="T2"><text:line-break/></text:span><text:span text:style-name="T1">Sia maledetto.</text:span></text:p>
      <text:p text:style-name="P1"><text:span text:style-name="T1">ALFONSO</text:span><text:span text:style-name="T2"><text:line-break/></text:span><text:span text:style-name="T1">Trema, fellon!</text:span></text:p>
      <text:p text:style-name="P1"><text:span text:style-name="T1">BALDASARRE</text:span><text:span text:style-name="T2"><text:line-break/></text:span><text:span text:style-name="T1">…cada sul re!</text:span></text:p>
      <text:p text:style-name="P1"><text:span text:style-name="T1">LEONORA</text:span><text:span text:style-name="T2"><text:line-break/></text:span><text:span text:style-name="T1">…non nutre un disegno,</text:span><text:span text:style-name="T2"><text:line-break/></text:span><text:span text:style-name="T1">né la vendetta,</text:span><text:span text:style-name="T2"><text:line-break/></text:span><text:span text:style-name="T1">né la vendetta reclama dal re!</text:span></text:p>
      <text:p text:style-name="P1"><text:span text:style-name="T1">GASPARO</text:span><text:span text:style-name="T2"><text:line-break/></text:span><text:span text:style-name="T1">Sia maledetto chi asilo…</text:span></text:p>
      <text:p text:style-name="P1"><text:span text:style-name="T1">ALFONSO</text:span><text:span text:style-name="T2"><text:line-break/></text:span><text:span text:style-name="T1">Ah, pria lo scettro e il brando…</text:span></text:p>
      <text:p text:style-name="P1"><text:span text:style-name="T1">LEONORA</text:span><text:span text:style-name="T2"><text:line-break/></text:span><text:span text:style-name="T1">Si, la vendetta del re!</text:span></text:p>
      <text:p text:style-name="P1"><text:span text:style-name="T1">INES</text:span><text:span text:style-name="T2"><text:line-break/></text:span><text:span text:style-name="T1">Ah, sventurata, quale orror!</text:span></text:p>
      <text:p text:style-name="P1"><text:span text:style-name="T1">GASPARO</text:span><text:span text:style-name="T2"><text:line-break/></text:span><text:span text:style-name="T1">…chi asilo le die!</text:span></text:p>
      <text:p text:style-name="P1"><text:span text:style-name="T1">ALFONSO</text:span><text:span text:style-name="T2"><text:line-break/></text:span><text:span text:style-name="T1">..s’infragan con me!</text:span></text:p>
      <text:p text:style-name="P1"><text:span text:style-name="T1">NOBILI</text:span><text:span text:style-name="T2"><text:line-break/></text:span><text:span text:style-name="T1">Sia quest’infame</text:span><text:span text:style-name="T2"><text:line-break/></text:span><text:span text:style-name="T1">bandita dal regno,</text:span><text:span text:style-name="T2"><text:line-break/></text:span><text:span text:style-name="T1">sia maledetto che asilo le die!</text:span><text:span text:style-name="T2"><text:line-break/></text:span><text:span text:style-name="T1">Si,sia quest’infame, ecc.</text:span></text:p>
      <text:p text:style-name="P1"><text:span text:style-name="T1">LEONORA</text:span><text:span text:style-name="T2"><text:line-break/></text:span><text:span text:style-name="T1">Amor, vergogna</text:span><text:span text:style-name="T2"><text:line-break/></text:span><text:span text:style-name="T1">m’invade e disdegno.</text:span><text:span text:style-name="T2"><text:line-break/></text:span><text:span text:style-name="T1">Morte,</text:span><text:span text:style-name="T2"><text:line-break/></text:span><text:span text:style-name="T1">ah, deh, scendi propizia su me!</text:span></text:p>
      <text:p text:style-name="P1"><text:span text:style-name="T1">GASPARO</text:span><text:span text:style-name="T2"><text:line-break/></text:span><text:span text:style-name="T1">Sia pure bandita dal regno</text:span><text:span text:style-name="T2"><text:line-break/></text:span><text:span text:style-name="T1">l’infame ecc</text:span></text:p>
      <text:p text:style-name="P1"><text:span text:style-name="T1">BALDASARRE</text:span><text:span text:style-name="T2"><text:line-break/></text:span><text:span text:style-name="T1">Si, che un Nume, terribile, ecc.</text:span></text:p>
      <text:p text:style-name="P1"><text:span text:style-name="T1">INES</text:span><text:span text:style-name="T2"><text:line-break/></text:span><text:span text:style-name="T1">Amor, vergogna l’invade, tremendo</text:span><text:span text:style-name="T2"><text:line-break/></text:span><text:span text:style-name="T1">destino, ecc.</text:span></text:p>
      <text:p text:style-name="P1"><text:span text:style-name="T1">ALFONSO</text:span><text:span text:style-name="T2"><text:line-break/></text:span><text:span text:style-name="T1">M’arde il petto</text:span><text:span text:style-name="T2"><text:line-break/></text:span><text:span text:style-name="T1">tremendo disdegno, ecc.</text:span></text:p>
      <text:p text:style-name="P1"><text:span text:style-name="T1">NOBILI</text:span><text:span text:style-name="T2"><text:line-break/></text:span><text:span text:style-name="T1">Sia maledetto chi asil le diè!</text:span></text:p>
      <text:p text:style-name="P1"><text:span text:style-name="T1">BALDASARRE</text:span><text:span text:style-name="T2"><text:line-break/></text:span><text:span text:style-name="T1">Fuggiam! Fuggiam!</text:span></text:p>
      <text:p text:style-name="P1"><text:span text:style-name="T1">GASPARO</text:span><text:span text:style-name="T2"><text:line-break/></text:span><text:span text:style-name="T1">Maledetto chi asilo…</text:span></text:p>
      <text:p text:style-name="P1"><text:span text:style-name="T1">LEONORA</text:span><text:span text:style-name="T2"><text:line-break/></text:span><text:span text:style-name="T1">Ah! Morte,</text:span><text:span text:style-name="T2"><text:line-break/></text:span><text:span text:style-name="T1">deh, scendi alfin su me!</text:span></text:p>
      <text:p text:style-name="P1"><text:span text:style-name="T1">INES</text:span><text:span text:style-name="T2"><text:line-break/></text:span><text:span text:style-name="T1">Ah! Perduta, perduta, ah! ecc.</text:span></text:p>
      <text:p text:style-name="P1"><text:span text:style-name="T1">GASPARO</text:span><text:span text:style-name="T2"><text:line-break/></text:span><text:span text:style-name="T1">…si, maledetto, chi asilo le die!</text:span></text:p>
      <text:p text:style-name="P1"><text:span text:style-name="T1">ALFONSO</text:span><text:span text:style-name="T2"><text:line-break/></text:span><text:span text:style-name="T1">Ah! Lo scettro,</text:span><text:span text:style-name="T2"><text:line-break/></text:span><text:span text:style-name="T1">il brando s’infrangan con me!</text:span><text:span text:style-name="T2"><text:line-break/></text:span><text:span text:style-name="T1">Il mio scettro, il mio brando, ecc.</text:span></text:p>
      <text:p text:style-name="P1"><text:span text:style-name="T1">BALDASARRE</text:span><text:span text:style-name="T2"><text:line-break/></text:span><text:span text:style-name="T1">Ah! Sacro all’infamia… Ah! si,</text:span><text:span text:style-name="T2"><text:line-break/></text:span><text:span text:style-name="T1">sul re, ecc</text:span></text:p>
      <text:p text:style-name="P1"><text:span text:style-name="T1">NOBILI</text:span><text:span text:style-name="T2"><text:line-break/></text:span><text:span text:style-name="T1">Si, maledetto, sia quell’infame, ecc</text:span><text:span text:style-name="T2"><text:line-break/></text:span><text:span text:style-name="T1">Chi asilo le die, ecc.</text:span><text:span text:style-name="T2"><text:line-break/></text:span><text:span text:style-name="T1">Ah, si, maledetto, ecc.</text:span></text:p>
      <text:p text:style-name="P1"><text:span text:style-name="T1">ATTO III</text:span></text:p>
      <text:p text:style-name="P1"><text:span text:style-name="T1">FERNANDO</text:span><text:span text:style-name="T2"><text:line-break/></text:span><text:span text:style-name="T1">A lei son presso alfine!</text:span><text:span text:style-name="T2"><text:line-break/></text:span><text:span text:style-name="T1">Partivo ignoto,</text:span><text:span text:style-name="T2"><text:line-break/></text:span><text:span text:style-name="T1">e riedo vincitor!</text:span><text:span text:style-name="T2"><text:line-break/></text:span><text:span text:style-name="T1">Mentre in sua corte</text:span><text:span text:style-name="T2"><text:line-break/></text:span><text:span text:style-name="T1">m’appella il re,</text:span><text:span text:style-name="T2"><text:line-break/></text:span><text:span text:style-name="T1">d’amor più che d’orgoglio</text:span><text:span text:style-name="T2"><text:line-break/></text:span><text:span text:style-name="T1">mi freme in petto il cor;</text:span><text:span text:style-name="T2"><text:line-break/></text:span><text:span text:style-name="T1">colei che adoro quivi soggiorna.</text:span><text:span text:style-name="T2"><text:line-break/></text:span><text:span text:style-name="T1">A conoscerla alfin l’alma ritorna.</text:span><text:span text:style-name="T2"><text:line-break/></text:span><text:span text:style-name="T1">Il re!</text:span></text:p>
      <text:p text:style-name="P1"><text:span text:style-name="T1">GASPARO</text:span><text:span text:style-name="T2"><text:line-break/></text:span><text:span text:style-name="T1">Qual fora</text:span><text:span text:style-name="T2"><text:line-break/></text:span><text:span text:style-name="T1">di quell’ente il fato?</text:span></text:p>
      <text:p text:style-name="P1"><text:span text:style-name="T1">ALFONSO</text:span><text:span text:style-name="T2"><text:line-break/></text:span><text:span text:style-name="T1">D’un frate alle minaccie</text:span><text:span text:style-name="T2"><text:line-break/></text:span><text:span text:style-name="T1">ceder dunque dovrò?</text:span></text:p>
      <text:p text:style-name="P1"><text:span text:style-name="T1">GASPARO</text:span><text:span text:style-name="T2"><text:line-break/></text:span><text:span text:style-name="T1">Ma il re giustizia a se ricusa?</text:span></text:p>
      <text:p text:style-name="P1"><text:span text:style-name="T1">ALFONSO</text:span><text:span text:style-name="T2"><text:line-break/></text:span><text:span text:style-name="T1">Leonora s’inoltri;</text:span><text:span text:style-name="T2"><text:line-break/></text:span><text:span text:style-name="T1">Inés, complice sua,</text:span><text:span text:style-name="T2"><text:line-break/></text:span><text:span text:style-name="T1">prigion rattieni.</text:span></text:p>
      <text:p text:style-name="P1"><text:span text:style-name="T1">ALFONSO</text:span><text:span text:style-name="T2"><text:line-break/></text:span><text:span text:style-name="T1">Sei tu, mio nume tutelar!</text:span><text:span text:style-name="T2"><text:line-break/></text:span><text:span text:style-name="T1">Ti deve la sua salvezza il re.</text:span></text:p>
      <text:p text:style-name="P1"><text:span text:style-name="T1">FERNANDO</text:span><text:span text:style-name="T2"><text:line-break/></text:span><text:span text:style-name="T1">Contento appieno mi fé l’onor.</text:span></text:p>
      <text:p text:style-name="P1"><text:span text:style-name="T1">ALFONSO</text:span><text:span text:style-name="T2"><text:line-break/></text:span><text:span text:style-name="T1">De tuoi sudori, tu stesso, il vo</text:span><text:span text:style-name="T2"><text:line-break/></text:span><text:span text:style-name="T1">or ricompensa chiedi.</text:span><text:span text:style-name="T2"><text:line-break/></text:span><text:span text:style-name="T1">All’accento del re t’affida e credi.</text:span></text:p>
      <text:p text:style-name="P1"><text:span text:style-name="T1">FERNANDO</text:span><text:span text:style-name="T2"><text:line-break/></text:span><text:span text:style-name="T1">Sire, soldato misero,</text:span><text:span text:style-name="T2"><text:line-break/></text:span><text:span text:style-name="T1">per nobil dama amor</text:span><text:span text:style-name="T2"><text:line-break/></text:span><text:span text:style-name="T1">m’accende il petto;</text:span><text:span text:style-name="T2"><text:line-break/></text:span><text:span text:style-name="T1">e imiei trionfi io deggio,</text:span><text:span text:style-name="T2"><text:line-break/></text:span><text:span text:style-name="T1">la mia gloria al suo amor.</text:span><text:span text:style-name="T2"><text:line-break/></text:span><text:span text:style-name="T1">Questa ti chieggo.</text:span></text:p>
      <text:p text:style-name="P1"><text:span text:style-name="T1">ALFONSO</text:span><text:span text:style-name="T2"><text:line-break/></text:span><text:span text:style-name="T1">Sia tua; la noma.</text:span></text:p>
      <text:p text:style-name="P1"><text:span text:style-name="T1">FERNANDO</text:span><text:span text:style-name="T2"><text:line-break/></text:span><text:span text:style-name="T1">Costei s’appella…</text:span><text:span text:style-name="T2"><text:line-break/></text:span><text:span text:style-name="T1">…Vedila, la più bella!</text:span></text:p>
      <text:p text:style-name="P1"><text:span text:style-name="T1">ALFONSO</text:span><text:span text:style-name="T2"><text:line-break/></text:span><text:span text:style-name="T1">Leonora!</text:span></text:p>
      <text:p text:style-name="P1"><text:span text:style-name="T1">LEONORA</text:span><text:span text:style-name="T2"><text:line-break/></text:span><text:span text:style-name="T1">Fernando!</text:span><text:span text:style-name="T2"><text:line-break/></text:span><text:span text:style-name="T1">Rea comparirgli innanzi!</text:span></text:p>
      <text:p text:style-name="P1"><text:span text:style-name="T1">ALFONSO</text:span><text:span text:style-name="T2"><text:line-break/></text:span><text:span text:style-name="T1">Leonora, ei del suo cor la brama</text:span><text:span text:style-name="T2"><text:line-break/></text:span><text:span text:style-name="T1">ch’ei t’ama or mi svelo.</text:span></text:p>
      <text:p text:style-name="P1"><text:span text:style-name="T1">LEONORA</text:span><text:span text:style-name="T2"><text:line-break/></text:span><text:span text:style-name="T1">Quel guardo m’agghiacciò!</text:span></text:p>
      <text:p text:style-name="P1"><text:span text:style-name="T1">ALFONSO</text:span><text:span text:style-name="T2"><text:line-break/></text:span><text:span text:style-name="T1">Potria piombar su te,</text:span><text:span text:style-name="T2"><text:line-break/></text:span><text:span text:style-name="T1">poiché il tacer ti alletta,</text:span><text:span text:style-name="T2"><text:line-break/></text:span><text:span text:style-name="T1">la collera del re</text:span><text:span text:style-name="T2"><text:line-break/></text:span><text:span text:style-name="T1">coll’alta sua vendetta.</text:span><text:span text:style-name="T2"><text:line-break/></text:span><text:span text:style-name="T1">Fernando a te la mano</text:span><text:span text:style-name="T2"><text:line-break/></text:span><text:span text:style-name="T1">desia di sposo offrir.</text:span></text:p>
      <text:p text:style-name="P1"><text:span text:style-name="T1">LEONORA</text:span><text:span text:style-name="T2"><text:line-break/></text:span><text:span text:style-name="T1">Fia ver?</text:span></text:p>
      <text:p text:style-name="P1"><text:span text:style-name="T1">ALFONSO</text:span><text:span text:style-name="T2"><text:line-break/></text:span><text:span text:style-name="T1">Cortese, il tuo sovrano</text:span><text:span text:style-name="T2"><text:line-break/></text:span><text:span text:style-name="T1">a lui ti dona.</text:span></text:p>
      <text:p text:style-name="P1"><text:span text:style-name="T1">LEONORA</text:span><text:span text:style-name="T2"><text:line-break/></text:span><text:span text:style-name="T1">O ciel!</text:span></text:p>
      <text:p text:style-name="P1"><text:span text:style-name="T1">ALFONSO</text:span><text:span text:style-name="T2"><text:line-break/></text:span><text:span text:style-name="T1">Doman tu dei partir,</text:span><text:span text:style-name="T2"><text:line-break/></text:span><text:span text:style-name="T1">A tanto amor,</text:span><text:span text:style-name="T2"><text:line-break/></text:span><text:span text:style-name="T1">Leonora, il tuo risponda,</text:span><text:span text:style-name="T2"><text:line-break/></text:span><text:span text:style-name="T1">quand’ei felice non vivrà che in te.</text:span><text:span text:style-name="T2"><text:line-break/></text:span><text:span text:style-name="T1">Dolce la speme del suo cor seconda</text:span><text:span text:style-name="T2"><text:line-break/></text:span><text:span text:style-name="T1">ch’ei mai non debba maledir tua fé.</text:span><text:span text:style-name="T2"><text:line-break/></text:span><text:span text:style-name="T1">A tanto amor,</text:span><text:span text:style-name="T2"><text:line-break/></text:span><text:span text:style-name="T1">Leonora, il tuo risponda,</text:span><text:span text:style-name="T2"><text:line-break/></text:span><text:span text:style-name="T1">quand’ei felice non vivrà che in te.</text:span></text:p>
      <text:p text:style-name="P1"><text:span text:style-name="T1">FERNADO, LEONORA</text:span><text:span text:style-name="T2"><text:line-break/></text:span><text:span text:style-name="T1">Se inganno egli e, a me s’asconda,</text:span><text:span text:style-name="T2"><text:line-break/></text:span><text:span text:style-name="T1">s’asconda, s’asconda il ver,</text:span><text:span text:style-name="T2"><text:line-break/></text:span><text:span text:style-name="T1">che rischiarir mi de!</text:span></text:p>
      <text:p text:style-name="P1"><text:span text:style-name="T1">ALFONSO</text:span><text:span text:style-name="T2"><text:line-break/></text:span><text:span text:style-name="T1">Ah!</text:span><text:span text:style-name="T2"><text:line-break/></text:span><text:span text:style-name="T1">Del suo cor la speme seconda</text:span><text:span text:style-name="T2"><text:line-break/></text:span><text:span text:style-name="T1">ch’ei mai non debba,</text:span><text:span text:style-name="T2"><text:line-break/></text:span><text:span text:style-name="T1">no, non debba maledir tua fé!</text:span><text:span text:style-name="T2"><text:line-break/></text:span><text:span text:style-name="T1">Entro un’ora il rito fia compito!</text:span></text:p>
      <text:p text:style-name="P1"><text:span text:style-name="T1">FERNANDO</text:span><text:span text:style-name="T2"><text:line-break/></text:span><text:span text:style-name="T1">Mio Signor, a tuoi pie</text:span><text:span text:style-name="T2"><text:line-break/></text:span><text:span text:style-name="T1">col sangue mio</text:span><text:span text:style-name="T2"><text:line-break/></text:span><text:span text:style-name="T1">or vogl’io donarti il cor…</text:span><text:span text:style-name="T2"><text:line-break/></text:span><text:span text:style-name="T1">…or vogl’io donarti il cor!</text:span></text:p>
      <text:p text:style-name="P1"><text:span text:style-name="T1">LEONORA</text:span><text:span text:style-name="T2"><text:line-break/></text:span><text:span text:style-name="T1">Ma tal giuro?</text:span></text:p>
      <text:p text:style-name="P1"><text:span text:style-name="T1">ALFONSO</text:span><text:span text:style-name="T2"><text:line-break/></text:span><text:span text:style-name="T1">Ei fia serbato;</text:span><text:span text:style-name="T2"><text:line-break/></text:span><text:span text:style-name="T1">se ingannato io fui da te,</text:span><text:span text:style-name="T2"><text:line-break/></text:span><text:span text:style-name="T1">vendicarsi appien sa il re!</text:span></text:p>
      <text:p text:style-name="P1"><text:span text:style-name="T1">LEONORA</text:span><text:span text:style-name="T2"><text:line-break/></text:span><text:span text:style-name="T1">Che mai sento?</text:span></text:p>
      <text:p text:style-name="P1"><text:span text:style-name="T1">ALFONSO</text:span><text:span text:style-name="T2"><text:line-break/></text:span><text:span text:style-name="T1">Fernando, entro un’ora!</text:span></text:p>
      <text:p text:style-name="P1"><text:span text:style-name="T1">FERNANDO</text:span><text:span text:style-name="T2"><text:line-break/></text:span><text:span text:style-name="T1">Ah, Signor!</text:span></text:p>
      <text:p text:style-name="P1"><text:span text:style-name="T1">ALFONSO</text:span><text:span text:style-name="T2"><text:line-break/></text:span><text:span text:style-name="T1">Ah, si!</text:span><text:span text:style-name="T2"><text:line-break/></text:span><text:span text:style-name="T1">A tanto amor,</text:span><text:span text:style-name="T2"><text:line-break/></text:span><text:span text:style-name="T1">Leonora. il tuo risponda,</text:span><text:span text:style-name="T2"><text:line-break/></text:span><text:span text:style-name="T1">quand’ei felice non vivrà che in te.</text:span><text:span text:style-name="T2"><text:line-break/></text:span><text:span text:style-name="T1">Dolce la speme del suo cor seconda</text:span><text:span text:style-name="T2"><text:line-break/></text:span><text:span text:style-name="T1">ch’ei mai non debba,</text:span><text:span text:style-name="T2"><text:line-break/></text:span><text:span text:style-name="T1">no, non debba maledir tua fé.</text:span><text:span text:style-name="T2"><text:line-break/></text:span><text:span text:style-name="T1">Ah, no! Ah. no!</text:span><text:span text:style-name="T2"><text:line-break/></text:span><text:span text:style-name="T1">Mai non debba la tua fé!</text:span><text:span text:style-name="T2"><text:line-break/></text:span><text:span text:style-name="T1">Ah, no! Ah, no!</text:span></text:p>
      <text:p text:style-name="P1"><text:span text:style-name="T1">LEONORA</text:span><text:span text:style-name="T2"><text:line-break/></text:span><text:span text:style-name="T1">O Ciel!</text:span></text:p>
      <text:p text:style-name="P1"><text:span text:style-name="T1">FERNANDO</text:span><text:span text:style-name="T2"><text:line-break/></text:span><text:span text:style-name="T1">Signore!</text:span></text:p>
      <text:p text:style-name="P1"><text:span text:style-name="T1">ALFONSO</text:span><text:span text:style-name="T2"><text:line-break/></text:span><text:span text:style-name="T1">Non debba maledir mai la tua fé!</text:span><text:span text:style-name="T2"><text:line-break/></text:span><text:span text:style-name="T1">Entro un’ora all’altar!</text:span></text:p>
      <text:p text:style-name="P1"><text:span text:style-name="T1">LEONORA</text:span><text:span text:style-name="T2"><text:line-break/></text:span><text:span text:style-name="T1">Fia dunque vero? Ciel!</text:span><text:span text:style-name="T2"><text:line-break/></text:span><text:span text:style-name="T1">Ei, Fernando, lo sposo di Leonora!</text:span><text:span text:style-name="T2"><text:line-break/></text:span><text:span text:style-name="T1">Ah!</text:span><text:span text:style-name="T2"><text:line-break/></text:span><text:span text:style-name="T1">Tutto mel dice,</text:span><text:span text:style-name="T2"><text:line-break/></text:span><text:span text:style-name="T1">e dubbiael’alma ancora</text:span><text:span text:style-name="T2"><text:line-break/></text:span><text:span text:style-name="T1">all’inattesa gioia!</text:span><text:span text:style-name="T2"><text:line-break/></text:span><text:span text:style-name="T1">Io? Sposarlo?</text:span><text:span text:style-name="T2"><text:line-break/></text:span><text:span text:style-name="T1">O mia vergogna estrema!</text:span><text:span text:style-name="T2"><text:line-break/></text:span><text:span text:style-name="T1">In dote alprode recar il</text:span><text:span text:style-name="T2"><text:line-break/></text:span><text:span text:style-name="T1">disonor?</text:span><text:span text:style-name="T2"><text:line-break/></text:span><text:span text:style-name="T1">No! Mai!</text:span><text:span text:style-name="T2"><text:line-break/></text:span><text:span text:style-name="T1">Dovesse esecrarmi, fuggir,</text:span><text:span text:style-name="T2"><text:line-break/></text:span><text:span text:style-name="T1">sapra in brev’ora chi sia</text:span><text:span text:style-name="T2"><text:line-break/></text:span><text:span text:style-name="T1">la donna che cotanto adora!</text:span><text:span text:style-name="T2"><text:line-break/></text:span><text:span text:style-name="T1">O mio Fernando,</text:span><text:span text:style-name="T2"><text:line-break/></text:span><text:span text:style-name="T1">dalla terra il trono.</text:span><text:span text:style-name="T2"><text:line-break/></text:span><text:span text:style-name="T1">a possederti avria donato il cor!</text:span><text:span text:style-name="T2"><text:line-break/></text:span><text:span text:style-name="T1">Ma l’amor mio,</text:span><text:span text:style-name="T2"><text:line-break/></text:span><text:span text:style-name="T1">più puro e del perdono,</text:span><text:span text:style-name="T2"><text:line-break/></text:span><text:span text:style-name="T1">dannato – ahi, lassa! –</text:span><text:span text:style-name="T2"><text:line-break/></text:span><text:span text:style-name="T1">e a disperato orror!.</text:span><text:span text:style-name="T2"><text:line-break/></text:span><text:span text:style-name="T1">Il ver fia noto,</text:span><text:span text:style-name="T2"><text:line-break/></text:span><text:span text:style-name="T1">e in dispregio estremo</text:span><text:span text:style-name="T2"><text:line-break/></text:span><text:span text:style-name="T1">la pena avrommi che maggior si de’.</text:span><text:span text:style-name="T2"><text:line-break/></text:span><text:span text:style-name="T1">Ah! – Se il tuo sdegno allor,</text:span><text:span text:style-name="T2"><text:line-break/></text:span><text:span text:style-name="T1">allor fia meno,</text:span><text:span text:style-name="T2"><text:line-break/></text:span><text:span text:style-name="T1">mio Dio, fammi morir!</text:span><text:span text:style-name="T2"><text:line-break/></text:span><text:span text:style-name="T1">Ah, si, gran Dio, ah, fammi morir!</text:span><text:span text:style-name="T2"><text:line-break/></text:span><text:span text:style-name="T1">Ah! Se fia meno il tuo disdegno,</text:span><text:span text:style-name="T2"><text:line-break/></text:span><text:span text:style-name="T1">ah, gran Dio, fammi morir!</text:span><text:span text:style-name="T2"><text:line-break/></text:span><text:span text:style-name="T1">Ah, se fia meno il tuo disdegno,</text:span><text:span text:style-name="T2"><text:line-break/></text:span><text:span text:style-name="T1">piombi, O Dio, la fulgor tua su me!</text:span><text:span text:style-name="T2"><text:line-break/></text:span><text:span text:style-name="T1">Orsù, crudeli! – e chi v’arresta?</text:span><text:span text:style-name="T2"><text:line-break/></text:span><text:span text:style-name="T1">Scritto in cielo e il mio dolor!</text:span><text:span text:style-name="T2"><text:line-break/></text:span><text:span text:style-name="T1">Scritto in cielo é il mio dolor.</text:span><text:span text:style-name="T2"><text:line-break/></text:span><text:span text:style-name="T1">Su, venite alla fasta,</text:span><text:span text:style-name="T2"><text:line-break/></text:span><text:span text:style-name="T1">sparsa l’ara sia di fior!</text:span><text:span text:style-name="T2"><text:line-break/></text:span><text:span text:style-name="T1">Già la tomba a me s’appresta;</text:span><text:span text:style-name="T2"><text:line-break/></text:span><text:span text:style-name="T1">ricoperta in negro vel</text:span><text:span text:style-name="T2"><text:line-break/></text:span><text:span text:style-name="T1">sia la trista fidanzata</text:span><text:span text:style-name="T2"><text:line-break/></text:span><text:span text:style-name="T1">che reietta, disperata.</text:span><text:span text:style-name="T2"><text:line-break/></text:span><text:span text:style-name="T1">non avrà perdono in ciel.</text:span><text:span text:style-name="T2"><text:line-break/></text:span><text:span text:style-name="T1">Maledetta, disperata.</text:span><text:span text:style-name="T2"><text:line-break/></text:span><text:span text:style-name="T1">non avrà perdono in ciel,</text:span><text:span text:style-name="T2"><text:line-break/></text:span><text:span text:style-name="T1">no, no, non avrà!</text:span><text:span text:style-name="T2"><text:line-break/></text:span><text:span text:style-name="T1">Maledetta, disperata,</text:span><text:span text:style-name="T2"><text:line-break/></text:span><text:span text:style-name="T1">non avrà….ecc.</text:span><text:span text:style-name="T2"><text:line-break/></text:span><text:span text:style-name="T1">Ah, crudeli! – e chi v’arresta?</text:span><text:span text:style-name="T2"><text:line-break/></text:span><text:span text:style-name="T1">Scritto in cielo é il mio dolor!</text:span><text:span text:style-name="T2"><text:line-break/></text:span><text:span text:style-name="T1">Vieni, crudele! Ah! vien!</text:span><text:span text:style-name="T2"><text:line-break/></text:span><text:span text:style-name="T1">Scritto in ciel e il mio dolor!</text:span><text:span text:style-name="T2"><text:line-break/></text:span><text:span text:style-name="T1">Su, venite! Ell’e una festa,</text:span><text:span text:style-name="T2"><text:line-break/></text:span><text:span text:style-name="T1">sparsa l’ara sia di fior!</text:span><text:span text:style-name="T2"><text:line-break/></text:span><text:span text:style-name="T1">Già la tomba a me s’appresta,</text:span><text:span text:style-name="T2"><text:line-break/></text:span><text:span text:style-name="T1">e, coperta in negro vel</text:span><text:span text:style-name="T2"><text:line-break/></text:span><text:span text:style-name="T1">sia la trista fidanzata,</text:span><text:span text:style-name="T2"><text:line-break/></text:span><text:span text:style-name="T1">che, reietta, disperata,</text:span><text:span text:style-name="T2"><text:line-break/></text:span><text:span text:style-name="T1">non avrà perdono in ciel</text:span><text:span text:style-name="T2"><text:line-break/></text:span><text:span text:style-name="T1">Maledetta, disperata,</text:span><text:span text:style-name="T2"><text:line-break/></text:span><text:span text:style-name="T1">non avrà perdono in ciel!…acc.</text:span><text:span text:style-name="T2"><text:line-break/></text:span><text:span text:style-name="T1">cielo!..etc.</text:span><text:span text:style-name="T2"><text:line-break/></text:span><text:span text:style-name="T1">Ines!</text:span></text:p>
      <text:p text:style-name="P1"><text:span text:style-name="T1">INES</text:span><text:span text:style-name="T2"><text:line-break/></text:span><text:span text:style-name="T1">Sposo a te, Fernando?</text:span><text:span text:style-name="T2"><text:line-break/></text:span><text:span text:style-name="T1">E fia ver?</text:span></text:p>
      <text:p text:style-name="P1"><text:span text:style-name="T1">LEONORA</text:span><text:span text:style-name="T2"><text:line-break/></text:span><text:span text:style-name="T1">Consorte a me! La crudel Fortuna</text:span><text:span text:style-name="T2"><text:line-break/></text:span><text:span text:style-name="T1">tanta gioia al mio cor,</text:span><text:span text:style-name="T2"><text:line-break/></text:span><text:span text:style-name="T1">no, non serbava!</text:span><text:span text:style-name="T2"><text:line-break/></text:span><text:span text:style-name="T1">Cerca Fernando:</text:span><text:span text:style-name="T2"><text:line-break/></text:span><text:span text:style-name="T1">ch’io fui del re la balla, digli!</text:span><text:span text:style-name="T2"><text:line-break/></text:span><text:span text:style-name="T1">Ah! s’egli m’abbandona</text:span><text:span text:style-name="T2"><text:line-break/></text:span><text:span text:style-name="T1">ne un lamento darò;</text:span><text:span text:style-name="T2"><text:line-break/></text:span><text:span text:style-name="T1">ma, se a Dio pari,</text:span><text:span text:style-name="T2"><text:line-break/></text:span><text:span text:style-name="T1">generoso ei perdona,</text:span><text:span text:style-name="T2"><text:line-break/></text:span><text:span text:style-name="T1">prostata ognor,</text:span><text:span text:style-name="T2"><text:line-break/></text:span><text:span text:style-name="T1">servirlo, amarlo, benedirlo,</text:span><text:span text:style-name="T2"><text:line-break/></text:span><text:span text:style-name="T1">fia poco ancor,</text:span><text:span text:style-name="T2"><text:line-break/></text:span><text:span text:style-name="T1">per lui son presta a morte!</text:span><text:span text:style-name="T2"><text:line-break/></text:span><text:span text:style-name="T1">Cosi gli parla,</text:span><text:span text:style-name="T2"><text:line-break/></text:span><text:span text:style-name="T1">almen ch’ei sappia il vero,</text:span><text:span text:style-name="T2"><text:line-break/></text:span><text:span text:style-name="T1">e da ma primo il sappia.</text:span></text:p>
      <text:p text:style-name="P1"><text:span text:style-name="T1">INES</text:span><text:span text:style-name="T2"><text:line-break/></text:span><text:span text:style-name="T1">Mia signora, contate su di me!</text:span><text:span text:style-name="T2"><text:line-break/></text:span><text:span text:style-name="T1">In corro.</text:span></text:p>
      <text:p text:style-name="P1"><text:span text:style-name="T1">GASPARO</text:span><text:span text:style-name="T2"><text:line-break/></text:span><text:span text:style-name="T1">Arrestati!</text:span><text:span text:style-name="T2"><text:line-break/></text:span><text:span text:style-name="T1">D’Alfonso ordin sovrano</text:span><text:span text:style-name="T2"><text:line-break/></text:span><text:span text:style-name="T1">t’impon</text:span><text:span text:style-name="T2"><text:line-break/></text:span><text:span text:style-name="T1">che tosto a me prigion ti rendi.</text:span><text:span text:style-name="T2"><text:line-break/></text:span><text:span text:style-name="T1">Dessa tu dei seguir.</text:span></text:p>
      <text:p text:style-name="P1"><text:span text:style-name="T1">INES</text:span><text:span text:style-name="T2"><text:line-break/></text:span><text:span text:style-name="T1">O ciel! di noipietà!</text:span></text:p>
      <text:p text:style-name="P1"><text:span text:style-name="T1">NOBILI</text:span><text:span text:style-name="T2"><text:line-break/></text:span><text:span text:style-name="T1">Di già nella cappella,</text:span><text:span text:style-name="T2"><text:line-break/></text:span><text:span text:style-name="T1">la di cui volta splende,</text:span><text:span text:style-name="T2"><text:line-break/></text:span><text:span text:style-name="T1">soave voce appella</text:span><text:span text:style-name="T2"><text:line-break/></text:span><text:span text:style-name="T1">gli sposi al sacro altar.</text:span><text:span text:style-name="T2"><text:line-break/></text:span><text:span text:style-name="T1">Di glia nella cappella….ecc.</text:span><text:span text:style-name="T2"><text:line-break/></text:span><text:span text:style-name="T1">Regni in que petti eterno</text:span><text:span text:style-name="T2"><text:line-break/></text:span><text:span text:style-name="T1">l’amor che si l’accende,</text:span><text:span text:style-name="T2"><text:line-break/></text:span><text:span text:style-name="T1">ed il favor superno</text:span><text:span text:style-name="T2"><text:line-break/></text:span><text:span text:style-name="T1">di gioie spanda un mar!</text:span><text:span text:style-name="T2"><text:line-break/></text:span><text:span text:style-name="T1">Si, di gioie spanda un mar!</text:span><text:span text:style-name="T2"><text:line-break/></text:span><text:span text:style-name="T1">Ah si, l’amor che l’accende</text:span><text:span text:style-name="T2"><text:line-break/></text:span><text:span text:style-name="T1">di dolcezza spanda un mar! ecc.</text:span></text:p>
      <text:p text:style-name="P1"><text:span text:style-name="T1">FERNANDO</text:span><text:span text:style-name="T2"><text:line-break/></text:span><text:span text:style-name="T1">Ah! che da tanta gioia</text:span><text:span text:style-name="T2"><text:line-break/></text:span><text:span text:style-name="T1">inebriato e il core!</text:span><text:span text:style-name="T2"><text:line-break/></text:span><text:span text:style-name="T1">Sogno avverato,</text:span><text:span text:style-name="T2"><text:line-break/></text:span><text:span text:style-name="T1">insperato favor!</text:span><text:span text:style-name="T2"><text:line-break/></text:span><text:span text:style-name="T1">Poss’io del pari</text:span><text:span text:style-name="T2"><text:line-break/></text:span><text:span text:style-name="T1">ir de più grandi al fianco!</text:span></text:p>
      <text:p text:style-name="P1"><text:span text:style-name="T1">ALFONSO</text:span><text:span text:style-name="T2"><text:line-break/></text:span><text:span text:style-name="T1">A ognun fia noto</text:span><text:span text:style-name="T2"><text:line-break/></text:span><text:span text:style-name="T1">quant’io t’onori:</text:span><text:span text:style-name="T2"><text:line-break/></text:span><text:span text:style-name="T1">O tu, che mi salvasti,</text:span><text:span text:style-name="T2"><text:line-break/></text:span><text:span text:style-name="T1">tu di Zamora conte,</text:span><text:span text:style-name="T2"><text:line-break/></text:span><text:span text:style-name="T1">de mauri vincitor,</text:span><text:span text:style-name="T2"><text:line-break/></text:span><text:span text:style-name="T1">Marchese di Montreal,</text:span><text:span text:style-name="T2"><text:line-break/></text:span><text:span text:style-name="T1">quest’ordin t’abbi ancora!</text:span></text:p>
      <text:p text:style-name="P1"><text:span text:style-name="T1">GASPARO</text:span><text:span text:style-name="T2"><text:line-break/></text:span><text:span text:style-name="T1">Ebben. che parvi?</text:span></text:p>
      <text:p text:style-name="P1"><text:span text:style-name="T1">NOBILE</text:span><text:span text:style-name="T2"><text:line-break/></text:span><text:span text:style-name="T1">I re son generosi!</text:span></text:p>
      <text:p text:style-name="P1"><text:span text:style-name="T1">GASPARO</text:span><text:span text:style-name="T2"><text:line-break/></text:span><text:span text:style-name="T1">Il prezzo e questo</text:span><text:span text:style-name="T2"><text:line-break/></text:span><text:span text:style-name="T1">dell’onta e dell’infamia.</text:span></text:p>
      <text:p text:style-name="P1"><text:span text:style-name="T1">NOBILE</text:span><text:span text:style-name="T2"><text:line-break/></text:span><text:span text:style-name="T1">Dunque. e vero l’imen?</text:span></text:p>
      <text:p text:style-name="P1"><text:span text:style-name="T1">GASPARO</text:span><text:span text:style-name="T2"><text:line-break/></text:span><text:span text:style-name="T1">Suocero e rege</text:span><text:span text:style-name="T2"><text:line-break/></text:span><text:span text:style-name="T1">insiem si conciliaron,</text:span><text:span text:style-name="T2"><text:line-break/></text:span><text:span text:style-name="T1">e il patto indegno</text:span><text:span text:style-name="T2"><text:line-break/></text:span><text:span text:style-name="T1">dovrà del veglio lo sdegno raffrenar.</text:span></text:p>
      <text:p text:style-name="P1"><text:span text:style-name="T1">NOBILE</text:span><text:span text:style-name="T2"><text:line-break/></text:span><text:span text:style-name="T1">Ma vien Leonora.</text:span></text:p>
      <text:p text:style-name="P1"><text:span text:style-name="T1">GASPARO</text:span><text:span text:style-name="T2"><text:line-break/></text:span><text:span text:style-name="T1">La signora regal!</text:span></text:p>
      <text:p text:style-name="P1"><text:span text:style-name="T1">LEONORA</text:span><text:span text:style-name="T2"><text:line-break/></text:span><text:span text:style-name="T1">Io mi sorreggo a pena!</text:span><text:span text:style-name="T2"><text:line-break/></text:span><text:span text:style-name="T1">O ciel!</text:span><text:span text:style-name="T2"><text:line-break/></text:span><text:span text:style-name="T1">Gli sguardi senza rancor mi volge!</text:span></text:p>
      <text:p text:style-name="P1"><text:span text:style-name="T1">FERNANDO</text:span><text:span text:style-name="T2"><text:line-break/></text:span><text:span text:style-name="T1">L’ara e presta, O gentil!</text:span></text:p>
      <text:p text:style-name="P1"><text:span text:style-name="T1">LEONORA</text:span><text:span text:style-name="T2"><text:line-break/></text:span><text:span text:style-name="T1">Ah! Gran Dio!</text:span></text:p>
      <text:p text:style-name="P1"><text:span text:style-name="T1">FERNANDO</text:span><text:span text:style-name="T2"><text:line-break/></text:span><text:span text:style-name="T1">Tu tremi?</text:span></text:p>
      <text:p text:style-name="P1"><text:span text:style-name="T1">LEONORA</text:span><text:span text:style-name="T2"><text:line-break/></text:span><text:span text:style-name="T1">Si, di gioia.</text:span></text:p>
      <text:p text:style-name="P1"><text:span text:style-name="T1">GASPARO</text:span><text:span text:style-name="T2"><text:line-break/></text:span><text:span text:style-name="T1">O infame!</text:span></text:p>
      <text:p text:style-name="P1"><text:span text:style-name="T1">FERNANDO</text:span><text:span text:style-name="T2"><text:line-break/></text:span><text:span text:style-name="T1">Meco vieni. e d’uno sposo</text:span><text:span text:style-name="T2"><text:line-break/></text:span><text:span text:style-name="T1">al fianco or ti sostieni!</text:span></text:p>
      <text:p text:style-name="P1"><text:span text:style-name="T1">NOBILI</text:span><text:span text:style-name="T2"><text:line-break/></text:span><text:span text:style-name="T1">Di già nella cappella…ecc.</text:span></text:p>
      <text:p text:style-name="P1"><text:span text:style-name="T1">GASPARO</text:span><text:span text:style-name="T2"><text:line-break/></text:span><text:span text:style-name="T1">O viltade, obbrobrio insano!</text:span></text:p>
      <text:p text:style-name="P1"><text:span text:style-name="T1">NOBILI</text:span><text:span text:style-name="T2"><text:line-break/></text:span><text:span text:style-name="T1">Questo etroppo in mia fé!</text:span></text:p>
      <text:p text:style-name="P1"><text:span text:style-name="T1">GASPARO</text:span><text:span text:style-name="T2"><text:line-break/></text:span><text:span text:style-name="T1">Di consorte offrir la mano…</text:span></text:p>
      <text:p text:style-name="P1"><text:span text:style-name="T1">NOBILI</text:span><text:span text:style-name="T2"><text:line-break/></text:span><text:span text:style-name="T1">alla bella del re!</text:span></text:p>
      <text:p text:style-name="P1"><text:span text:style-name="T1">GASPARO</text:span><text:span text:style-name="T2"><text:line-break/></text:span><text:span text:style-name="T1">II montanaro abbietto…</text:span></text:p>
      <text:p text:style-name="P1"><text:span text:style-name="T1">NOBILI</text:span><text:span text:style-name="T2"><text:line-break/></text:span><text:span text:style-name="T1">…senza fama ed onor!</text:span></text:p>
      <text:p text:style-name="P1"><text:span text:style-name="T1">GASPARO</text:span><text:span text:style-name="T2"><text:line-break/></text:span><text:span text:style-name="T1">O viltade! O viltade!</text:span></text:p>
      <text:p text:style-name="P1"><text:span text:style-name="T1">NOBILI</text:span><text:span text:style-name="T2"><text:line-break/></text:span><text:span text:style-name="T1">Questo e troppo inmia fé!</text:span></text:p>
      <text:p text:style-name="P1"><text:span text:style-name="T1">GASPARO</text:span><text:span text:style-name="T2"><text:line-break/></text:span><text:span text:style-name="T1">Marchese il re l’ha detto…</text:span></text:p>
      <text:p text:style-name="P1"><text:span text:style-name="T1">NOBILI</text:span><text:span text:style-name="T2"><text:line-break/></text:span><text:span text:style-name="T1">…e presto saràprence!</text:span></text:p>
      <text:p text:style-name="P1"><text:span text:style-name="T1">GASPARO</text:span><text:span text:style-name="T2"><text:line-break/></text:span><text:span text:style-name="T1">D’Alcantar l’onor a lui fu dato,</text:span><text:span text:style-name="T2"><text:line-break/></text:span><text:span text:style-name="T1">e dei tesor…</text:span></text:p>
      <text:p text:style-name="P1"><text:span text:style-name="T1">NOBILI</text:span><text:span text:style-name="T2"><text:line-break/></text:span><text:span text:style-name="T1">Un rango ed un poter!</text:span></text:p>
      <text:p text:style-name="P1"><text:span text:style-name="T1">NOBILI</text:span><text:span text:style-name="T2"><text:line-break/></text:span><text:span text:style-name="T1">Di sue virtudi e del suo cor bennato,</text:span><text:span text:style-name="T2"><text:line-break/></text:span><text:span text:style-name="T1">pagar fu dritto il vago</text:span><text:span text:style-name="T2"><text:line-break/></text:span><text:span text:style-name="T1">avventurier! (rip.)</text:span><text:span text:style-name="T2"><text:line-break/></text:span><text:span text:style-name="T1">Questo etroppo inmia fé! (rip.)</text:span><text:span text:style-name="T2"><text:line-break/></text:span><text:span text:style-name="T1">Si tenti almen,</text:span><text:span text:style-name="T2"><text:line-break/></text:span><text:span text:style-name="T1">se il nostro spregio ei sfida,</text:span><text:span text:style-name="T2"><text:line-break/></text:span><text:span text:style-name="T1">che al vile orgoglio</text:span><text:span text:style-name="T2"><text:line-break/></text:span><text:span text:style-name="T1">mai la sorte arrida:</text:span><text:span text:style-name="T2"><text:line-break/></text:span><text:span text:style-name="T1">alcun di noi non cerchi il suo favor,</text:span><text:span text:style-name="T2"><text:line-break/></text:span><text:span text:style-name="T1">ch’egli abbia sol</text:span><text:span text:style-name="T2"><text:line-break/></text:span><text:span text:style-name="T1">compagno il disonor!</text:span><text:span text:style-name="T2"><text:line-break/></text:span><text:span text:style-name="T1">Si tenti almen…</text:span><text:span text:style-name="T2"><text:line-break/></text:span><text:span text:style-name="T1">…Ch’egli abbia sol</text:span><text:span text:style-name="T2"><text:line-break/></text:span><text:span text:style-name="T1">compagno il disonor!</text:span><text:span text:style-name="T2"><text:line-break/></text:span><text:span text:style-name="T1">ecc.</text:span><text:span text:style-name="T2"><text:line-break/></text:span><text:span text:style-name="T1">Compagno il disonor, si!</text:span></text:p>
      <text:p text:style-name="P1"><text:span text:style-name="T1">GASPARO</text:span><text:span text:style-name="T2"><text:line-break/></text:span><text:span text:style-name="T1">Il disonor!</text:span></text:p>
      <text:p text:style-name="P1"><text:span text:style-name="T1">NOBILI</text:span><text:span text:style-name="T2"><text:line-break/></text:span><text:span text:style-name="T1">…Compagno sol ecc.</text:span><text:span text:style-name="T2"><text:line-break/></text:span><text:span text:style-name="T1">Si! Si!</text:span></text:p>
      <text:p text:style-name="P1"><text:span text:style-name="T1">FERNANDO</text:span><text:span text:style-name="T2"><text:line-break/></text:span><text:span text:style-name="T1">Per me del ciel di dispiega il favor;</text:span><text:span text:style-name="T2"><text:line-break/></text:span><text:span text:style-name="T1">ah. la mia gioia dividete voi pur,</text:span><text:span text:style-name="T2"><text:line-break/></text:span><text:span text:style-name="T1">meco esultate di si lieto destin:</text:span><text:span text:style-name="T2"><text:line-break/></text:span><text:span text:style-name="T1">alla e pur mia questa donna adorata</text:span><text:span text:style-name="T2"><text:line-break/></text:span><text:span text:style-name="T1">Avvi ad un core ben</text:span><text:span text:style-name="T2"><text:line-break/></text:span><text:span text:style-name="T1">più raro?</text:span><text:span text:style-name="T2"><text:line-break/></text:span><text:span text:style-name="T1">Deh, dite!</text:span></text:p>
      <text:p text:style-name="P1"><text:span text:style-name="T1">NOBILI</text:span><text:span text:style-name="T2"><text:line-break/></text:span><text:span text:style-name="T1">Si! L’onor</text:span></text:p>
      <text:p text:style-name="P1"><text:span text:style-name="T1">FERNANDO</text:span><text:span text:style-name="T2"><text:line-break/></text:span><text:span text:style-name="T1">L’onor!</text:span><text:span text:style-name="T2"><text:line-break/></text:span><text:span text:style-name="T1">Sua nobile fiamma</text:span><text:span text:style-name="T2"><text:line-break/></text:span><text:span text:style-name="T1">a me fu sacra ognora.</text:span><text:span text:style-name="T2"><text:line-break/></text:span><text:span text:style-name="T1">e dalla culla io la toglievo in dote.</text:span><text:span text:style-name="T2"><text:line-break/></text:span><text:span text:style-name="T1">e tutti i beni ch’ogg’io posseggo.</text:span><text:span text:style-name="T2"><text:line-break/></text:span><text:span text:style-name="T1">d’essa son fumo al paro.</text:span></text:p>
      <text:p text:style-name="P1"><text:span text:style-name="T1">NOBILI</text:span><text:span text:style-name="T2"><text:line-break/></text:span><text:span text:style-name="T1">Un ve n’ha ch’e per te.</text:span><text:span text:style-name="T2"><text:line-break/></text:span><text:span text:style-name="T1">per te pensier più caro.</text:span></text:p>
      <text:p text:style-name="P1"><text:span text:style-name="T1">FERNANDO</text:span><text:span text:style-name="T2"><text:line-break/></text:span><text:span text:style-name="T1">Che diceste? Che diceste?</text:span><text:span text:style-name="T2"><text:line-break/></text:span><text:span text:style-name="T1">Di questa ingiuria</text:span><text:span text:style-name="T2"><text:line-break/></text:span><text:span text:style-name="T1">lo vo ragion!</text:span><text:span text:style-name="T2"><text:line-break/></text:span><text:span text:style-name="T1">Ma no, io m’ingannai.</text:span><text:span text:style-name="T2"><text:line-break/></text:span><text:span text:style-name="T1">Deh, parlate, io ve ne supplico!</text:span><text:span text:style-name="T2"><text:line-break/></text:span><text:span text:style-name="T1">Qua le destre, amici!</text:span></text:p>
      <text:p text:style-name="P1"><text:span text:style-name="T1">GASPARO</text:span><text:span text:style-name="T2"><text:line-break/></text:span><text:span text:style-name="T1">Ah. mai!</text:span></text:p>
      <text:p text:style-name="P1"><text:span text:style-name="T1">NOBILI</text:span><text:span text:style-name="T2"><text:line-break/></text:span><text:span text:style-name="T1">E questo nome augusto.</text:span><text:span text:style-name="T2"><text:line-break/></text:span><text:span text:style-name="T1">in avvenir, marchese.</text:span><text:span text:style-name="T2"><text:line-break/></text:span><text:span text:style-name="T1">più non s’udrà per noi!</text:span></text:p>
      <text:p text:style-name="P1"><text:span text:style-name="T1">FERNANDO</text:span><text:span text:style-name="T2"><text:line-break/></text:span><text:span text:style-name="T1">Ebben non più:</text:span><text:span text:style-name="T2"><text:line-break/></text:span><text:span text:style-name="T1">gli atti perversi fian lavati</text:span><text:span text:style-name="T2"><text:line-break/></text:span><text:span text:style-name="T1">col sangue!</text:span></text:p>
      <text:p text:style-name="P1"><text:span text:style-name="T1">NOBILI</text:span><text:span text:style-name="T2"><text:line-break/></text:span><text:span text:style-name="T1">Ebben, si versi.</text:span></text:p>
      <text:p text:style-name="P1"><text:span text:style-name="T1">FERNANDO</text:span><text:span text:style-name="T2"><text:line-break/></text:span><text:span text:style-name="T1">Andiam!</text:span></text:p>
      <text:p text:style-name="P1"><text:span text:style-name="T1">NOBILI</text:span><text:span text:style-name="T2"><text:line-break/></text:span><text:span text:style-name="T1">Andiam!</text:span></text:p>
      <text:p text:style-name="P1"><text:span text:style-name="T1">BALDASARRE</text:span><text:span text:style-name="T2"><text:line-break/></text:span><text:span text:style-name="T1">Figli miei! Frenate all’istante</text:span><text:span text:style-name="T2"><text:line-break/></text:span><text:span text:style-name="T1">quel cieco furor! Ah! Non più!</text:span></text:p>
      <text:p text:style-name="P1"><text:span text:style-name="T1">FERNANDO</text:span><text:span text:style-name="T2"><text:line-break/></text:span><text:span text:style-name="T1">Ah, padre mio!</text:span></text:p>
      <text:p text:style-name="P1"><text:span text:style-name="T1">BALDASARRE</text:span><text:span text:style-name="T2"><text:line-break/></text:span><text:span text:style-name="T1">Figlio!</text:span></text:p>
      <text:p text:style-name="P1"><text:span text:style-name="T1">GASPARO</text:span><text:span text:style-name="T2"><text:line-break/></text:span><text:span text:style-name="T1">Lo sposo di Leonora!</text:span></text:p>
      <text:p text:style-name="P1"><text:span text:style-name="T1">BALDASARRE</text:span><text:span text:style-name="T2"><text:line-break/></text:span><text:span text:style-name="T1">O Dio!</text:span></text:p>
      <text:p text:style-name="P1"><text:span text:style-name="T1">FERNANDO</text:span><text:span text:style-name="T2"><text:line-break/></text:span><text:span text:style-name="T1">Ebben, mio padre?</text:span></text:p>
      <text:p text:style-name="P1"><text:span text:style-name="T1">BALDASARRE</text:span><text:span text:style-name="T2"><text:line-break/></text:span><text:span text:style-name="T1">O Dio! Tu sei disonorato</text:span></text:p>
      <text:p text:style-name="P1"><text:span text:style-name="T1">FERNANDO</text:span><text:span text:style-name="T2"><text:line-break/></text:span><text:span text:style-name="T1">O come,</text:span><text:span text:style-name="T2"><text:line-break/></text:span><text:span text:style-name="T1">O quando, il mio nome macchiai?</text:span></text:p>
      <text:p text:style-name="P1"><text:span text:style-name="T1">NOBILI</text:span><text:span text:style-name="T2"><text:line-break/></text:span><text:span text:style-name="T1">La destra or dando</text:span><text:span text:style-name="T2"><text:line-break/></text:span><text:span text:style-name="T1">alla bella del re!</text:span></text:p>
      <text:p text:style-name="P1"><text:span text:style-name="T1">FERNANDO</text:span><text:span text:style-name="T2"><text:line-break/></text:span><text:span text:style-name="T1">Alla bella del re!</text:span><text:span text:style-name="T2"><text:line-break/></text:span><text:span text:style-name="T1">Alla bella del re!</text:span><text:span text:style-name="T2"><text:line-break/></text:span><text:span text:style-name="T1">Che? Leonora?</text:span><text:span text:style-name="T2"><text:line-break/></text:span><text:span text:style-name="T1">L’inferno arde sul capo mio!</text:span></text:p>
      <text:p text:style-name="P1"><text:span text:style-name="T1">BALDASARRE</text:span><text:span text:style-name="T2"><text:line-break/></text:span><text:span text:style-name="T1">Tu l’ignoravi?</text:span></text:p>
      <text:p text:style-name="P1"><text:span text:style-name="T1">FERNANDO</text:span><text:span text:style-name="T2"><text:line-break/></text:span><text:span text:style-name="T1">Alla bella del re!</text:span><text:span text:style-name="T2"><text:line-break/></text:span><text:span text:style-name="T1">Il lor sangue e a me dovuto!</text:span></text:p>
      <text:p text:style-name="P1"><text:span text:style-name="T1">BALDASARRE</text:span><text:span text:style-name="T2"><text:line-break/></text:span><text:span text:style-name="T1">Arrestatialcun giunge!</text:span></text:p>
      <text:p text:style-name="P1"><text:span text:style-name="T1">FERNANDO</text:span><text:span text:style-name="T2"><text:line-break/></text:span><text:span text:style-name="T1">Io qui l’attendo.</text:span></text:p>
      <text:p text:style-name="P1"><text:span text:style-name="T1">BALDASARRE</text:span><text:span text:style-name="T2"><text:line-break/></text:span><text:span text:style-name="T1">Va!</text:span></text:p>
      <text:p text:style-name="P1"><text:span text:style-name="T1">FERNANDO</text:span><text:span text:style-name="T2"><text:line-break/></text:span><text:span text:style-name="T1">Ah. no, Vendetta io bramo.</text:span></text:p>
      <text:p text:style-name="P1"><text:span text:style-name="T1">BALDASARRE</text:span><text:span text:style-name="T2"><text:line-break/></text:span><text:span text:style-name="T1">Fernando, figlio mio!</text:span></text:p>
      <text:p text:style-name="P1"><text:span text:style-name="T1">FERNANDO</text:span><text:span text:style-name="T2"><text:line-break/></text:span><text:span text:style-name="T1">Padre. in me parla Iddio!</text:span></text:p>
      <text:p text:style-name="P1"><text:span text:style-name="T1">NOBILI</text:span><text:span text:style-name="T2"><text:line-break/></text:span><text:span text:style-name="T1">Qual furor in quell’aspetto</text:span><text:span text:style-name="T2"><text:line-break/></text:span><text:span text:style-name="T1">Il re!</text:span></text:p>
      <text:p text:style-name="P1"><text:span text:style-name="T1">FERNANDO</text:span><text:span text:style-name="T2"><text:line-break/></text:span><text:span text:style-name="T1">Sire. io ti deggio</text:span><text:span text:style-name="T2"><text:line-break/></text:span><text:span text:style-name="T1">mia fortuna, mia vita.</text:span><text:span text:style-name="T2"><text:line-break/></text:span><text:span text:style-name="T1">di conte il nome.</text:span><text:span text:style-name="T2"><text:line-break/></text:span><text:span text:style-name="T1">ogni splendor novello,</text:span><text:span text:style-name="T2"><text:line-break/></text:span><text:span text:style-name="T1">dovizie, dignità.</text:span><text:span text:style-name="T2"><text:line-break/></text:span><text:span text:style-name="T1">beni supremi</text:span><text:span text:style-name="T2"><text:line-break/></text:span><text:span text:style-name="T1">che l’uom desia;</text:span><text:span text:style-name="T2"><text:line-break/></text:span><text:span text:style-name="T1">ma tu volesti, O Dio!</text:span><text:span text:style-name="T2"><text:line-break/></text:span><text:span text:style-name="T1">darli al prezzo crudel…</text:span><text:span text:style-name="T2"><text:line-break/></text:span><text:span text:style-name="T1">Ah, si, dell’onor mio!</text:span></text:p>
      <text:p text:style-name="P1"><text:span text:style-name="T1">NOBILI</text:span><text:span text:style-name="T2"><text:line-break/></text:span><text:span text:style-name="T1">Ah!</text:span></text:p>
      <text:p text:style-name="P1"><text:span text:style-name="T1">FERNANDO</text:span><text:span text:style-name="T2"><text:line-break/></text:span><text:span text:style-name="T1">Al prezzo dell’onor!</text:span></text:p>
      <text:p text:style-name="P1"><text:span text:style-name="T1">ALFONSO</text:span><text:span text:style-name="T2"><text:line-break/></text:span><text:span text:style-name="T1">O ciel! Di quell’alma</text:span><text:span text:style-name="T2"><text:line-break/></text:span><text:span text:style-name="T1">il puro candor</text:span><text:span text:style-name="T2"><text:line-break/></text:span><text:span text:style-name="T1">perduto ha la calma,</text:span><text:span text:style-name="T2"><text:line-break/></text:span><text:span text:style-name="T1">si cangia in furor.</text:span><text:span text:style-name="T2"><text:line-break/></text:span><text:span text:style-name="T1">L’oltraggio che scende</text:span><text:span text:style-name="T2"><text:line-break/></text:span><text:span text:style-name="T1">sul capo dun re (rip.)</text:span><text:span text:style-name="T2"><text:line-break/></text:span><text:span text:style-name="T1">lmmobil mi rende, (rip.)</text:span><text:span text:style-name="T2"><text:line-break/></text:span><text:span text:style-name="T1">tremante mi fé!</text:span></text:p>
      <text:p text:style-name="P1"><text:span text:style-name="T1">NOBILI</text:span><text:span text:style-name="T2"><text:line-break/></text:span><text:span text:style-name="T1">L’oltraggio che scende</text:span><text:span text:style-name="T2"><text:line-break/></text:span><text:span text:style-name="T1">su1 capo d’un re.</text:span><text:span text:style-name="T2"><text:line-break/></text:span><text:span text:style-name="T1">immobil mi rende</text:span><text:span text:style-name="T2"><text:line-break/></text:span><text:span text:style-name="T1">tremante mi fé! ecc.</text:span></text:p>
      <text:p text:style-name="P1"><text:span text:style-name="T1">BALDASARRE</text:span><text:span text:style-name="T2"><text:line-break/></text:span><text:span text:style-name="T1">O ciel! Di quell’alma</text:span><text:span text:style-name="T2"><text:line-break/></text:span><text:span text:style-name="T1">ilpuro candor…</text:span><text:span text:style-name="T2"><text:line-break/></text:span><text:span text:style-name="T1">..perduto ha la calma, O ciel!</text:span></text:p>
      <text:p text:style-name="P1"><text:span text:style-name="T1">ALFONSO</text:span><text:span text:style-name="T2"><text:line-break/></text:span><text:span text:style-name="T1">Immobil, immobil mi rende.</text:span><text:span text:style-name="T2"><text:line-break/></text:span><text:span text:style-name="T1">tremante mi fé’, tremante mi fé’!</text:span></text:p>
      <text:p text:style-name="P1"><text:span text:style-name="T1">LEONORA</text:span><text:span text:style-name="T2"><text:line-break/></text:span><text:span text:style-name="T1">Se il ver di quell’alma</text:span><text:span text:style-name="T2"><text:line-break/></text:span><text:span text:style-name="T1">turbava il candor,</text:span><text:span text:style-name="T2"><text:line-break/></text:span><text:span text:style-name="T1">perché nella calma</text:span><text:span text:style-name="T2"><text:line-break/></text:span><text:span text:style-name="T1">serrommi al suo cor?</text:span><text:span text:style-name="T2"><text:line-break/></text:span><text:span text:style-name="T1">Perché ecc.</text:span><text:span text:style-name="T2"><text:line-break/></text:span><text:span text:style-name="T1">Ah, si!</text:span><text:span text:style-name="T2"><text:line-break/></text:span><text:span text:style-name="T1">Serrommi al suo cor?</text:span></text:p>
      <text:p text:style-name="P1"><text:span text:style-name="T1">FERNANDO</text:span><text:span text:style-name="T2"><text:line-break/></text:span><text:span text:style-name="T1">Un giuro, dell’alma</text:span><text:span text:style-name="T2"><text:line-break/></text:span><text:span text:style-name="T1">m’ha spento il candor.</text:span><text:span text:style-name="T2"><text:line-break/></text:span><text:span text:style-name="T1">A rendermi in calma</text:span><text:span text:style-name="T2"><text:line-break/></text:span><text:span text:style-name="T1">ritorni l’onor!</text:span><text:span text:style-name="T2"><text:line-break/></text:span><text:span text:style-name="T1">A rendermi in calma,</text:span><text:span text:style-name="T2"><text:line-break/></text:span><text:span text:style-name="T1">deh! torni l’onor!</text:span><text:span text:style-name="T2"><text:line-break/></text:span><text:span text:style-name="T1">Ah si. deh torni l’onor!</text:span></text:p>
      <text:p text:style-name="P1"><text:span text:style-name="T1">BALDASARRE</text:span><text:span text:style-name="T2"><text:line-break/></text:span><text:span text:style-name="T1">Un giuro a quell’alma</text:span><text:span text:style-name="T2"><text:line-break/></text:span><text:span text:style-name="T1">già spense il candor;</text:span><text:span text:style-name="T2"><text:line-break/></text:span><text:span text:style-name="T1">e renderla in calma,</text:span><text:span text:style-name="T2"><text:line-break/></text:span><text:span text:style-name="T1">torni, deh! 1’onor! ecc.</text:span></text:p>
      <text:p text:style-name="P1"><text:span text:style-name="T1">NOBILI</text:span><text:span text:style-name="T2"><text:line-break/></text:span><text:span text:style-name="T1">L’oltraggio che scende ecc.</text:span></text:p>
      <text:p text:style-name="P1"><text:span text:style-name="T1">BALDASARRE</text:span><text:span text:style-name="T2"><text:line-break/></text:span><text:span text:style-name="T1">Deh. torni l’onor!</text:span></text:p>
      <text:p text:style-name="P1"><text:span text:style-name="T1">GASPARO</text:span><text:span text:style-name="T2"><text:line-break/></text:span><text:span text:style-name="T1">L’oltraggio che…</text:span></text:p>
      <text:p text:style-name="P1"><text:span text:style-name="T1">LEONORA</text:span><text:span text:style-name="T2"><text:line-break/></text:span><text:span text:style-name="T1">Ah! L’ire che intende</text:span><text:span text:style-name="T2"><text:line-break/></text:span><text:span text:style-name="T1">rivolger sul re.</text:span><text:span text:style-name="T2"><text:line-break/></text:span><text:span text:style-name="T1">crudeli, tremende,</text:span><text:span text:style-name="T2"><text:line-break/></text:span><text:span text:style-name="T1">ricadan su me. (rip.)</text:span><text:span text:style-name="T2"><text:line-break/></text:span><text:span text:style-name="T1">Crudeli. ecc.</text:span></text:p>
      <text:p text:style-name="P1"><text:span text:style-name="T1">FERNANDO</text:span><text:span text:style-name="T2"><text:line-break/></text:span><text:span text:style-name="T1">Le pene che intende</text:span><text:span text:style-name="T2"><text:line-break/></text:span><text:span text:style-name="T1">rivolger sume,</text:span><text:span text:style-name="T2"><text:line-break/></text:span><text:span text:style-name="T1">ricadan tremende</text:span><text:span text:style-name="T2"><text:line-break/></text:span><text:span text:style-name="T1">sul capo del re, ecc.</text:span></text:p>
      <text:p text:style-name="P1"><text:span text:style-name="T1">GASPARO</text:span><text:span text:style-name="T2"><text:line-break/></text:span><text:span text:style-name="T1">…scende. O ciel!</text:span><text:span text:style-name="T2"><text:line-break/></text:span><text:span text:style-name="T1">Si, l’oltraggio. ecc.</text:span></text:p>
      <text:p text:style-name="P1"><text:span text:style-name="T1">ALFONSO</text:span><text:span text:style-name="T2"><text:line-break/></text:span><text:span text:style-name="T1">L’oltraggio che scende. ecc…</text:span></text:p>
      <text:p text:style-name="P1"><text:span text:style-name="T1">NOBILI</text:span><text:span text:style-name="T2"><text:line-break/></text:span><text:span text:style-name="T1">Tremante mi fé. ecc.</text:span></text:p>
      <text:p text:style-name="P1"><text:span text:style-name="T1">ALFONSO</text:span><text:span text:style-name="T2"><text:line-break/></text:span><text:span text:style-name="T1">…immobil mi….</text:span><text:span text:style-name="T2"><text:line-break/></text:span><text:span text:style-name="T1">..rende,</text:span></text:p>
      <text:p text:style-name="P1"><text:span text:style-name="T1">LEONORA</text:span><text:span text:style-name="T2"><text:line-break/></text:span><text:span text:style-name="T1">…su me….</text:span></text:p>
      <text:p text:style-name="P1"><text:span text:style-name="T1">FERNANDO</text:span><text:span text:style-name="T2"><text:line-break/></text:span><text:span text:style-name="T1">delre…</text:span></text:p>
      <text:p text:style-name="P1"><text:span text:style-name="T1">GASPARO</text:span><text:span text:style-name="T2"><text:line-break/></text:span><text:span text:style-name="T1">…mi fé…</text:span></text:p>
      <text:p text:style-name="P1"><text:span text:style-name="T1">BALDASARRE</text:span><text:span text:style-name="T2"><text:line-break/></text:span><text:span text:style-name="T1">tremante lo fé…</text:span></text:p>
      <text:p text:style-name="P1"><text:span text:style-name="T1">LEONORA</text:span><text:span text:style-name="T2"><text:line-break/></text:span><text:span text:style-name="T1">…su me, ricadan su me.</text:span></text:p>
      <text:p text:style-name="P1"><text:span text:style-name="T1">FERNANDO</text:span><text:span text:style-name="T2"><text:line-break/></text:span><text:span text:style-name="T1">…del re, sul capo del re…</text:span></text:p>
      <text:p text:style-name="P1"><text:span text:style-name="T1">ALFONSO, GASPARO</text:span><text:span text:style-name="T2"><text:line-break/></text:span><text:span text:style-name="T1">tremante mi fé…</text:span></text:p>
      <text:p text:style-name="P1"><text:span text:style-name="T1">BALDASARRE</text:span><text:span text:style-name="T2"><text:line-break/></text:span><text:span text:style-name="T1">…immobil lo rende…</text:span></text:p>
      <text:p text:style-name="P1"><text:span text:style-name="T1">NOBILI</text:span><text:span text:style-name="T2"><text:line-break/></text:span><text:span text:style-name="T1">..tremante mi fé…mi fé…!</text:span></text:p>
      <text:p text:style-name="P1"><text:span text:style-name="T1">BALDASARRE</text:span><text:span text:style-name="T2"><text:line-break/></text:span><text:span text:style-name="T1">Ah!…</text:span></text:p>
      <text:p text:style-name="P1"><text:span text:style-name="T1">FERNANDO</text:span><text:span text:style-name="T2"><text:line-break/></text:span><text:span text:style-name="T1">…sul capo del re!</text:span></text:p>
      <text:p text:style-name="P1"><text:span text:style-name="T1">LEONORA</text:span><text:span text:style-name="T2"><text:line-break/></text:span><text:span text:style-name="T1">Su me!</text:span></text:p>
      <text:p text:style-name="P1"><text:span text:style-name="T1">ALFONSO</text:span><text:span text:style-name="T2"><text:line-break/></text:span><text:span text:style-name="T1">…mi fé!</text:span></text:p>
      <text:p text:style-name="P1"><text:span text:style-name="T1">BALDASARRE</text:span><text:span text:style-name="T2"><text:line-break/></text:span><text:span text:style-name="T1">…si. tremante lo fé! (rip.)</text:span></text:p>
      <text:p text:style-name="P1"><text:span text:style-name="T1">ALFONSO</text:span><text:span text:style-name="T2"><text:line-break/></text:span><text:span text:style-name="T1">Orsù, Fernando, ascolta!</text:span></text:p>
      <text:p text:style-name="P1"><text:span text:style-name="T1">FERNANDO</text:span><text:span text:style-name="T2"><text:line-break/></text:span><text:span text:style-name="T1">Il tutto é a me svelato!</text:span></text:p>
      <text:p text:style-name="P1"><text:span text:style-name="T1">LEONORA</text:span><text:span text:style-name="T2"><text:line-break/></text:span><text:span text:style-name="T1">Ei non sapea mio fato!</text:span></text:p>
      <text:p text:style-name="P1"><text:span text:style-name="T1">FERNANDO</text:span><text:span text:style-name="T2"><text:line-break/></text:span><text:span text:style-name="T1">Manto d’infamia a tessermi,</text:span><text:span text:style-name="T2"><text:line-break/></text:span><text:span text:style-name="T1">me sol cercava il re!</text:span></text:p>
      <text:p text:style-name="P1"><text:span text:style-name="T1">ALFONSO</text:span><text:span text:style-name="T2"><text:line-break/></text:span><text:span text:style-name="T1">Marchese!</text:span></text:p>
      <text:p text:style-name="P1"><text:span text:style-name="T1">FERNANDO</text:span><text:span text:style-name="T2"><text:line-break/></text:span><text:span text:style-name="T1">Io tal non sono.</text:span><text:span text:style-name="T2"><text:line-break/></text:span><text:span text:style-name="T1">Ogni pregiato dono</text:span><text:span text:style-name="T2"><text:line-break/></text:span><text:span text:style-name="T1">sapra calcar mio pie!</text:span></text:p>
      <text:p text:style-name="P1"><text:span text:style-name="T1">ALFONSO</text:span><text:span text:style-name="T2"><text:line-break/></text:span><text:span text:style-name="T1">Marchese! Marchese!</text:span></text:p>
      <text:p text:style-name="P1"><text:span text:style-name="T1">FERNANDO</text:span><text:span text:style-name="T2"><text:line-break/></text:span><text:span text:style-name="T1">Ah, no; io tal non sono…</text:span><text:span text:style-name="T2"><text:line-break/></text:span><text:span text:style-name="T1">no. no!</text:span></text:p>
      <text:p text:style-name="P1"><text:span text:style-name="T1">LEONORA</text:span><text:span text:style-name="T2"><text:line-break/></text:span><text:span text:style-name="T1">Ma Inés. dov’è? Dov’è?</text:span></text:p>
      <text:p text:style-name="P1"><text:span text:style-name="T1">ALFONSO</text:span><text:span text:style-name="T2"><text:line-break/></text:span><text:span text:style-name="T1">Fernando!</text:span></text:p>
      <text:p text:style-name="P1"><text:span text:style-name="T1">FERNANDO</text:span><text:span text:style-name="T2"><text:line-break/></text:span><text:span text:style-name="T1">Signori, a onor tornatemi!</text:span><text:span text:style-name="T2"><text:line-break/></text:span><text:span text:style-name="T1">Bersaglio della sorte</text:span><text:span text:style-name="T2"><text:line-break/></text:span><text:span text:style-name="T1">io vado incontro a morte,</text:span><text:span text:style-name="T2"><text:line-break/></text:span><text:span text:style-name="T1">ed il sol nome ognor</text:span><text:span text:style-name="T2"><text:line-break/></text:span><text:span text:style-name="T1">avrò del genitor.</text:span></text:p>
      <text:p text:style-name="P1"><text:span text:style-name="T1">LEONORA</text:span><text:span text:style-name="T2"><text:line-break/></text:span><text:span text:style-name="T1">Ma Inés. rispondi. ov’è?</text:span></text:p>
      <text:p text:style-name="P1"><text:span text:style-name="T1">GASPARO</text:span><text:span text:style-name="T2"><text:line-break/></text:span><text:span text:style-name="T1">Racchiusa e in carcere!</text:span></text:p>
      <text:p text:style-name="P1"><text:span text:style-name="T1">FERNANDO</text:span><text:span text:style-name="T2"><text:line-break/></text:span><text:span text:style-name="T1">Io già men vo!</text:span><text:span text:style-name="T2"><text:line-break/></text:span><text:span text:style-name="T1">Quest’ordin venerato.</text:span><text:span text:style-name="T2"><text:line-break/></text:span><text:span text:style-name="T1">prezzo d’infamia, io rendo.</text:span><text:span text:style-name="T2"><text:line-break/></text:span><text:span text:style-name="T1">Il brando profanato.</text:span><text:span text:style-name="T2"><text:line-break/></text:span><text:span text:style-name="T1">detuoi nemici al ciglio</text:span><text:span text:style-name="T2"><text:line-break/></text:span><text:span text:style-name="T1">tanto finor tremendo,</text:span><text:span text:style-name="T2"><text:line-break/></text:span><text:span text:style-name="T1">io spezzo innanzi a te,</text:span><text:span text:style-name="T2"><text:line-break/></text:span><text:span text:style-name="T1">che dono ei fu del re!</text:span></text:p>
      <text:p text:style-name="P1"><text:span text:style-name="T1">LEONORA</text:span><text:span text:style-name="T2"><text:line-break/></text:span><text:span text:style-name="T1">Ah!,</text:span></text:p>
      <text:p text:style-name="P1"><text:span text:style-name="T1">ALFONSO</text:span><text:span text:style-name="T2"><text:line-break/></text:span><text:span text:style-name="T1">Questo e troppo!</text:span><text:span text:style-name="T2"><text:line-break/></text:span><text:span text:style-name="T1">Ah, questo e troppo!</text:span></text:p>
      <text:p text:style-name="P1"><text:span text:style-name="T3">CONCERTATO</text:span><text:span text:style-name="T4"><text:line-break/></text:span><text:span text:style-name="T2"><text:line-break/></text:span><text:span text:style-name="T1">LEONORA</text:span><text:span text:style-name="T2"><text:line-break/></text:span><text:span text:style-name="T1">Grazia, O Sire! In questo giorno</text:span><text:span text:style-name="T2"><text:line-break/></text:span><text:span text:style-name="T1">per noi cadde infausto scorno.</text:span><text:span text:style-name="T2"><text:line-break/></text:span><text:span text:style-name="T1">Grazia, ecc.</text:span></text:p>
      <text:p text:style-name="P1"><text:span text:style-name="T1">FERNANDO</text:span><text:span text:style-name="T2"><text:line-break/></text:span><text:span text:style-name="T1">Maledetta e l’ora e il giorno</text:span><text:span text:style-name="T2"><text:line-break/></text:span><text:span text:style-name="T1">che in me cadde infausto scorno!</text:span><text:span text:style-name="T2"><text:line-break/></text:span><text:span text:style-name="T1">Che, in compenso ai miei sudori,</text:span><text:span text:style-name="T2"><text:line-break/></text:span><text:span text:style-name="T1">mi gittasti infamia ed oro!</text:span></text:p>
      <text:p text:style-name="P1"><text:span text:style-name="T1">GASPARO</text:span><text:span text:style-name="T2"><text:line-break/></text:span><text:span text:style-name="T1">Su noi cadde, in questo giorno,…</text:span></text:p>
      <text:p text:style-name="P1"><text:span text:style-name="T1">LEONORA</text:span><text:span text:style-name="T2"><text:line-break/></text:span><text:span text:style-name="T1">Nobil alma, i tuoi furori</text:span><text:span text:style-name="T2"><text:line-break/></text:span><text:span text:style-name="T1">sono strali pel mio cor!</text:span><text:span text:style-name="T2"><text:line-break/></text:span><text:span text:style-name="T1">La vendetta che tu implori,</text:span><text:span text:style-name="T2"><text:line-break/></text:span><text:span text:style-name="T1">ben l’avraima m’odiancor!ecc.</text:span></text:p>
      <text:p text:style-name="P1"><text:span text:style-name="T1">FERNANDO</text:span><text:span text:style-name="T2"><text:line-break/></text:span><text:span text:style-name="T1">Serba, ah! serba i tuoi tesori.</text:span><text:span text:style-name="T2"><text:line-break/></text:span><text:span text:style-name="T1">Lascia solo a me l’onor!</text:span><text:span text:style-name="T2"><text:line-break/></text:span><text:span text:style-name="T1">Serba, ecc.</text:span></text:p>
      <text:p text:style-name="P1"><text:span text:style-name="T1">BALDASARRE</text:span><text:span text:style-name="T2"><text:line-break/></text:span><text:span text:style-name="T1">Maledetta e l’ora e il giorno</text:span><text:span text:style-name="T2"><text:line-break/></text:span><text:span text:style-name="T1">che in noi cadde tanto scorno!</text:span><text:span text:style-name="T2"><text:line-break/></text:span><text:span text:style-name="T1">Che intrecciato cogli allori</text:span><text:span text:style-name="T2"><text:line-break/></text:span><text:span text:style-name="T1">serto fu di disonor!</text:span><text:span text:style-name="T2"><text:line-break/></text:span><text:span text:style-name="T1">Vieni, O figlio: a tuoi furori</text:span><text:span text:style-name="T2"><text:line-break/></text:span><text:span text:style-name="T1">renda calma il genitor!</text:span></text:p>
      <text:p text:style-name="P1"><text:span text:style-name="T1">ALFONSO</text:span><text:span text:style-name="T2"><text:line-break/></text:span><text:span text:style-name="T1">Troppo, ah!</text:span><text:span text:style-name="T2"><text:line-break/></text:span><text:span text:style-name="T1">troppo, in questo giorno,</text:span><text:span text:style-name="T2"><text:line-break/></text:span><text:span text:style-name="T1">cadde in me d’oltraggio e scorno!</text:span><text:span text:style-name="T2"><text:line-break/></text:span><text:span text:style-name="T1">Trema, ingrato! I miei furori</text:span><text:span text:style-name="T2"><text:line-break/></text:span><text:span text:style-name="T1">tu raddoppi, il mio dolor!</text:span><text:span text:style-name="T2"><text:line-break/></text:span><text:span text:style-name="T1">La vendetta che tu implori</text:span><text:span text:style-name="T2"><text:line-break/></text:span><text:span text:style-name="T1">nel rimorso e del mio cor!</text:span></text:p>
      <text:p text:style-name="P1"><text:span text:style-name="T1">GASPARO</text:span><text:span text:style-name="T2"><text:line-break/></text:span><text:span text:style-name="T1">…il rimorso e insiem lo scorno.</text:span><text:span text:style-name="T2"><text:line-break/></text:span><text:span text:style-name="T1">Lo spregiammo, e d’alti onori</text:span><text:span text:style-name="T2"><text:line-break/></text:span><text:span text:style-name="T1">degno e assai quel nobil cor!</text:span><text:span text:style-name="T2"><text:line-break/></text:span><text:span text:style-name="T1">Vanne, O prode, a tuoi furori</text:span><text:span text:style-name="T2"><text:line-break/></text:span><text:span text:style-name="T1">renda calma il genitor!</text:span></text:p>
      <text:p text:style-name="P1"><text:span text:style-name="T1">LEONORA</text:span><text:span text:style-name="T2"><text:line-break/></text:span><text:span text:style-name="T1">Fernando!</text:span><text:span text:style-name="T2"><text:line-break/></text:span><text:span text:style-name="T1">M’odi ancor!</text:span><text:span text:style-name="T2"><text:line-break/></text:span><text:span text:style-name="T1">Grazia per lui mio re! ecc.</text:span></text:p>
      <text:p text:style-name="P1"><text:span text:style-name="T1">FERNANDO</text:span><text:span text:style-name="T2"><text:line-break/></text:span><text:span text:style-name="T1">Lascia solo a me l’onor! ecc.</text:span></text:p>
      <text:p text:style-name="P1"><text:span text:style-name="T1">FERNANDO</text:span><text:span text:style-name="T2"><text:line-break/></text:span><text:span text:style-name="T1">Maledetta e l’ora e il giorno</text:span><text:span text:style-name="T2"><text:line-break/></text:span><text:span text:style-name="T1">che in me cadde infausto scorno;</text:span><text:span text:style-name="T2"><text:line-break/></text:span><text:span text:style-name="T1">che in compenso ai miei sudori</text:span><text:span text:style-name="T2"><text:line-break/></text:span><text:span text:style-name="T1">mi gittasti infamia ed or!</text:span><text:span text:style-name="T2"><text:line-break/></text:span><text:span text:style-name="T1">Si, serba, ah serba, ecc.</text:span></text:p>
      <text:p text:style-name="P1"><text:span text:style-name="T1">LEONORA</text:span><text:span text:style-name="T2"><text:line-break/></text:span><text:span text:style-name="T1">Nobil alma, ecc.</text:span></text:p>
      <text:p text:style-name="P1"><text:span text:style-name="T1">ATTO IV</text:span></text:p>
      <text:p text:style-name="P1"><text:span text:style-name="T1">FRATELLI</text:span><text:span text:style-name="T2"><text:line-break/></text:span><text:span text:style-name="T1">Fratelli!</text:span><text:span text:style-name="T2"><text:line-break/></text:span><text:span text:style-name="T1">Fratelli, andiam</text:span><text:span text:style-name="T2"><text:line-break/></text:span><text:span text:style-name="T1">dove il dolor ha tregua.</text:span><text:span text:style-name="T2"><text:line-break/></text:span><text:span text:style-name="T1">Andiam, andiam fratelli.</text:span><text:span text:style-name="T2"><text:line-break/></text:span><text:span text:style-name="T1">andiam fratelli, andiam.</text:span></text:p>
      <text:p text:style-name="P1"><text:span text:style-name="T1">FRATELLI</text:span><text:span text:style-name="T2"><text:line-break/></text:span><text:span text:style-name="T1">Fratelli, andiam,</text:span><text:span text:style-name="T2"><text:line-break/></text:span><text:span text:style-name="T1">andiam, fratelli,</text:span><text:span text:style-name="T2"><text:line-break/></text:span><text:span text:style-name="T1">andiam dove il dolor ha tregua,</text:span><text:span text:style-name="T2"><text:line-break/></text:span><text:span text:style-name="T1">il dolor ha tregua.</text:span></text:p>
      <text:p text:style-name="P1"><text:span text:style-name="T1">BALDASARRE</text:span><text:span text:style-name="T2"><text:line-break/></text:span><text:span text:style-name="T1">Splendon più belle</text:span><text:span text:style-name="T2"><text:line-break/></text:span><text:span text:style-name="T1">in ciel le stelle.</text:span><text:span text:style-name="T2"><text:line-break/></text:span><text:span text:style-name="T1">ma lutto orrendo in me piombò;</text:span><text:span text:style-name="T2"><text:line-break/></text:span><text:span text:style-name="T1">d’un figlio ancor</text:span><text:span text:style-name="T2"><text:line-break/></text:span><text:span text:style-name="T1">la voce intende,</text:span><text:span text:style-name="T2"><text:line-break/></text:span><text:span text:style-name="T1">ma l’ultim’ora per lei suono.</text:span></text:p>
      <text:p text:style-name="P1"><text:span text:style-name="T1">FRATELLI</text:span><text:span text:style-name="T2"><text:line-break/></text:span><text:span text:style-name="T1">Splendon piùbelle</text:span><text:span text:style-name="T2"><text:line-break/></text:span><text:span text:style-name="T1">in ciel le stelle ma,</text:span><text:span text:style-name="T2"><text:line-break/></text:span><text:span text:style-name="T1">doglie orrende quel cor provo;</text:span><text:span text:style-name="T2"><text:line-break/></text:span><text:span text:style-name="T1">d’un figlio ancor</text:span><text:span text:style-name="T2"><text:line-break/></text:span><text:span text:style-name="T1">la voce intende,</text:span><text:span text:style-name="T2"><text:line-break/></text:span><text:span text:style-name="T1">ma l’ultim’ora per lei suonò.</text:span></text:p>
      <text:p text:style-name="P1"><text:span text:style-name="T1">TUTTI</text:span><text:span text:style-name="T2"><text:line-break/></text:span><text:span text:style-name="T1">Ma l’ultim’ora per lei suonò.</text:span></text:p>
      <text:p text:style-name="P1"><text:span text:style-name="T1">BALDASARRE</text:span><text:span text:style-name="T2"><text:line-break/></text:span><text:span text:style-name="T1">Figlio diletto. ascolta!</text:span><text:span text:style-name="T2"><text:line-break/></text:span><text:span text:style-name="T1">Il tuo voto solenne allontana la terra</text:span><text:span text:style-name="T2"><text:line-break/></text:span><text:span text:style-name="T1">e il cielt’accosta.</text:span></text:p>
      <text:p text:style-name="P1"><text:span text:style-name="T1">FERNANDO</text:span><text:span text:style-name="T2"><text:line-break/></text:span><text:span text:style-name="T1">Quando t’abbandonai</text:span><text:span text:style-name="T2"><text:line-break/></text:span><text:span text:style-name="T1">per vivere nel mondo,</text:span><text:span text:style-name="T2"><text:line-break/></text:span><text:span text:style-name="T1">tu mi dicesti allor:</text:span><text:span text:style-name="T2"><text:line-break/></text:span><text:span text:style-name="T1">Mio figlio, ritornerai!</text:span><text:span text:style-name="T2"><text:line-break/></text:span><text:span text:style-name="T1">Presso a te or son io,</text:span><text:span text:style-name="T2"><text:line-break/></text:span><text:span text:style-name="T1">cercando la mia pace</text:span><text:span text:style-name="T2"><text:line-break/></text:span><text:span text:style-name="T1">e l’oblio che la morte</text:span><text:span text:style-name="T2"><text:line-break/></text:span><text:span text:style-name="T1">su di noi spargerà.</text:span></text:p>
      <text:p text:style-name="P1"><text:span text:style-name="T1">BALDASARRE</text:span><text:span text:style-name="T2"><text:line-break/></text:span><text:span text:style-name="T1">Or tu dei trovar</text:span><text:span text:style-name="T2"><text:line-break/></text:span><text:span text:style-name="T1">la forza nella fede,</text:span><text:span text:style-name="T2"><text:line-break/></text:span><text:span text:style-name="T1">Affida il core a Lui.</text:span><text:span text:style-name="T2"><text:line-break/></text:span><text:span text:style-name="T1">I voti pronunciasti:</text:span><text:span text:style-name="T2"><text:line-break/></text:span><text:span text:style-name="T1">ora tu dei pregar</text:span><text:span text:style-name="T2"><text:line-break/></text:span><text:span text:style-name="T1">che sui passati di</text:span><text:span text:style-name="T2"><text:line-break/></text:span><text:span text:style-name="T1">l’oblio scenderà.</text:span><text:span text:style-name="T2"><text:line-break/></text:span><text:span text:style-name="T1">Mi lasci tu?</text:span></text:p>
      <text:p text:style-name="P1"><text:span text:style-name="T1">BALDASARRE</text:span><text:span text:style-name="T2"><text:line-break/></text:span><text:span text:style-name="T1">Nel tempio vanne;</text:span><text:span text:style-name="T2"><text:line-break/></text:span><text:span text:style-name="T1">m’appella un’infelice.</text:span><text:span text:style-name="T2"><text:line-break/></text:span><text:span text:style-name="T1">Questa notte giungeva ei qui;</text:span><text:span text:style-name="T2"><text:line-break/></text:span><text:span text:style-name="T1">infermo, il mio soccorso ei chiede.</text:span></text:p>
      <text:p text:style-name="P1"><text:span text:style-name="T1">FERNANDO</text:span><text:span text:style-name="T2"><text:line-break/></text:span><text:span text:style-name="T1">Giovine ancor?</text:span></text:p>
      <text:p text:style-name="P1"><text:span text:style-name="T1">BALDASARRE</text:span><text:span text:style-name="T2"><text:line-break/></text:span><text:span text:style-name="T1">Nell’età piùverde.</text:span><text:span text:style-name="T2"><text:line-break/></text:span><text:span text:style-name="T1">Abbattuto, tremante,</text:span><text:span text:style-name="T2"><text:line-break/></text:span><text:span text:style-name="T1">l’estremo fato</text:span><text:span text:style-name="T2"><text:line-break/></text:span><text:span text:style-name="T1">minaccia i giorni suoi</text:span></text:p>
      <text:p text:style-name="P1"><text:span text:style-name="T1">FERNANDO</text:span><text:span text:style-name="T2"><text:line-break/></text:span><text:span text:style-name="T1">Ahi! Sventurato!</text:span><text:span text:style-name="T2"><text:line-break/></text:span><text:span text:style-name="T1">Favorita del re!</text:span><text:span text:style-name="T2"><text:line-break/></text:span><text:span text:style-name="T1">Favorita del re!</text:span><text:span text:style-name="T2"><text:line-break/></text:span><text:span text:style-name="T1">Qual nero abisso,</text:span><text:span text:style-name="T2"><text:line-break/></text:span><text:span text:style-name="T1">qual mai trama infernal</text:span><text:span text:style-name="T2"><text:line-break/></text:span><text:span text:style-name="T1">la gloria mia</text:span><text:span text:style-name="T2"><text:line-break/></text:span><text:span text:style-name="T1">avvolse in in’istante.</text:span><text:span text:style-name="T2"><text:line-break/></text:span><text:span text:style-name="T1">e ogni speme tronco</text:span><text:span text:style-name="T2"><text:line-break/></text:span><text:span text:style-name="T1">del amante cor!</text:span><text:span text:style-name="T2"><text:line-break/></text:span><text:span text:style-name="T1">Spirto gentil, de sogni miei</text:span><text:span text:style-name="T2"><text:line-break/></text:span><text:span text:style-name="T1">brillasti un di ma ti perdei.</text:span><text:span text:style-name="T2"><text:line-break/></text:span><text:span text:style-name="T1">Fuggi dal cor, mentita speme.</text:span><text:span text:style-name="T2"><text:line-break/></text:span><text:span text:style-name="T1">larve d’amor, fuggite insieme! ecc.</text:span><text:span text:style-name="T2"><text:line-break/></text:span><text:span text:style-name="T1">A te d’acanto, del genitore</text:span><text:span text:style-name="T2"><text:line-break/></text:span><text:span text:style-name="T1">scordavo il pianto,</text:span><text:span text:style-name="T2"><text:line-break/></text:span><text:span text:style-name="T1">la patria, il ciel.</text:span><text:span text:style-name="T2"><text:line-break/></text:span><text:span text:style-name="T1">Donna sleal!</text:span><text:span text:style-name="T2"><text:line-break/></text:span><text:span text:style-name="T1">In tanto amore</text:span><text:span text:style-name="T2"><text:line-break/></text:span><text:span text:style-name="T1">segnasti il core d’onta mortal.</text:span><text:span text:style-name="T2"><text:line-break/></text:span><text:span text:style-name="T1">Ahimè! Ahimè!</text:span><text:span text:style-name="T2"><text:line-break/></text:span><text:span text:style-name="T1">Spirto gentil. ecc.</text:span></text:p>
      <text:p text:style-name="P1"><text:span text:style-name="T1">BALDASARRE</text:span><text:span text:style-name="T2"><text:line-break/></text:span><text:span text:style-name="T1">Figlio, deh. vien!</text:span></text:p>
      <text:p text:style-name="P1"><text:span text:style-name="T1">FERNANDO</text:span><text:span text:style-name="T2"><text:line-break/></text:span><text:span text:style-name="T1">Nel tempio or teco pregherò.</text:span></text:p>
      <text:p text:style-name="P1"><text:span text:style-name="T1">BALDASARRE</text:span><text:span text:style-name="T2"><text:line-break/></text:span><text:span text:style-name="T1">Il Signor ascolterà la tua preghiera.</text:span></text:p>
      <text:p text:style-name="P1"><text:span text:style-name="T1">LEONORA</text:span><text:span text:style-name="T2"><text:line-break/></text:span><text:span text:style-name="T1">Fernando, Fernando!</text:span><text:span text:style-name="T2"><text:line-break/></text:span><text:span text:style-name="T1">Dove mai lo troverò?</text:span><text:span text:style-name="T2"><text:line-break/></text:span><text:span text:style-name="T1">Questa e la terra</text:span><text:span text:style-name="T2"><text:line-break/></text:span><text:span text:style-name="T1">ch’ei solitario alberga.</text:span><text:span text:style-name="T2"><text:line-break/></text:span><text:span text:style-name="T1">In queste spoglie, Dio di pietà.</text:span><text:span text:style-name="T2"><text:line-break/></text:span><text:span text:style-name="T1">deh, fa che insino a lui</text:span><text:span text:style-name="T2"><text:line-break/></text:span><text:span text:style-name="T1">mi fia dato penetrar!</text:span><text:span text:style-name="T2"><text:line-break/></text:span><text:span text:style-name="T1">Dal rio dolore affievolita,</text:span><text:span text:style-name="T2"><text:line-break/></text:span><text:span text:style-name="T1">io sono presso a morir;</text:span><text:span text:style-name="T2"><text:line-break/></text:span><text:span text:style-name="T1">della mia vita</text:span><text:span text:style-name="T2"><text:line-break/></text:span><text:span text:style-name="T1">prendi il dono, gran Dio,</text:span><text:span text:style-name="T2"><text:line-break/></text:span><text:span text:style-name="T1">ma di Fernando m’ottieni il perdon,</text:span><text:span text:style-name="T2"><text:line-break/></text:span><text:span text:style-name="T1">di Fernando al piede</text:span><text:span text:style-name="T2"><text:line-break/></text:span><text:span text:style-name="T1">m’ottieni il perdón!</text:span></text:p>
      <text:p text:style-name="P1"><text:span text:style-name="T1">FRATELLI</text:span><text:span text:style-name="T2"><text:line-break/></text:span><text:span text:style-name="T1">Che fino al ciel</text:span><text:span text:style-name="T2"><text:line-break/></text:span><text:span text:style-name="T1">la nostra preghiera ascenda,</text:span><text:span text:style-name="T2"><text:line-break/></text:span><text:span text:style-name="T1">sulla tradita che il dolor…</text:span><text:span text:style-name="T2"><text:line-break/></text:span><text:span text:style-name="T1">…spegnea.</text:span></text:p>
      <text:p text:style-name="P1"><text:span text:style-name="T1">LEONORA</text:span><text:span text:style-name="T2"><text:line-break/></text:span><text:span text:style-name="T1">Che ascolto? Una preghiera!</text:span><text:span text:style-name="T2"><text:line-break/></text:span><text:span text:style-name="T1">il ciel s’invoca sulla</text:span><text:span text:style-name="T2"><text:line-break/></text:span><text:span text:style-name="T1">tradita!</text:span></text:p>
      <text:p text:style-name="P1"><text:span text:style-name="T1">FRATELLI</text:span><text:span text:style-name="T2"><text:line-break/></text:span><text:span text:style-name="T1">Compagna il tuo favor.</text:span><text:span text:style-name="T2"><text:line-break/></text:span><text:span text:style-name="T1">Nume, il tuo favor,</text:span><text:span text:style-name="T2"><text:line-break/></text:span><text:span text:style-name="T1">di quegli eletti che il tuo cor…</text:span><text:span text:style-name="T2"><text:line-break/></text:span><text:span text:style-name="T1">scegliea.</text:span></text:p>
      <text:p text:style-name="P1"><text:span text:style-name="T1">LEONORA</text:span><text:span text:style-name="T2"><text:line-break/></text:span><text:span text:style-name="T1">O, qual sarà quest’alma</text:span><text:span text:style-name="T2"><text:line-break/></text:span><text:span text:style-name="T1">ch’oggi ritorna in cielo?</text:span></text:p>
      <text:p text:style-name="P1"><text:span text:style-name="T1">FRATELLI</text:span><text:span text:style-name="T2"><text:line-break/></text:span><text:span text:style-name="T1">Di quegli eletti, ecc.</text:span></text:p>
      <text:p text:style-name="P1"><text:span text:style-name="T1">FERNANDO</text:span><text:span text:style-name="T2"><text:line-break/></text:span><text:span text:style-name="T1">E l’implacato duol sovra la rea…</text:span></text:p>
      <text:p text:style-name="P1"><text:span text:style-name="T1">LEONORA</text:span><text:span text:style-name="T2"><text:line-break/></text:span><text:span text:style-name="T1">E desso!</text:span></text:p>
      <text:p text:style-name="P1"><text:span text:style-name="T1">FERNANDO</text:span><text:span text:style-name="T2"><text:line-break/></text:span><text:span text:style-name="T1">…di sventura cagion ratto discenda!</text:span></text:p>
      <text:p text:style-name="P1"><text:span text:style-name="T1">LEONORA</text:span><text:span text:style-name="T2"><text:line-break/></text:span><text:span text:style-name="T1">E desso,é desso!</text:span></text:p>
      <text:p text:style-name="P1"><text:span text:style-name="T1">FRATELLI</text:span><text:span text:style-name="T2"><text:line-break/></text:span><text:span text:style-name="T1">Che fino al ciel (rip.)</text:span></text:p>
      <text:p text:style-name="P1"><text:span text:style-name="T1">FERNANDO</text:span><text:span text:style-name="T2"><text:line-break/></text:span><text:span text:style-name="T1">Si, discenda…</text:span></text:p>
      <text:p text:style-name="P1"><text:span text:style-name="T1">LEONORA</text:span><text:span text:style-name="T2"><text:line-break/></text:span><text:span text:style-name="T1">Ei dimanda vendetta</text:span><text:span text:style-name="T2"><text:line-break/></text:span><text:span text:style-name="T1">e io son perduta!</text:span></text:p>
      <text:p text:style-name="P1"><text:span text:style-name="T1">FERNANDO</text:span><text:span text:style-name="T2"><text:line-break/></text:span><text:span text:style-name="T1">…sulla rea discenda!</text:span></text:p>
      <text:p text:style-name="P1"><text:span text:style-name="T1">FRATELLI</text:span><text:span text:style-name="T2"><text:line-break/></text:span><text:span text:style-name="T1">…la nostra prece ascenda!</text:span></text:p>
      <text:p text:style-name="P1"><text:span text:style-name="T1">LEONORA</text:span><text:span text:style-name="T2"><text:line-break/></text:span><text:span text:style-name="T1">Fuggiam da queste soglie!</text:span><text:span text:style-name="T2"><text:line-break/></text:span><text:span text:style-name="T1">O Dio! Non Posso!</text:span><text:span text:style-name="T2"><text:line-break/></text:span><text:span text:style-name="T1">La morte il cor m’agghiaccia!</text:span></text:p>
      <text:p text:style-name="P1"><text:span text:style-name="T1">FERNANDO</text:span><text:span text:style-name="T2"><text:line-break/></text:span><text:span text:style-name="T1">O suora mia.</text:span><text:span text:style-name="T2"><text:line-break/></text:span><text:span text:style-name="T1">per poco ancor m’attendi!</text:span><text:span text:style-name="T2"><text:line-break/></text:span><text:span text:style-name="T1">il lutto orrendo che si m’invade</text:span><text:span text:style-name="T2"><text:line-break/></text:span><text:span text:style-name="T1">al fianco tuo m’appella;</text:span><text:span text:style-name="T2"><text:line-break/></text:span><text:span text:style-name="T1">ma ancor tu giaci inulta.</text:span></text:p>
      <text:p text:style-name="P1"><text:span text:style-name="T1">LEONORA</text:span></text:p>
      <text:p text:style-name="P1"><text:span text:style-name="T1">O Dio! Qual pena! Ohimè!</text:span><text:span text:style-name="T2"><text:line-break/></text:span><text:span text:style-name="T1">Qual gelo!</text:span></text:p>
      <text:p text:style-name="P1"><text:span text:style-name="T1">FERNANDO</text:span><text:span text:style-name="T2"><text:line-break/></text:span><text:span text:style-name="T1">Che ascoltai?</text:span><text:span text:style-name="T2"><text:line-break/></text:span><text:span text:style-name="T1">Un’infelice al suol!</text:span><text:span text:style-name="T2"><text:line-break/></text:span><text:span text:style-name="T1">Deh, ti rincora!</text:span></text:p>
      <text:p text:style-name="P1"><text:span text:style-name="T1">LEONORA</text:span><text:span text:style-name="T2"><text:line-break/></text:span><text:span text:style-name="T1">E desso!</text:span></text:p>
      <text:p text:style-name="P1"><text:span text:style-name="T1">FERNANDO</text:span><text:span text:style-name="T2"><text:line-break/></text:span><text:span text:style-name="T1">Gran Dio!</text:span></text:p>
      <text:p text:style-name="P1"><text:span text:style-name="T1">LEONORA</text:span><text:span text:style-name="T2"><text:line-break/></text:span><text:span text:style-name="T1">Non maledir Leonora!</text:span></text:p>
      <text:p text:style-name="P1"><text:span text:style-name="T1">FERNANDO</text:span><text:span text:style-name="T2"><text:line-break/></text:span><text:span text:style-name="T1">Ah va, t’invola! E questa terra</text:span><text:span text:style-name="T2"><text:line-break/></text:span><text:span text:style-name="T1">più non profani il rio tuo pie!</text:span><text:span text:style-name="T2"><text:line-break/></text:span><text:span text:style-name="T1">Fa ch’io tranquillo scenda sotterra,</text:span><text:span text:style-name="T2"><text:line-break/></text:span><text:span text:style-name="T1">non maledetto al par di te! (rip.)</text:span><text:span text:style-name="T2"><text:line-break/></text:span><text:span text:style-name="T1">Ah. va! Ah. va! Ah!</text:span><text:span text:style-name="T2"><text:line-break/></text:span><text:span text:style-name="T1">Nelle sue sale il re t’appella:</text:span><text:span text:style-name="T2"><text:line-break/></text:span><text:span text:style-name="T1">d’oro e d’infamia ti coprirà,</text:span><text:span text:style-name="T2"><text:line-break/></text:span><text:span text:style-name="T1">al fianco suo sarai più bella,</text:span><text:span text:style-name="T2"><text:line-break/></text:span><text:span text:style-name="T1">tuo nome infame ognor sarà!</text:span><text:span text:style-name="T2"><text:line-break/></text:span><text:span text:style-name="T1">Al fianco suo… ecc.</text:span><text:span text:style-name="T2"><text:line-break/></text:span><text:span text:style-name="T1">…piùbella, più bella,</text:span><text:span text:style-name="T2"><text:line-break/></text:span><text:span text:style-name="T1">e più infame ognor sarà!</text:span></text:p>
      <text:p text:style-name="P1"><text:span text:style-name="T1">LEONORA</text:span><text:span text:style-name="T2"><text:line-break/></text:span><text:span text:style-name="T1">In fra i ghiacci, le rupi,</text:span><text:span text:style-name="T2"><text:line-break/></text:span><text:span text:style-name="T1">isterpi, i sassi,</text:span><text:span text:style-name="T2"><text:line-break/></text:span><text:span text:style-name="T1">movendo a ogn’uom preghiera,</text:span><text:span text:style-name="T2"><text:line-break/></text:span><text:span text:style-name="T1">io qui mi trassi.</text:span></text:p>
      <text:p text:style-name="P1"><text:span text:style-name="T1">FERNANDO</text:span><text:span text:style-name="T2"><text:line-break/></text:span><text:span text:style-name="T1">O tu che m’ingannasti,</text:span><text:span text:style-name="T2"><text:line-break/></text:span><text:span text:style-name="T1">che pretendi da me?</text:span></text:p>
      <text:p text:style-name="P1"><text:span text:style-name="T1">LEONORA</text:span><text:span text:style-name="T2"><text:line-break/></text:span><text:span text:style-name="T1">D’ambo sul capo un sol’error ricade:</text:span><text:span text:style-name="T2"><text:line-break/></text:span><text:span text:style-name="T1">sperai che il nero arcano</text:span><text:span text:style-name="T2"><text:line-break/></text:span><text:span text:style-name="T1">a te svelato Ines avesse,</text:span><text:span text:style-name="T2"><text:line-break/></text:span><text:span text:style-name="T1">e il tuo perdon sperai.</text:span><text:span text:style-name="T2"><text:line-break/></text:span><text:span text:style-name="T1">Credimi, credi,</text:span><text:span text:style-name="T2"><text:line-break/></text:span><text:span text:style-name="T1">no, non si mente,</text:span><text:span text:style-name="T2"><text:line-break/></text:span><text:span text:style-name="T1">no, non si mente</text:span><text:span text:style-name="T2"><text:line-break/></text:span><text:span text:style-name="T1">sull’orlo della tomba!</text:span><text:span text:style-name="T2"><text:line-break/></text:span><text:span text:style-name="T1">Insino a te, Fernando,</text:span><text:span text:style-name="T2"><text:line-break/></text:span><text:span text:style-name="T1">non giunse il messo,</text:span><text:span text:style-name="T2"><text:line-break/></text:span><text:span text:style-name="T1">e fu celato il vero,</text:span><text:span text:style-name="T2"><text:line-break/></text:span><text:span text:style-name="T1">O ciel, Fernando! Perdono!</text:span><text:span text:style-name="T2"><text:line-break/></text:span><text:span text:style-name="T1">Pietoso al par del Nume,</text:span><text:span text:style-name="T2"><text:line-break/></text:span><text:span text:style-name="T1">un Nume sii per me!</text:span><text:span text:style-name="T2"><text:line-break/></text:span><text:span text:style-name="T1">Ahi, che di pianto un fiume</text:span><text:span text:style-name="T2"><text:line-break/></text:span><text:span text:style-name="T1">lunge versai da te!</text:span><text:span text:style-name="T2"><text:line-break/></text:span><text:span text:style-name="T1">D’onta fatal segnata,</text:span><text:span text:style-name="T2"><text:line-break/></text:span><text:span text:style-name="T1">null’altra speme in sen,</text:span><text:span text:style-name="T2"><text:line-break/></text:span><text:span text:style-name="T1">che di morir, morir beata</text:span><text:span text:style-name="T2"><text:line-break/></text:span><text:span text:style-name="T1">del tuo perdono almen.</text:span><text:span text:style-name="T2"><text:line-break/></text:span><text:span text:style-name="T1">Al nero affanno, al mio tormento,</text:span><text:span text:style-name="T2"><text:line-break/></text:span><text:span text:style-name="T1">alfin pietà ti parli al cor!</text:span><text:span text:style-name="T2"><text:line-break/></text:span><text:span text:style-name="T1">Ah. pietà ti parli al cor! ecc.</text:span></text:p>
      <text:p text:style-name="P1"><text:span text:style-name="T1">FERNANDO</text:span><text:span text:style-name="T2"><text:line-break/></text:span><text:span text:style-name="T1">A quell’affanno, a quell’accento,</text:span><text:span text:style-name="T2"><text:line-break/></text:span><text:span text:style-name="T1">sento, O Dio, stemprarsi il cor.</text:span><text:span text:style-name="T2"><text:line-break/></text:span><text:span text:style-name="T1">A quel sospir io mi rammento</text:span><text:span text:style-name="T2"><text:line-break/></text:span><text:span text:style-name="T1">le speranze dell’amor.</text:span><text:span text:style-name="T2"><text:line-break/></text:span><text:span text:style-name="T1">Ah! le speranze dell’amor!</text:span><text:span text:style-name="T2"><text:line-break/></text:span><text:span text:style-name="T1">Rammento a quegli…</text:span><text:span text:style-name="T2"><text:line-break/></text:span><text:span text:style-name="T1">…accenti…</text:span></text:p>
      <text:p text:style-name="P1"><text:span text:style-name="T1">LEONORA</text:span><text:span text:style-name="T2"><text:line-break/></text:span><text:span text:style-name="T1">Al tuo perdon…</text:span><text:span text:style-name="T2"><text:line-break/></text:span><text:span text:style-name="T1">…io mi rammento</text:span><text:span text:style-name="T2"><text:line-break/></text:span><text:span text:style-name="T1">il primiero di d’amor, ecc.</text:span></text:p>
      <text:p text:style-name="P1"><text:span text:style-name="T1">FERNANDO</text:span><text:span text:style-name="T2"><text:line-break/></text:span><text:span text:style-name="T1">…speranze dell’amor. ecc.</text:span></text:p>
      <text:p text:style-name="P1"><text:span text:style-name="T1">LEONORA, FERNANDO</text:span><text:span text:style-name="T2"><text:line-break/></text:span><text:span text:style-name="T1">Ah, si!</text:span></text:p>
      <text:p text:style-name="P1"><text:span text:style-name="T1">LEONORA</text:span><text:span text:style-name="T2"><text:line-break/></text:span><text:span text:style-name="T1">Il primiero di d’amor!</text:span></text:p>
      <text:p text:style-name="P1"><text:span text:style-name="T1">FERNANDO</text:span><text:span text:style-name="T2"><text:line-break/></text:span><text:span text:style-name="T1">Le speranze dell’amor!</text:span><text:span text:style-name="T2"><text:line-break/></text:span><text:span text:style-name="T1">Addio! Fuggir mi lascia!</text:span></text:p>
      <text:p text:style-name="P1"><text:span text:style-name="T1">LEONORA</text:span><text:span text:style-name="T2"><text:line-break/></text:span><text:span text:style-name="T1">Disarma il tuo furor.</text:span><text:span text:style-name="T2"><text:line-break/></text:span><text:span text:style-name="T1">ah, disarma il tuo furor!</text:span></text:p>
      <text:p text:style-name="P1"><text:span text:style-name="T1">FERNANDO</text:span><text:span text:style-name="T2"><text:line-break/></text:span><text:span text:style-name="T1">Addio!</text:span></text:p>
      <text:p text:style-name="P1"><text:span text:style-name="T1">LEONORA</text:span><text:span text:style-name="T2"><text:line-break/></text:span><text:span text:style-name="T1">Ah, di si cruda ambascia,</text:span><text:span text:style-name="T2"><text:line-break/></text:span><text:span text:style-name="T1">pietà del mio dolor!</text:span><text:span text:style-name="T2"><text:line-break/></text:span><text:span text:style-name="T1">Pietà! Pietà!</text:span><text:span text:style-name="T2"><text:line-break/></text:span><text:span text:style-name="T1">Al mio duol, al mio spavento.</text:span><text:span text:style-name="T2"><text:line-break/></text:span><text:span text:style-name="T1">di conforto un sol accento!</text:span></text:p>
      <text:p text:style-name="P1"><text:span text:style-name="T1">FERNANDO</text:span><text:span text:style-name="T2"><text:line-break/></text:span><text:span text:style-name="T1">No!</text:span></text:p>
      <text:p text:style-name="P1"><text:span text:style-name="T1">LEONORA</text:span><text:span text:style-name="T2"><text:line-break/></text:span><text:span text:style-name="T1">Per tuo padre fia concesso,</text:span><text:span text:style-name="T2"><text:line-break/></text:span><text:span text:style-name="T1">per la morte a cui son presso!</text:span></text:p>
      <text:p text:style-name="P1"><text:span text:style-name="T1">FERNANDO</text:span><text:span text:style-name="T2"><text:line-break/></text:span><text:span text:style-name="T1">Va!</text:span></text:p>
      <text:p text:style-name="P1"><text:span text:style-name="T1">LEONORA</text:span><text:span text:style-name="T2"><text:line-break/></text:span><text:span text:style-name="T1">Pietà, te ne scongiuro,</text:span><text:span text:style-name="T2"><text:line-break/></text:span><text:span text:style-name="T1">per l’amor delieti di!</text:span></text:p>
      <text:p text:style-name="P1"><text:span text:style-name="T1">FERNANDO</text:span><text:span text:style-name="T2"><text:line-break/></text:span><text:span text:style-name="T1">Ah, giusto cielo!</text:span><text:span text:style-name="T2"><text:line-break/></text:span><text:span text:style-name="T1">Il mio furore come foglia inaridi.</text:span></text:p>
      <text:p text:style-name="P1"><text:span text:style-name="T1">LEONORA</text:span><text:span text:style-name="T2"><text:line-break/></text:span><text:span text:style-name="T1">Tua pietade alfin mi dona,</text:span><text:span text:style-name="T2"><text:line-break/></text:span><text:span text:style-name="T1">o mi spingi…</text:span><text:span text:style-name="T2"><text:line-break/></text:span><text:span text:style-name="T1">…nell’avello!</text:span></text:p>
      <text:p text:style-name="P1"><text:span text:style-name="T1">FERNANDO</text:span><text:span text:style-name="T2"><text:line-break/></text:span><text:span text:style-name="T1">Ah!</text:span></text:p>
      <text:p text:style-name="P1"><text:span text:style-name="T1">FERNANDO</text:span><text:span text:style-name="T2"><text:line-break/></text:span><text:span text:style-name="T1">O tu che m’ingannasti,</text:span><text:span text:style-name="T2"><text:line-break/></text:span><text:span text:style-name="T1">che pretendi da me?</text:span></text:p>
      <text:p text:style-name="P1"><text:span text:style-name="T1">LEONORA</text:span><text:span text:style-name="T2"><text:line-break/></text:span><text:span text:style-name="T1">D’ambo sul capo un sol’error ricade:</text:span><text:span text:style-name="T2"><text:line-break/></text:span><text:span text:style-name="T1">sperai che il nero arcano</text:span><text:span text:style-name="T2"><text:line-break/></text:span><text:span text:style-name="T1">a te svelato Ines avesse,</text:span><text:span text:style-name="T2"><text:line-break/></text:span><text:span text:style-name="T1">e il tuo perdon sperai.</text:span><text:span text:style-name="T2"><text:line-break/></text:span><text:span text:style-name="T1">Credimi, credi,</text:span><text:span text:style-name="T2"><text:line-break/></text:span><text:span text:style-name="T1">no, non si mente,</text:span><text:span text:style-name="T2"><text:line-break/></text:span><text:span text:style-name="T1">no, non si mente</text:span><text:span text:style-name="T2"><text:line-break/></text:span><text:span text:style-name="T1">sull’orlo della tomba!</text:span><text:span text:style-name="T2"><text:line-break/></text:span><text:span text:style-name="T1">Insino a te, Fernando,</text:span><text:span text:style-name="T2"><text:line-break/></text:span><text:span text:style-name="T1">non giunse il messo,</text:span><text:span text:style-name="T2"><text:line-break/></text:span><text:span text:style-name="T1">e fu celato il vero,</text:span><text:span text:style-name="T2"><text:line-break/></text:span><text:span text:style-name="T1">O ciel, Fernando! Perdono!</text:span><text:span text:style-name="T2"><text:line-break/></text:span><text:span text:style-name="T1">Pietoso al par del Nume,</text:span><text:span text:style-name="T2"><text:line-break/></text:span><text:span text:style-name="T1">un Nume sii per me!</text:span><text:span text:style-name="T2"><text:line-break/></text:span><text:span text:style-name="T1">Ahi, che di pianto un fiume</text:span><text:span text:style-name="T2"><text:line-break/></text:span><text:span text:style-name="T1">lunge versai da te!</text:span><text:span text:style-name="T2"><text:line-break/></text:span><text:span text:style-name="T1">D’onta fatal segnata,</text:span><text:span text:style-name="T2"><text:line-break/></text:span><text:span text:style-name="T1">null’altra speme in sen,</text:span><text:span text:style-name="T2"><text:line-break/></text:span><text:span text:style-name="T1">che di morir, morir beata</text:span><text:span text:style-name="T2"><text:line-break/></text:span><text:span text:style-name="T1">del tuo perdono almen.</text:span><text:span text:style-name="T2"><text:line-break/></text:span><text:span text:style-name="T1">Al nero affanno, al mio tormento,</text:span><text:span text:style-name="T2"><text:line-break/></text:span><text:span text:style-name="T1">alfin pietà ti parli al cor!</text:span><text:span text:style-name="T2"><text:line-break/></text:span><text:span text:style-name="T1">Ah. pietà ti parli al cor! ecc.</text:span></text:p>
      <text:p text:style-name="P1"><text:span text:style-name="T1">FERNANDO</text:span><text:span text:style-name="T2"><text:line-break/></text:span><text:span text:style-name="T1">A quell’affanno, a quell’accento,</text:span><text:span text:style-name="T2"><text:line-break/></text:span><text:span text:style-name="T1">sento, O Dio, stemprarsi il cor.</text:span><text:span text:style-name="T2"><text:line-break/></text:span><text:span text:style-name="T1">A quel sospir io mi rammento</text:span><text:span text:style-name="T2"><text:line-break/></text:span><text:span text:style-name="T1">le speranze dell’amor.</text:span><text:span text:style-name="T2"><text:line-break/></text:span><text:span text:style-name="T1">Ah! le speranze dell’amor!</text:span><text:span text:style-name="T2"><text:line-break/></text:span><text:span text:style-name="T1">Rammento a quegli…</text:span><text:span text:style-name="T2"><text:line-break/></text:span><text:span text:style-name="T1">…accenti…</text:span></text:p>
      <text:p text:style-name="P1"><text:span text:style-name="T1">LEONORA</text:span><text:span text:style-name="T2"><text:line-break/></text:span><text:span text:style-name="T1">Al tuo perdon…</text:span><text:span text:style-name="T2"><text:line-break/></text:span><text:span text:style-name="T1">…io mi rammento</text:span><text:span text:style-name="T2"><text:line-break/></text:span><text:span text:style-name="T1">il primiero di d’amor, ecc.</text:span></text:p>
      <text:p text:style-name="P1"><text:span text:style-name="T1">FERNANDO</text:span><text:span text:style-name="T2"><text:line-break/></text:span><text:span text:style-name="T1">…speranze dell’amor. ecc.</text:span></text:p>
      <text:p text:style-name="P1"><text:span text:style-name="T1">LEONORA, FERNANDO</text:span><text:span text:style-name="T2"><text:line-break/></text:span><text:span text:style-name="T1">Ah, si!</text:span></text:p>
      <text:p text:style-name="P1"><text:span text:style-name="T1">LEONORA</text:span><text:span text:style-name="T2"><text:line-break/></text:span><text:span text:style-name="T1">Il primiero di d’amor!</text:span></text:p>
      <text:p text:style-name="P1"><text:span text:style-name="T1">FERNANDO</text:span><text:span text:style-name="T2"><text:line-break/></text:span><text:span text:style-name="T1">Le speranze dell’amor!</text:span><text:span text:style-name="T2"><text:line-break/></text:span><text:span text:style-name="T1">Addio! Fuggir mi lascia!</text:span></text:p>
      <text:p text:style-name="P1"><text:span text:style-name="T1">LEONORA</text:span><text:span text:style-name="T2"><text:line-break/></text:span><text:span text:style-name="T1">Disarma il tuo furor.</text:span><text:span text:style-name="T2"><text:line-break/></text:span><text:span text:style-name="T1">ah, disarma il tuo furor!</text:span></text:p>
      <text:p text:style-name="P1"><text:span text:style-name="T1">FERNANDO</text:span><text:span text:style-name="T2"><text:line-break/></text:span><text:span text:style-name="T1">Addio!</text:span></text:p>
      <text:p text:style-name="P1"><text:span text:style-name="T1">LEONORA</text:span><text:span text:style-name="T2"><text:line-break/></text:span><text:span text:style-name="T1">Ah, di si cruda ambascia,</text:span><text:span text:style-name="T2"><text:line-break/></text:span><text:span text:style-name="T1">pietà del mio dolor!</text:span><text:span text:style-name="T2"><text:line-break/></text:span><text:span text:style-name="T1">Pietà! Pietà!</text:span><text:span text:style-name="T2"><text:line-break/></text:span><text:span text:style-name="T1">Al mio duol, al mio spavento.</text:span><text:span text:style-name="T2"><text:line-break/></text:span><text:span text:style-name="T1">di conforto un sol accento!</text:span></text:p>
      <text:p text:style-name="P1"><text:span text:style-name="T1">FERNANDO</text:span><text:span text:style-name="T2"><text:line-break/></text:span><text:span text:style-name="T1">No!</text:span></text:p>
      <text:p text:style-name="P1"><text:span text:style-name="T1">LEONORA</text:span><text:span text:style-name="T2"><text:line-break/></text:span><text:span text:style-name="T1">Per tuo padre fia concesso,</text:span><text:span text:style-name="T2"><text:line-break/></text:span><text:span text:style-name="T1">per la morte a cui son presso!</text:span></text:p>
      <text:p text:style-name="P1"><text:span text:style-name="T1">FERNANDO</text:span><text:span text:style-name="T2"><text:line-break/></text:span><text:span text:style-name="T1">Va!</text:span></text:p>
      <text:p text:style-name="P1"><text:span text:style-name="T1">LEONORA</text:span><text:span text:style-name="T2"><text:line-break/></text:span><text:span text:style-name="T1">Pietà, te ne scongiuro,</text:span><text:span text:style-name="T2"><text:line-break/></text:span><text:span text:style-name="T1">per l’amor delieti di!</text:span></text:p>
      <text:p text:style-name="P1"><text:span text:style-name="T1">FERNANDO</text:span><text:span text:style-name="T2"><text:line-break/></text:span><text:span text:style-name="T1">Ah, giusto cielo!</text:span><text:span text:style-name="T2"><text:line-break/></text:span><text:span text:style-name="T1">Il mio furore come foglia inaridi.</text:span></text:p>
      <text:p text:style-name="P1"><text:span text:style-name="T1">LEONORA</text:span><text:span text:style-name="T2"><text:line-break/></text:span><text:span text:style-name="T1">Tua pietade alfin mi dona,</text:span><text:span text:style-name="T2"><text:line-break/></text:span><text:span text:style-name="T1">o mi spingi…</text:span><text:span text:style-name="T2"><text:line-break/></text:span><text:span text:style-name="T1">…nell’avello!</text:span></text:p>
      <text:p text:style-name="P1"><text:span text:style-name="T1">FERNANDO</text:span><text:span text:style-name="T2"><text:line-break/></text:span><text:span text:style-name="T1">Ah!</text:span></text:p>
      <text:p text:style-name="P1"><text:span text:style-name="T1">LEONORA</text:span><text:span text:style-name="T2"><text:line-break/></text:span><text:span text:style-name="T1">Ah. Fernando! O mio Fernando!</text:span></text:p>
      <text:p text:style-name="P1"><text:span text:style-name="T1">FERNANDO</text:span><text:span text:style-name="T2"><text:line-break/></text:span><text:span text:style-name="T1">O ciel!O ciel!</text:span></text:p>
      <text:p text:style-name="P1"><text:span text:style-name="T1">LEONORA</text:span><text:span text:style-name="T2"><text:line-break/></text:span><text:span text:style-name="T1">Di me pietà! Di me pietà!</text:span></text:p>
      <text:p text:style-name="P1"><text:span text:style-name="T1">FERNANDO</text:span><text:span text:style-name="T2"><text:line-break/></text:span><text:span text:style-name="T1">Ah! Leonora!</text:span><text:span text:style-name="T2"><text:line-break/></text:span><text:span text:style-name="T1">Leonora!</text:span></text:p>
      <text:p text:style-name="P1"><text:span text:style-name="T1">LEONORA</text:span><text:span text:style-name="T2"><text:line-break/></text:span><text:span text:style-name="T1">Grazia! Grazia!</text:span></text:p>
      <text:p text:style-name="P1"><text:span text:style-name="T1">FERNANDO</text:span><text:span text:style-name="T2"><text:line-break/></text:span><text:span text:style-name="T1">Iddio perdona!</text:span></text:p>
      <text:p text:style-name="P1"><text:span text:style-name="T1">LEONORA</text:span><text:span text:style-name="T2"><text:line-break/></text:span><text:span text:style-name="T1">E tu, dunque? E tu?</text:span></text:p>
      <text:p text:style-name="P1"><text:span text:style-name="T1">FERNANDO</text:span><text:span text:style-name="T2"><text:line-break/></text:span><text:span text:style-name="T1">Io t’amo!</text:span><text:span text:style-name="T2"><text:line-break/></text:span><text:span text:style-name="T1">Vieni, ah vien! Io m’abbandono,</text:span><text:span text:style-name="T2"><text:line-break/></text:span><text:span text:style-name="T1">m’abbandono alla gioia,</text:span><text:span text:style-name="T2"><text:line-break/></text:span><text:span text:style-name="T1">all’amor che m’inebria!</text:span><text:span text:style-name="T2"><text:line-break/></text:span><text:span text:style-name="T1">Del mio cor t’e reso il trono.</text:span><text:span text:style-name="T2"><text:line-break/></text:span><text:span text:style-name="T1">teco allato io vo’morir!</text:span><text:span text:style-name="T2"><text:line-break/></text:span><text:span text:style-name="T1">Come lampo che sorge all’anima</text:span><text:span text:style-name="T2"><text:line-break/></text:span><text:span text:style-name="T1">una voce ed un pensiero:</text:span><text:span text:style-name="T2"><text:line-break/></text:span><text:span text:style-name="T1">Ah! Sfuggi al mondo intero</text:span><text:span text:style-name="T2"><text:line-break/></text:span><text:span text:style-name="T1">la tua vita, il tuo gioir!</text:span></text:p>
      <text:p text:style-name="P1"><text:span text:style-name="T1">LEONORA</text:span><text:span text:style-name="T2"><text:line-break/></text:span><text:span text:style-name="T1">E fia ver? Io m’abbandono,</text:span><text:span text:style-name="T2"><text:line-break/></text:span><text:span text:style-name="T1">m’abbandono alla gioia.</text:span><text:span text:style-name="T2"><text:line-break/></text:span><text:span text:style-name="T1">all’amor che m’inebria!</text:span><text:span text:style-name="T2"><text:line-break/></text:span><text:span text:style-name="T1">Del tuo cor m’e reso il trono,</text:span><text:span text:style-name="T2"><text:line-break/></text:span><text:span text:style-name="T1">pago appieno é il mio desir.</text:span><text:span text:style-name="T2"><text:line-break/></text:span><text:span text:style-name="T1">Ma risponder non sa l’anima</text:span><text:span text:style-name="T2"><text:line-break/></text:span><text:span text:style-name="T1">a tua voce, al tuo pensiero.</text:span><text:span text:style-name="T2"><text:line-break/></text:span><text:span text:style-name="T1">Ah! Nascondi al mondo intero</text:span><text:span text:style-name="T2"><text:line-break/></text:span><text:span text:style-name="T1">la mia vita. il tuo soffrir!</text:span></text:p>
      <text:p text:style-name="P1"><text:span text:style-name="T1">FERNANDO</text:span><text:span text:style-name="T2"><text:line-break/></text:span><text:span text:style-name="T1">Fuggiam, fuggiam insieme!</text:span></text:p>
      <text:p text:style-name="P1"><text:span text:style-name="T1">LEONORA</text:span><text:span text:style-name="T2"><text:line-break/></text:span><text:span text:style-name="T1">Taci! É vana speme!</text:span></text:p>
      <text:p text:style-name="P1"><text:span text:style-name="T1">FRATELLI</text:span><text:span text:style-name="T2"><text:line-break/></text:span><text:span text:style-name="T1">Che sino al ciel…</text:span><text:span text:style-name="T2"><text:line-break/></text:span><text:span text:style-name="T1">nostra prece ascenda,</text:span><text:span text:style-name="T2"><text:line-break/></text:span><text:span text:style-name="T1">sulla tradita</text:span><text:span text:style-name="T2"><text:line-break/></text:span><text:span text:style-name="T1">che il duolo spegnea!</text:span></text:p>
      <text:p text:style-name="P1"><text:span text:style-name="T1">LEONORA</text:span><text:span text:style-name="T2"><text:line-break/></text:span><text:span text:style-name="T1">Odi tu quel concento?</text:span></text:p>
      <text:p text:style-name="P1"><text:span text:style-name="T1">FERNANDO</text:span><text:span text:style-name="T2"><text:line-break/></text:span><text:span text:style-name="T1">Fuggiam!</text:span></text:p>
      <text:p text:style-name="P1"><text:span text:style-name="T1">LEONORA</text:span><text:span text:style-name="T2"><text:line-break/></text:span><text:span text:style-name="T1">É il cielo che ti parla.</text:span></text:p>
      <text:p text:style-name="P1"><text:span text:style-name="T1">FERNANDO</text:span><text:span text:style-name="T2"><text:line-break/></text:span><text:span text:style-name="T1">Fuggiam! In te riposto</text:span><text:span text:style-name="T2"><text:line-break/></text:span><text:span text:style-name="T1">mio fato é sol. Vien!</text:span></text:p>
      <text:p text:style-name="P1"><text:span text:style-name="T1">LEONORA</text:span><text:span text:style-name="T2"><text:line-break/></text:span><text:span text:style-name="T1">Ah. no!</text:span></text:p>
      <text:p text:style-name="P1"><text:span text:style-name="T1">FERNANDO</text:span><text:span text:style-name="T2"><text:line-break/></text:span><text:span text:style-name="T1">Vien!</text:span></text:p>
      <text:p text:style-name="P1"><text:span text:style-name="T1">LEONORA</text:span><text:span text:style-name="T2"><text:line-break/></text:span><text:span text:style-name="T1">A Dio ti volgi!</text:span></text:p>
      <text:p text:style-name="P1"><text:span text:style-name="T1">FERNANDO</text:span><text:span text:style-name="T2"><text:line-break/></text:span><text:span text:style-name="T1">Or più forte e l’amor!</text:span></text:p>
      <text:p text:style-name="P1"><text:span text:style-name="T1">LEONORA, FERNANDO</text:span><text:span text:style-name="T2"><text:line-break/></text:span><text:span text:style-name="T1">Vieni, ah vien! Io m’abbandono,</text:span><text:span text:style-name="T2"><text:line-break/></text:span><text:span text:style-name="T1">m’abbandono alla gioia. ecc.</text:span></text:p>
      <text:p text:style-name="P1"><text:span text:style-name="T1">FERNANDO</text:span><text:span text:style-name="T2"><text:line-break/></text:span><text:span text:style-name="T1">Fuggiam…</text:span></text:p>
      <text:p text:style-name="P1"><text:span text:style-name="T1">LEONORA</text:span><text:span text:style-name="T2"><text:line-break/></text:span><text:span text:style-name="T1">Ah!</text:span></text:p>
      <text:p text:style-name="P1"><text:span text:style-name="T1">FERNANDO</text:span><text:span text:style-name="T2"><text:line-break/></text:span><text:span text:style-name="T1">…fuggiam!</text:span></text:p>
      <text:p text:style-name="P1"><text:span text:style-name="T1">LEONORA</text:span><text:span text:style-name="T2"><text:line-break/></text:span><text:span text:style-name="T1">Fernando!… Évano!</text:span></text:p>
      <text:p text:style-name="P1"><text:span text:style-name="T1">FERNANDO</text:span><text:span text:style-name="T2"><text:line-break/></text:span><text:span text:style-name="T1">Ah! Leonora! Mia Leonora!</text:span></text:p>
      <text:p text:style-name="P1"><text:span text:style-name="T1">LEONORA</text:span><text:span text:style-name="T2"><text:line-break/></text:span><text:span text:style-name="T1">Il fier tormento…</text:span><text:span text:style-name="T2"><text:line-break/></text:span><text:span text:style-name="T1">la mia vita é compiuta…</text:span></text:p>
      <text:p text:style-name="P1"><text:span text:style-name="T1">FERNANDO</text:span><text:span text:style-name="T2"><text:line-break/></text:span><text:span text:style-name="T1">O cielo! Leonora!</text:span></text:p>
      <text:p text:style-name="P1"><text:span text:style-name="T1">LEONORA</text:span><text:span text:style-name="T2"><text:line-break/></text:span><text:span text:style-name="T1">Io muoio perdonata.</text:span><text:span text:style-name="T2"><text:line-break/></text:span><text:span text:style-name="T1">Fernando. e son beata!</text:span><text:span text:style-name="T2"><text:line-break/></text:span><text:span text:style-name="T1">Oltre la tomba</text:span><text:span text:style-name="T2"><text:line-break/></text:span><text:span text:style-name="T1">saremo riuniti.</text:span><text:span text:style-name="T2"><text:line-break/></text:span><text:span text:style-name="T1">Addio! Addio!</text:span></text:p>
      <text:p text:style-name="P1"><text:span text:style-name="T1">FERNANDO</text:span><text:span text:style-name="T2"><text:line-break/></text:span><text:span text:style-name="T1">Leonora!</text:span></text:p>
      <text:p text:style-name="P1"><text:span text:style-name="T1">LEONORA</text:span><text:span text:style-name="T2"><text:line-break/></text:span><text:span text:style-name="T1">Ah!</text:span></text:p>
      <text:p text:style-name="P1"><text:span text:style-name="T1">FERNANDO</text:span><text:span text:style-name="T2"><text:line-break/></text:span><text:span text:style-name="T1">E spenta!</text:span></text:p>
      <text:p text:style-name="P1"><text:span text:style-name="T1">F I N 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</meta:generator>
  </office:meta>
</office:document-meta>
</file>